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Mono" svg:font-family="'Noto Sans Mono'" style:font-family-generic="swiss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3598in"/>
    </style:style>
    <style:style style:name="co4" style:family="table-column">
      <style:table-column-properties fo:break-before="auto" style:column-width="0.5591in"/>
    </style:style>
    <style:style style:name="co5" style:family="table-column">
      <style:table-column-properties fo:break-before="auto" style:column-width="0.8346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4972in"/>
    </style:style>
    <style:style style:name="co9" style:family="table-column">
      <style:table-column-properties fo:break-before="auto" style:column-width="0.5437in"/>
    </style:style>
    <style:style style:name="co10" style:family="table-column">
      <style:table-column-properties fo:break-before="auto" style:column-width="1.140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791in"/>
    </style:style>
    <style:style style:name="co13" style:family="table-column">
      <style:table-column-properties fo:break-before="auto" style:column-width="1.7535in"/>
    </style:style>
    <style:style style:name="co14" style:family="table-column">
      <style:table-column-properties fo:break-before="auto" style:column-width="3.3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/>
    <style:style style:name="ce8" style:family="table-cell" style:parent-style-name="Default" style:data-style-name="N2"/>
    <style:style style:name="ce7" style:family="table-cell" style:parent-style-name="Default">
      <style:table-cell-properties fo:background-color="#f6f9d4"/>
    </style:style>
    <style:style style:name="ce11" style:family="table-cell" style:parent-style-name="Default">
      <style:table-cell-properties fo:background-color="#dedce6"/>
    </style:style>
    <style:style style:name="ce12" style:family="table-cell" style:parent-style-name="Default" style:data-style-name="N123"/>
    <style:style style:name="ce13" style:family="table-cell" style:parent-style-name="Default">
      <style:text-properties style:font-name="Noto Sans Mono"/>
    </style:style>
    <style:style style:name="ce14" style:family="table-cell" style:parent-style-name="Default" style:data-style-name="N130">
      <style:text-properties style:font-name="Noto Sans Mono"/>
    </style:style>
    <style:style style:name="ce15" style:family="table-cell" style:parent-style-name="Default" style:data-style-name="N129">
      <style:text-properties style:font-name="Noto Sans Mono"/>
    </style:style>
    <style:style style:name="ce16" style:family="table-cell" style:parent-style-name="Default" style:data-style-name="N129">
      <style:text-properties style:text-outline="false" style:text-line-through-style="none" style:text-line-through-type="none" style:font-name="Noto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verage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]/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3]+[.D2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]/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4]+[.D3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]/[.F4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5]+[.D4]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5]/[.F5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6]+[.D5]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6]/[.F6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7]+[.D6]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7]/[.F7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8]+[.D7]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8]/[.F8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9]+[.D8]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9]/[.F9]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0]+[.D9]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10]/[.F1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1]+[.D10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11]/[.F11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2]+[.D11]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12]/[.F12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3]+[.D12]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13]/[.F13]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4]+[.D13]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14]/[.F14]" office:value-type="float" office:value="0.461538461538462" calcext:value-type="float">
            <text:p>0.461538461538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5]+[.D14]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15]/[.F15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6]+[.D15]"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16]/[.F16]" office:value-type="float" office:value="0.4" calcext:value-type="float">
            <text:p>0.4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0]/[.F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1]+[.D20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21]/[.F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22]+[.D21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22]/[.F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3]+[.D22]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23]/[.F23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4]+[.D23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24]/[.F2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5]+[.D24]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25]/[.F25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6]+[.D25]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26]/[.F26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27]+[.D26]"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27]/[.F27]"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8]+[.D27]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28]/[.F28]" office:value-type="float" office:value="1.22222222222222" calcext:value-type="float">
            <text:p>1.22222222222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9]+[.D28]"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29]/[.F29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30]+[.D29]"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30]/[.F30]" office:value-type="float" office:value="1.18181818181818" calcext:value-type="float">
            <text:p>1.181818181818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31]+[.D30]"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31]/[.F31]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2]+[.D31]"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32]/[.F32]" office:value-type="float" office:value="1.69230769230769" calcext:value-type="float">
            <text:p>1.692307692307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3]+[.D32]"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33]/[.F33]" office:value-type="float" office:value="1.57142857142857" calcext:value-type="float">
            <text:p>1.5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4]+[.D33]" office:value-type="float" office:value="22" calcext:value-type="float">
            <text:p>2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34]/[.F34]" office:value-type="float" office:value="1.46666666666667" calcext:value-type="float">
            <text:p>1.46666666666667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38]/[.F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9]+[.D38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9]/[.F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C40]+[.D39]" office:value-type="float" office:value="3.3" calcext:value-type="float">
            <text:p>3.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0]/[.F40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41]+[.D40]" office:value-type="float" office:value="3.4" calcext:value-type="float">
            <text:p>3.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41]/[.F41]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2]+[.D41]" office:value-type="float" office:value="3.4" calcext:value-type="float">
            <text:p>3.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42]/[.F42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[.C43]+[.D42]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43]/[.F43]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4]+[.D43]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44]/[.F44]"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</text:p>
          </table:table-cell>
          <table:table-cell table:formula="of:=[.C45]+[.D44]" office:value-type="float" office:value="12.2" calcext:value-type="float">
            <text:p>12.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45]/[.F45]"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6]+[.D45]" office:value-type="float" office:value="12.2" calcext:value-type="float">
            <text:p>12.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46]/[.F46]" office:value-type="float" office:value="1.35555555555556" calcext:value-type="float">
            <text:p>1.35555555555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C47]+[.D46]" office:value-type="float" office:value="12.5" calcext:value-type="float">
            <text:p>12.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47]/[.F47]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[.C48]+[.D47]" office:value-type="float" office:value="14.7" calcext:value-type="float">
            <text:p>14.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48]/[.F48]" office:value-type="float" office:value="1.33636363636364" calcext:value-type="float">
            <text:p>1.3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</text:p>
          </table:table-cell>
          <table:table-cell table:formula="of:=[.C49]+[.D48]" office:value-type="float" office:value="22.8" calcext:value-type="float">
            <text:p>22.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49]/[.F49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</text:p>
          </table:table-cell>
          <table:table-cell table:formula="of:=[.C50]+[.D49]" office:value-type="float" office:value="24.7" calcext:value-type="float">
            <text:p>24.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50]/[.F50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51]+[.D50]" office:value-type="float" office:value="24.8" calcext:value-type="float">
            <text:p>24.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51]/[.F51]" office:value-type="float" office:value="1.77142857142857" calcext:value-type="float">
            <text:p>1.7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52]+[.D51]" office:value-type="float" office:value="24.8" calcext:value-type="float">
            <text:p>24.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52]/[.F52]" office:value-type="float" office:value="1.65333333333333" calcext:value-type="float">
            <text:p>1.65333333333333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C56]" office:value-type="float" office:value="0" calcext:value-type="float">
            <text:p>0</text:p>
          </table:table-cell>
          <table:table-cell/>
          <table:table-cell table:formula="of:=IF([.B56]&gt;0;1;0)" office:value-type="float" office:value="0" calcext:value-type="float">
            <text:p>0</text:p>
          </table:table-cell>
          <table:table-cell/>
          <table:table-cell table:formula="of:=[.D56]/[.F5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57]&gt;0;[.C57]+[.D56];0)" office:value-type="float" office:value="0" calcext:value-type="float">
            <text:p>0</text:p>
          </table:table-cell>
          <table:table-cell/>
          <table:table-cell table:formula="of:=IF([.B57]&gt;0;[.F56]+1;0)" office:value-type="float" office:value="0" calcext:value-type="float">
            <text:p>0</text:p>
          </table:table-cell>
          <table:table-cell/>
          <table:table-cell table:formula="of:=[.D57]/[.F5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formula="of:=IF([.B58]&gt;0;[.C58]+[.D57];0)" office:value-type="float" office:value="0" calcext:value-type="float">
            <text:p>0</text:p>
          </table:table-cell>
          <table:table-cell/>
          <table:table-cell table:formula="of:=IF([.B58]&gt;0;[.F57]+1;0)" office:value-type="float" office:value="0" calcext:value-type="float">
            <text:p>0</text:p>
          </table:table-cell>
          <table:table-cell/>
          <table:table-cell table:formula="of:=[.D58]/[.F5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IF([.B59]&gt;0;[.C59]+[.D58];0)" office:value-type="float" office:value="0.1" calcext:value-type="float">
            <text:p>0.1</text:p>
          </table:table-cell>
          <table:table-cell/>
          <table:table-cell table:formula="of:=IF([.B59]&gt;0;[.F58]+1;0)" office:value-type="float" office:value="1" calcext:value-type="float">
            <text:p>1</text:p>
          </table:table-cell>
          <table:table-cell/>
          <table:table-cell table:formula="of:=[.D59]/[.F59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&gt;0;[.C60]+[.D59];0)" office:value-type="float" office:value="0.1" calcext:value-type="float">
            <text:p>0.1</text:p>
          </table:table-cell>
          <table:table-cell/>
          <table:table-cell table:formula="of:=IF([.B60]&gt;0;[.F59]+1;0)" office:value-type="float" office:value="2" calcext:value-type="float">
            <text:p>2</text:p>
          </table:table-cell>
          <table:table-cell/>
          <table:table-cell table:formula="of:=[.D60]/[.F60]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formula="of:=IF([.B61]&gt;0;[.C61]+[.D60];0)" office:value-type="float" office:value="1.7" calcext:value-type="float">
            <text:p>1.7</text:p>
          </table:table-cell>
          <table:table-cell/>
          <table:table-cell table:formula="of:=IF([.B61]&gt;0;[.F60]+1;0)" office:value-type="float" office:value="3" calcext:value-type="float">
            <text:p>3</text:p>
          </table:table-cell>
          <table:table-cell/>
          <table:table-cell table:formula="of:=[.D61]/[.F61]"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&gt;0;[.C62]+[.D61];0)" office:value-type="float" office:value="1.7" calcext:value-type="float">
            <text:p>1.7</text:p>
          </table:table-cell>
          <table:table-cell/>
          <table:table-cell table:formula="of:=IF([.B62]&gt;0;[.F61]+1;0)" office:value-type="float" office:value="4" calcext:value-type="float">
            <text:p>4</text:p>
          </table:table-cell>
          <table:table-cell/>
          <table:table-cell table:formula="of:=[.D62]/[.F62]"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table:formula="of:=IF([.B63]&gt;0;[.C63]+[.D62];0)" office:value-type="float" office:value="8.9" calcext:value-type="float">
            <text:p>8.9</text:p>
          </table:table-cell>
          <table:table-cell/>
          <table:table-cell table:formula="of:=IF([.B63]&gt;0;[.F62]+1;0)" office:value-type="float" office:value="5" calcext:value-type="float">
            <text:p>5</text:p>
          </table:table-cell>
          <table:table-cell/>
          <table:table-cell table:formula="of:=[.D63]/[.F63]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4]&gt;0;[.C64]+[.D63];0)" office:value-type="float" office:value="8.9" calcext:value-type="float">
            <text:p>8.9</text:p>
          </table:table-cell>
          <table:table-cell/>
          <table:table-cell table:formula="of:=IF([.B64]&gt;0;[.F63]+1;0)" office:value-type="float" office:value="6" calcext:value-type="float">
            <text:p>6</text:p>
          </table:table-cell>
          <table:table-cell/>
          <table:table-cell table:formula="of:=[.D64]/[.F64]" office:value-type="float" office:value="1.48333333333333" calcext:value-type="float">
            <text:p>1.48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IF([.B65]&gt;0;[.C65]+[.D64];0)" office:value-type="float" office:value="9.2" calcext:value-type="float">
            <text:p>9.2</text:p>
          </table:table-cell>
          <table:table-cell/>
          <table:table-cell table:formula="of:=IF([.B65]&gt;0;[.F64]+1;0)" office:value-type="float" office:value="7" calcext:value-type="float">
            <text:p>7</text:p>
          </table:table-cell>
          <table:table-cell/>
          <table:table-cell table:formula="of:=[.D65]/[.F65]" office:value-type="float" office:value="1.31428571428571" calcext:value-type="float">
            <text:p>1.31428571428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IF([.B66]&gt;0;[.C66]+[.D65];0)" office:value-type="float" office:value="11.4" calcext:value-type="float">
            <text:p>11.4</text:p>
          </table:table-cell>
          <table:table-cell/>
          <table:table-cell table:formula="of:=IF([.B66]&gt;0;[.F65]+1;0)" office:value-type="float" office:value="8" calcext:value-type="float">
            <text:p>8</text:p>
          </table:table-cell>
          <table:table-cell/>
          <table:table-cell table:formula="of:=[.D66]/[.F66]"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formula="of:=IF([.B67]&gt;0;[.C67]+[.D66];0)" office:value-type="float" office:value="0" calcext:value-type="float">
            <text:p>0</text:p>
          </table:table-cell>
          <table:table-cell/>
          <table:table-cell table:formula="of:=IF([.B67]&gt;0;[.F66]+1;0)" office:value-type="float" office:value="0" calcext:value-type="float">
            <text:p>0</text:p>
          </table:table-cell>
          <table:table-cell/>
          <table:table-cell table:formula="of:=[.D67]/[.F6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formula="of:=IF([.B68]&gt;0;[.C68]+[.D67];0)" office:value-type="float" office:value="0" calcext:value-type="float">
            <text:p>0</text:p>
          </table:table-cell>
          <table:table-cell/>
          <table:table-cell table:formula="of:=IF([.B68]&gt;0;[.F67]+1;0)" office:value-type="float" office:value="0" calcext:value-type="float">
            <text:p>0</text:p>
          </table:table-cell>
          <table:table-cell/>
          <table:table-cell table:formula="of:=[.D68]/[.F6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IF([.B69]&gt;0;[.C69]+[.D68];0)" office:value-type="float" office:value="0" calcext:value-type="float">
            <text:p>0</text:p>
          </table:table-cell>
          <table:table-cell/>
          <table:table-cell table:formula="of:=IF([.B69]&gt;0;[.F68]+1;0)" office:value-type="float" office:value="0" calcext:value-type="float">
            <text:p>0</text:p>
          </table:table-cell>
          <table:table-cell/>
          <table:table-cell table:formula="of:=[.D69]/[.F6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70]&gt;0;[.C70]+[.D69];0)" office:value-type="float" office:value="0" calcext:value-type="float">
            <text:p>0</text:p>
          </table:table-cell>
          <table:table-cell/>
          <table:table-cell table:formula="of:=IF([.B70]&gt;0;[.F69]+1;0)" office:value-type="float" office:value="0" calcext:value-type="float">
            <text:p>0</text:p>
          </table:table-cell>
          <table:table-cell/>
          <table:table-cell table:formula="of:=[.D70]/[.F70]" office:value-type="string" office:string-value="" calcext:value-type="error">
            <text:p>#DIV/0!</text:p>
          </table:table-cell>
        </table:table-row>
      </table:table>
      <table:table table:name="DetectOpCycle" table:style-name="ta1">
        <table:shapes>
          <draw:frame draw:z-index="0" draw:style-name="gr1" draw:text-style-name="P1" svg:width="8.2933in" svg:height="4.778in" svg:x="6.048in" svg:y="0.8244in">
            <draw:object draw:notify-on-update-of-ranges="DetectOpCycle.C4:DetectOpCycle.C4 DetectOpCycle.C5:DetectOpCycle.C68 DetectOpCycle.J4:DetectOpCycle.J4 DetectOpCycle.J5:DetectOpCycle.J68 DetectOpCycle.D4:DetectOpCycle.D4 DetectOpCycle.D5:DetectOpCycle.D68 DetectOpCycle.I4:DetectOpCycle.I4 DetectOpCycle.I5:DetectOpCycle.I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Default"/>
        <table:table-column table:style-name="co4" table:default-cell-style-name="ce8"/>
        <table:table-column table:style-name="co1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5" table:default-cell-style-name="Default"/>
        <table:table-row table:style-name="ro1">
          <table:table-cell table:style-name="Default" office:value-type="string" calcext:value-type="string">
            <text:p>OpCycleThreshold:</text:p>
          </table:table-cell>
          <table:table-cell/>
          <table:table-cell table:style-name="Default"/>
          <table:table-cell table:style-name="Default" office:value-type="float" office:value="0.05" calcext:value-type="float">
            <text:p>0.05</text:p>
          </table:table-cell>
          <table:table-cell table:formula="of:=&quot;( &quot; &amp; [.D1]*100 &amp; &quot; %)&quot;" office:value-type="string" office:string-value="( 5 %)" calcext:value-type="string">
            <text:p>( 5 %)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Nom: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Default" office:value-type="string" calcext:value-type="string">
            <text:p>factor: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s/>=&gt;</text:p>
          </table:table-cell>
          <table:table-cell table:style-name="ce2" table:formula="of:=1/factor" office:value-type="float" office:value="0.125" calcext:value-type="float">
            <text:p>0.125</text:p>
          </table:table-cell>
          <table:table-cell table:number-columns-repeated="19"/>
          <table:table-cell office:value-type="string" calcext:value-type="string">
            <text:p>craneEigenValue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mooth</text:p>
          </table:table-cell>
          <table:table-cell table:style-name="ce1" office:value-type="string" calcext:value-type="string">
            <text:p>In – Out</text:p>
          </table:table-cell>
          <table:table-cell table:style-name="ce1" office:value-type="string" calcext:value-type="string">
            <text:p>In – Out/factor</text:p>
          </table:table-cell>
          <table:table-cell table:style-name="ce1" office:value-type="string" calcext:value-type="string">
            <text:p>threshold</text:p>
          </table:table-cell>
          <table:table-cell table:style-name="ce1"/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Out</text:p>
          </table:table-cell>
          <table:table-cell table:number-columns-repeated="10"/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w3(div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op_cycle_threshokd" office:value-type="float" office:value="0.05" calcext:value-type="float">
            <text:p>0.05</text:p>
          </table:table-cell>
          <table:table-cell table:formula="of:=nom*[.G5]" office:value-type="float" office:value="7.5" calcext:value-type="float">
            <text:p>7.5</text:p>
          </table:table-cell>
          <table:table-cell table:formula="of:=IF([.D5]&gt;nom*[.G5];nom;0)" office:value-type="float" office:value="0" calcext:value-type="float">
            <text:p>0</text:p>
          </table:table-cell>
          <table:table-cell table:formula="of:=IF([.I5] &gt; [.H5];nom;0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]+[.E6]" office:value-type="float" office:value="0" calcext:value-type="float">
            <text:p>0</text:p>
          </table:table-cell>
          <table:table-cell table:formula="of:=[.C6]-[.D5]" office:value-type="float" office:value="0" calcext:value-type="float">
            <text:p>0</text:p>
          </table:table-cell>
          <table:table-cell table:formula="of:=[.E6]/factor" office:value-type="float" office:value="0" calcext:value-type="float">
            <text:p>0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]" office:value-type="float" office:value="7.5" calcext:value-type="float">
            <text:p>7.5</text:p>
          </table:table-cell>
          <table:table-cell table:formula="of:=IF(  ABS([.I5]-[.D6]) &gt;  nom*[.G6];[.D6];[.I5])" office:value-type="float" office:value="0" calcext:value-type="float">
            <text:p>0</text:p>
          </table:table-cell>
          <table:table-cell table:formula="of:=IF([.I6] &gt; [.H6];nom;0)" office:value-type="float" office:value="0" calcext:value-type="float">
            <text:p>0</text:p>
          </table:table-cell>
          <table:table-cell table:number-columns-repeated="10"/>
          <table:table-cell table:formula="of:=[.U5]+IF([.J6]&gt;0;1;0)" office:value-type="float" office:value="0" calcext:value-type="float">
            <text:p>0</text:p>
          </table:table-cell>
          <table:table-cell table:formula="of:=[.V5] + [.C6] * IF([.J6]&gt;0;1;0)" office:value-type="float" office:value="0" calcext:value-type="float">
            <text:p>0</text:p>
          </table:table-cell>
          <table:table-cell table:formula="of:=IF([.J6] &gt; 0; [.V6]/[.U6]; 0)" office:value-type="float" office:value="0" calcext:value-type="float">
            <text:p>0</text:p>
          </table:table-cell>
          <table:table-cell table:formula="of:=([.W6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0</text:p>
          </table:table-cell>
          <table:table-cell table:formula="of:=[.D6]+[.F7]" office:value-type="float" office:value="0.4125" calcext:value-type="float">
            <text:p>0.4125</text:p>
          </table:table-cell>
          <table:table-cell table:formula="of:=[.C7]-[.D6]" office:value-type="float" office:value="3.3" calcext:value-type="float">
            <text:p>3.3</text:p>
          </table:table-cell>
          <table:table-cell table:formula="of:=[.E7]/factor" office:value-type="float" office:value="0.4125" calcext:value-type="float">
            <text:p>0.41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7]" office:value-type="float" office:value="7.5" calcext:value-type="float">
            <text:p>7.5</text:p>
          </table:table-cell>
          <table:table-cell table:formula="of:=IF(  ABS([.I6]-[.D7]) &gt;  nom*[.G7];[.D7];[.I6])" office:value-type="float" office:value="0" calcext:value-type="float">
            <text:p>0</text:p>
          </table:table-cell>
          <table:table-cell table:formula="of:=IF([.I7] &gt; [.H7];nom;0)" office:value-type="float" office:value="0" calcext:value-type="float">
            <text:p>0</text:p>
          </table:table-cell>
          <table:table-cell table:number-columns-repeated="10"/>
          <table:table-cell table:formula="of:=[.U6]+IF([.J7]&gt;0;1;0)" office:value-type="float" office:value="0" calcext:value-type="float">
            <text:p>0</text:p>
          </table:table-cell>
          <table:table-cell table:formula="of:=[.V6] + [.C7] * IF([.J7]&gt;0;1;0)" office:value-type="float" office:value="0" calcext:value-type="float">
            <text:p>0</text:p>
          </table:table-cell>
          <table:table-cell table:formula="of:=IF([.J7] &gt; 0; [.V7]/[.U7]; 0)" office:value-type="float" office:value="0" calcext:value-type="float">
            <text:p>0</text:p>
          </table:table-cell>
          <table:table-cell table:formula="of:=([.W7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7]+[.F8]" office:value-type="float" office:value="0.3734375" calcext:value-type="float">
            <text:p>0.3734375</text:p>
          </table:table-cell>
          <table:table-cell table:formula="of:=[.C8]-[.D7]" office:value-type="float" office:value="-0.3125" calcext:value-type="float">
            <text:p>-0.3125</text:p>
          </table:table-cell>
          <table:table-cell table:formula="of:=[.E8]/factor" office:value-type="float" office:value="-0.0390625" calcext:value-type="float">
            <text:p>-0.03906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8]" office:value-type="float" office:value="7.5" calcext:value-type="float">
            <text:p>7.5</text:p>
          </table:table-cell>
          <table:table-cell table:formula="of:=IF(  ABS([.I7]-[.D8]) &gt;  nom*[.G8];[.D8];[.I7])" office:value-type="float" office:value="0" calcext:value-type="float">
            <text:p>0</text:p>
          </table:table-cell>
          <table:table-cell table:formula="of:=IF([.I8] &gt; [.H8];nom;0)" office:value-type="float" office:value="0" calcext:value-type="float">
            <text:p>0</text:p>
          </table:table-cell>
          <table:table-cell table:number-columns-repeated="10"/>
          <table:table-cell table:formula="of:=[.U7]+IF([.J8]&gt;0;1;0)" office:value-type="float" office:value="0" calcext:value-type="float">
            <text:p>0</text:p>
          </table:table-cell>
          <table:table-cell table:formula="of:=[.V7] + [.C8] * IF([.J8]&gt;0;1;0)" office:value-type="float" office:value="0" calcext:value-type="float">
            <text:p>0</text:p>
          </table:table-cell>
          <table:table-cell table:formula="of:=IF([.J8] &gt; 0; [.V8]/[.U8]; 0)" office:value-type="float" office:value="0" calcext:value-type="float">
            <text:p>0</text:p>
          </table:table-cell>
          <table:table-cell table:formula="of:=([.W8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8]+[.F9]" office:value-type="float" office:value="0.3267578125" calcext:value-type="float">
            <text:p>0.3267578125</text:p>
          </table:table-cell>
          <table:table-cell table:formula="of:=[.C9]-[.D8]" office:value-type="float" office:value="-0.3734375" calcext:value-type="float">
            <text:p>-0.3734375</text:p>
          </table:table-cell>
          <table:table-cell table:formula="of:=[.E9]/factor" office:value-type="float" office:value="-0.0466796875" calcext:value-type="float">
            <text:p>-0.046679687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9]" office:value-type="float" office:value="7.5" calcext:value-type="float">
            <text:p>7.5</text:p>
          </table:table-cell>
          <table:table-cell table:formula="of:=IF(  ABS([.I8]-[.D9]) &gt;  nom*[.G9];[.D9];[.I8])" office:value-type="float" office:value="0" calcext:value-type="float">
            <text:p>0</text:p>
          </table:table-cell>
          <table:table-cell table:formula="of:=IF([.I9] &gt; [.H9];nom;0)" office:value-type="float" office:value="0" calcext:value-type="float">
            <text:p>0</text:p>
          </table:table-cell>
          <table:table-cell table:number-columns-repeated="10"/>
          <table:table-cell table:formula="of:=[.U8]+IF([.J9]&gt;0;1;0)" office:value-type="float" office:value="0" calcext:value-type="float">
            <text:p>0</text:p>
          </table:table-cell>
          <table:table-cell table:formula="of:=[.V8] + [.C9] * IF([.J9]&gt;0;1;0)" office:value-type="float" office:value="0" calcext:value-type="float">
            <text:p>0</text:p>
          </table:table-cell>
          <table:table-cell table:formula="of:=IF([.J9] &gt; 0; [.V9]/[.U9]; 0)" office:value-type="float" office:value="0" calcext:value-type="float">
            <text:p>0</text:p>
          </table:table-cell>
          <table:table-cell table:formula="of:=([.W9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0</text:p>
          </table:table-cell>
          <table:table-cell table:formula="of:=[.D9]+[.F10]" office:value-type="float" office:value="0.4859130859375" calcext:value-type="float">
            <text:p>0.4859130859375</text:p>
          </table:table-cell>
          <table:table-cell table:formula="of:=[.C10]-[.D9]" office:value-type="float" office:value="1.2732421875" calcext:value-type="float">
            <text:p>1.2732421875</text:p>
          </table:table-cell>
          <table:table-cell table:formula="of:=[.E10]/factor" office:value-type="float" office:value="0.1591552734375" calcext:value-type="float">
            <text:p>0.159155273437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0]" office:value-type="float" office:value="7.5" calcext:value-type="float">
            <text:p>7.5</text:p>
          </table:table-cell>
          <table:table-cell table:formula="of:=IF(  ABS([.I9]-[.D10]) &gt;  nom*[.G10];[.D10];[.I9])" office:value-type="float" office:value="0" calcext:value-type="float">
            <text:p>0</text:p>
          </table:table-cell>
          <table:table-cell table:formula="of:=IF([.I10] &gt; [.H10];nom;0)" office:value-type="float" office:value="0" calcext:value-type="float">
            <text:p>0</text:p>
          </table:table-cell>
          <table:table-cell table:number-columns-repeated="10"/>
          <table:table-cell table:formula="of:=[.U9]+IF([.J10]&gt;0;1;0)" office:value-type="float" office:value="0" calcext:value-type="float">
            <text:p>0</text:p>
          </table:table-cell>
          <table:table-cell table:formula="of:=[.V9] + [.C10] * IF([.J10]&gt;0;1;0)" office:value-type="float" office:value="0" calcext:value-type="float">
            <text:p>0</text:p>
          </table:table-cell>
          <table:table-cell table:formula="of:=IF([.J10] &gt; 0; [.V10]/[.U10]; 0)" office:value-type="float" office:value="0" calcext:value-type="float">
            <text:p>0</text:p>
          </table:table-cell>
          <table:table-cell table:formula="of:=([.W10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0]+[.F11]" office:value-type="float" office:value="0.425173950195313" calcext:value-type="float">
            <text:p>0.425173950195313</text:p>
          </table:table-cell>
          <table:table-cell table:formula="of:=[.C11]-[.D10]" office:value-type="float" office:value="-0.4859130859375" calcext:value-type="float">
            <text:p>-0.4859130859375</text:p>
          </table:table-cell>
          <table:table-cell table:formula="of:=[.E11]/factor" office:value-type="float" office:value="-0.0607391357421875" calcext:value-type="float">
            <text:p>-0.06073913574218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1]" office:value-type="float" office:value="7.5" calcext:value-type="float">
            <text:p>7.5</text:p>
          </table:table-cell>
          <table:table-cell table:formula="of:=IF(  ABS([.I10]-[.D11]) &gt;  nom*[.G11];[.D11];[.I10])" office:value-type="float" office:value="0" calcext:value-type="float">
            <text:p>0</text:p>
          </table:table-cell>
          <table:table-cell table:formula="of:=IF([.I11] &gt; [.H11];nom;0)" office:value-type="float" office:value="0" calcext:value-type="float">
            <text:p>0</text:p>
          </table:table-cell>
          <table:table-cell table:number-columns-repeated="10"/>
          <table:table-cell table:formula="of:=[.U10]+IF([.J11]&gt;0;1;0)" office:value-type="float" office:value="0" calcext:value-type="float">
            <text:p>0</text:p>
          </table:table-cell>
          <table:table-cell table:formula="of:=[.V10] + [.C11] * IF([.J11]&gt;0;1;0)" office:value-type="float" office:value="0" calcext:value-type="float">
            <text:p>0</text:p>
          </table:table-cell>
          <table:table-cell table:formula="of:=IF([.J11] &gt; 0; [.V11]/[.U11]; 0)" office:value-type="float" office:value="0" calcext:value-type="float">
            <text:p>0</text:p>
          </table:table-cell>
          <table:table-cell table:formula="of:=([.W11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0</text:p>
          </table:table-cell>
          <table:table-cell table:formula="of:=[.D11]+[.F12]" office:value-type="float" office:value="1.2720272064209" calcext:value-type="float">
            <text:p>1.2720272064209</text:p>
          </table:table-cell>
          <table:table-cell table:formula="of:=[.C12]-[.D11]" office:value-type="float" office:value="6.77482604980469" calcext:value-type="float">
            <text:p>6.77482604980469</text:p>
          </table:table-cell>
          <table:table-cell table:formula="of:=[.E12]/factor" office:value-type="float" office:value="0.846853256225586" calcext:value-type="float">
            <text:p>0.84685325622558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2]" office:value-type="float" office:value="7.5" calcext:value-type="float">
            <text:p>7.5</text:p>
          </table:table-cell>
          <table:table-cell table:formula="of:=IF(  ABS([.I11]-[.D12]) &gt;  nom*[.G12];[.D12];[.I11])" office:value-type="float" office:value="0" calcext:value-type="float">
            <text:p>0</text:p>
          </table:table-cell>
          <table:table-cell table:formula="of:=IF([.I12] &gt; [.H12];nom;0)" office:value-type="float" office:value="0" calcext:value-type="float">
            <text:p>0</text:p>
          </table:table-cell>
          <table:table-cell table:number-columns-repeated="10"/>
          <table:table-cell table:formula="of:=[.U11]+IF([.J12]&gt;0;1;0)" office:value-type="float" office:value="0" calcext:value-type="float">
            <text:p>0</text:p>
          </table:table-cell>
          <table:table-cell table:formula="of:=[.V11] + [.C12] * IF([.J12]&gt;0;1;0)" office:value-type="float" office:value="0" calcext:value-type="float">
            <text:p>0</text:p>
          </table:table-cell>
          <table:table-cell table:formula="of:=IF([.J12] &gt; 0; [.V12]/[.U12]; 0)" office:value-type="float" office:value="0" calcext:value-type="float">
            <text:p>0</text:p>
          </table:table-cell>
          <table:table-cell table:formula="of:=([.W12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2]+[.F13]" office:value-type="float" office:value="1.11302380561829" calcext:value-type="float">
            <text:p>1.11302380561829</text:p>
          </table:table-cell>
          <table:table-cell table:formula="of:=[.C13]-[.D12]" office:value-type="float" office:value="-1.2720272064209" calcext:value-type="float">
            <text:p>-1.2720272064209</text:p>
          </table:table-cell>
          <table:table-cell table:formula="of:=[.E13]/factor" office:value-type="float" office:value="-0.159003400802612" calcext:value-type="float">
            <text:p>-0.15900340080261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3]" office:value-type="float" office:value="7.5" calcext:value-type="float">
            <text:p>7.5</text:p>
          </table:table-cell>
          <table:table-cell table:formula="of:=IF(  ABS([.I12]-[.D13]) &gt;  nom*[.G13];[.D13];[.I12])" office:value-type="float" office:value="0" calcext:value-type="float">
            <text:p>0</text:p>
          </table:table-cell>
          <table:table-cell table:formula="of:=IF([.I13] &gt; [.H13];nom;0)" office:value-type="float" office:value="0" calcext:value-type="float">
            <text:p>0</text:p>
          </table:table-cell>
          <table:table-cell table:number-columns-repeated="10"/>
          <table:table-cell table:formula="of:=[.U12]+IF([.J13]&gt;0;1;0)" office:value-type="float" office:value="0" calcext:value-type="float">
            <text:p>0</text:p>
          </table:table-cell>
          <table:table-cell table:formula="of:=[.V12] + [.C13] * IF([.J13]&gt;0;1;0)" office:value-type="float" office:value="0" calcext:value-type="float">
            <text:p>0</text:p>
          </table:table-cell>
          <table:table-cell table:formula="of:=IF([.J13] &gt; 0; [.V13]/[.U13]; 0)" office:value-type="float" office:value="0" calcext:value-type="float">
            <text:p>0</text:p>
          </table:table-cell>
          <table:table-cell table:formula="of:=([.W13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13]+[.F14]" office:value-type="float" office:value="1.011395829916" calcext:value-type="float">
            <text:p>1.011395829916</text:p>
          </table:table-cell>
          <table:table-cell table:formula="of:=[.C14]-[.D13]" office:value-type="float" office:value="-0.813023805618286" calcext:value-type="float">
            <text:p>-0.813023805618286</text:p>
          </table:table-cell>
          <table:table-cell table:formula="of:=[.E14]/factor" office:value-type="float" office:value="-0.101627975702286" calcext:value-type="float">
            <text:p>-0.10162797570228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4]" office:value-type="float" office:value="7.5" calcext:value-type="float">
            <text:p>7.5</text:p>
          </table:table-cell>
          <table:table-cell table:formula="of:=IF(  ABS([.I13]-[.D14]) &gt;  nom*[.G14];[.D14];[.I13])" office:value-type="float" office:value="0" calcext:value-type="float">
            <text:p>0</text:p>
          </table:table-cell>
          <table:table-cell table:formula="of:=IF([.I14] &gt; [.H14];nom;0)" office:value-type="float" office:value="0" calcext:value-type="float">
            <text:p>0</text:p>
          </table:table-cell>
          <table:table-cell table:number-columns-repeated="10"/>
          <table:table-cell table:formula="of:=[.U13]+IF([.J14]&gt;0;1;0)" office:value-type="float" office:value="0" calcext:value-type="float">
            <text:p>0</text:p>
          </table:table-cell>
          <table:table-cell table:formula="of:=[.V13] + [.C14] * IF([.J14]&gt;0;1;0)" office:value-type="float" office:value="0" calcext:value-type="float">
            <text:p>0</text:p>
          </table:table-cell>
          <table:table-cell table:formula="of:=IF([.J14] &gt; 0; [.V14]/[.U14]; 0)" office:value-type="float" office:value="0" calcext:value-type="float">
            <text:p>0</text:p>
          </table:table-cell>
          <table:table-cell table:formula="of:=([.W14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0</text:p>
          </table:table-cell>
          <table:table-cell table:formula="of:=[.D14]+[.F15]" office:value-type="float" office:value="1.1599713511765" calcext:value-type="float">
            <text:p>1.1599713511765</text:p>
          </table:table-cell>
          <table:table-cell table:formula="of:=[.C15]-[.D14]" office:value-type="float" office:value="1.188604170084" calcext:value-type="float">
            <text:p>1.188604170084</text:p>
          </table:table-cell>
          <table:table-cell table:formula="of:=[.E15]/factor" office:value-type="float" office:value="0.1485755212605" calcext:value-type="float">
            <text:p>0.148575521260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5]" office:value-type="float" office:value="7.5" calcext:value-type="float">
            <text:p>7.5</text:p>
          </table:table-cell>
          <table:table-cell table:formula="of:=IF(  ABS([.I14]-[.D15]) &gt;  nom*[.G15];[.D15];[.I14])" office:value-type="float" office:value="0" calcext:value-type="float">
            <text:p>0</text:p>
          </table:table-cell>
          <table:table-cell table:formula="of:=IF([.I15] &gt; [.H15];nom;0)" office:value-type="float" office:value="0" calcext:value-type="float">
            <text:p>0</text:p>
          </table:table-cell>
          <table:table-cell table:number-columns-repeated="10"/>
          <table:table-cell table:formula="of:=[.U14]+IF([.J15]&gt;0;1;0)" office:value-type="float" office:value="0" calcext:value-type="float">
            <text:p>0</text:p>
          </table:table-cell>
          <table:table-cell table:formula="of:=[.V14] + [.C15] * IF([.J15]&gt;0;1;0)" office:value-type="float" office:value="0" calcext:value-type="float">
            <text:p>0</text:p>
          </table:table-cell>
          <table:table-cell table:formula="of:=IF([.J15] &gt; 0; [.V15]/[.U15]; 0)" office:value-type="float" office:value="0" calcext:value-type="float">
            <text:p>0</text:p>
          </table:table-cell>
          <table:table-cell table:formula="of:=([.W15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0</text:p>
          </table:table-cell>
          <table:table-cell table:formula="of:=[.D15]+[.F16]" office:value-type="float" office:value="2.02747493227944" calcext:value-type="float">
            <text:p>2.02747493227944</text:p>
          </table:table-cell>
          <table:table-cell table:formula="of:=[.C16]-[.D15]" office:value-type="float" office:value="6.9400286488235" calcext:value-type="float">
            <text:p>6.9400286488235</text:p>
          </table:table-cell>
          <table:table-cell table:formula="of:=[.E16]/factor" office:value-type="float" office:value="0.867503581102937" calcext:value-type="float">
            <text:p>0.86750358110293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6]" office:value-type="float" office:value="7.5" calcext:value-type="float">
            <text:p>7.5</text:p>
          </table:table-cell>
          <table:table-cell table:formula="of:=IF(  ABS([.I15]-[.D16]) &gt;  nom*[.G16];[.D16];[.I15])" office:value-type="float" office:value="0" calcext:value-type="float">
            <text:p>0</text:p>
          </table:table-cell>
          <table:table-cell table:formula="of:=IF([.I16] &gt; [.H16];nom;0)" office:value-type="float" office:value="0" calcext:value-type="float">
            <text:p>0</text:p>
          </table:table-cell>
          <table:table-cell table:number-columns-repeated="10"/>
          <table:table-cell table:formula="of:=[.U15]+IF([.J16]&gt;0;1;0)" office:value-type="float" office:value="0" calcext:value-type="float">
            <text:p>0</text:p>
          </table:table-cell>
          <table:table-cell table:formula="of:=[.V15] + [.C16] * IF([.J16]&gt;0;1;0)" office:value-type="float" office:value="0" calcext:value-type="float">
            <text:p>0</text:p>
          </table:table-cell>
          <table:table-cell table:formula="of:=IF([.J16] &gt; 0; [.V16]/[.U16]; 0)" office:value-type="float" office:value="0" calcext:value-type="float">
            <text:p>0</text:p>
          </table:table-cell>
          <table:table-cell table:formula="of:=([.W16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0</text:p>
          </table:table-cell>
          <table:table-cell table:formula="of:=[.D16]+[.F17]" office:value-type="float" office:value="2.01154056574451" calcext:value-type="float">
            <text:p>2.01154056574451</text:p>
          </table:table-cell>
          <table:table-cell table:formula="of:=[.C17]-[.D16]" office:value-type="float" office:value="-0.127474932279438" calcext:value-type="float">
            <text:p>-0.127474932279438</text:p>
          </table:table-cell>
          <table:table-cell table:formula="of:=[.E17]/factor" office:value-type="float" office:value="-0.0159343665349297" calcext:value-type="float">
            <text:p>-0.0159343665349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7]" office:value-type="float" office:value="7.5" calcext:value-type="float">
            <text:p>7.5</text:p>
          </table:table-cell>
          <table:table-cell table:formula="of:=IF(  ABS([.I16]-[.D17]) &gt;  nom*[.G17];[.D17];[.I16])" office:value-type="float" office:value="0" calcext:value-type="float">
            <text:p>0</text:p>
          </table:table-cell>
          <table:table-cell table:formula="of:=IF([.I17] &gt; [.H17];nom;0)" office:value-type="float" office:value="0" calcext:value-type="float">
            <text:p>0</text:p>
          </table:table-cell>
          <table:table-cell table:number-columns-repeated="10"/>
          <table:table-cell table:formula="of:=[.U16]+IF([.J17]&gt;0;1;0)" office:value-type="float" office:value="0" calcext:value-type="float">
            <text:p>0</text:p>
          </table:table-cell>
          <table:table-cell table:formula="of:=[.V16] + [.C17] * IF([.J17]&gt;0;1;0)" office:value-type="float" office:value="0" calcext:value-type="float">
            <text:p>0</text:p>
          </table:table-cell>
          <table:table-cell table:formula="of:=IF([.J17] &gt; 0; [.V17]/[.U17]; 0)" office:value-type="float" office:value="0" calcext:value-type="float">
            <text:p>0</text:p>
          </table:table-cell>
          <table:table-cell table:formula="of:=([.W17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17]+[.F18]" office:value-type="float" office:value="1.77259799502644" calcext:value-type="float">
            <text:p>1.77259799502644</text:p>
          </table:table-cell>
          <table:table-cell table:formula="of:=[.C18]-[.D17]" office:value-type="float" office:value="-1.91154056574451" calcext:value-type="float">
            <text:p>-1.91154056574451</text:p>
          </table:table-cell>
          <table:table-cell table:formula="of:=[.E18]/factor" office:value-type="float" office:value="-0.238942570718063" calcext:value-type="float">
            <text:p>-0.23894257071806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8]" office:value-type="float" office:value="7.5" calcext:value-type="float">
            <text:p>7.5</text:p>
          </table:table-cell>
          <table:table-cell table:formula="of:=IF(  ABS([.I17]-[.D18]) &gt;  nom*[.G18];[.D18];[.I17])" office:value-type="float" office:value="0" calcext:value-type="float">
            <text:p>0</text:p>
          </table:table-cell>
          <table:table-cell table:formula="of:=IF([.I18] &gt; [.H18];nom;0)" office:value-type="float" office:value="0" calcext:value-type="float">
            <text:p>0</text:p>
          </table:table-cell>
          <table:table-cell table:number-columns-repeated="10"/>
          <table:table-cell table:formula="of:=[.U17]+IF([.J18]&gt;0;1;0)" office:value-type="float" office:value="0" calcext:value-type="float">
            <text:p>0</text:p>
          </table:table-cell>
          <table:table-cell table:formula="of:=[.V17] + [.C18] * IF([.J18]&gt;0;1;0)" office:value-type="float" office:value="0" calcext:value-type="float">
            <text:p>0</text:p>
          </table:table-cell>
          <table:table-cell table:formula="of:=IF([.J18] &gt; 0; [.V18]/[.U18]; 0)" office:value-type="float" office:value="0" calcext:value-type="float">
            <text:p>0</text:p>
          </table:table-cell>
          <table:table-cell table:formula="of:=([.W18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8]+[.F19]" office:value-type="float" office:value="1.55102324564814" calcext:value-type="float">
            <text:p>1.55102324564814</text:p>
          </table:table-cell>
          <table:table-cell table:formula="of:=[.C19]-[.D18]" office:value-type="float" office:value="-1.77259799502644" calcext:value-type="float">
            <text:p>-1.77259799502644</text:p>
          </table:table-cell>
          <table:table-cell table:formula="of:=[.E19]/factor" office:value-type="float" office:value="-0.221574749378306" calcext:value-type="float">
            <text:p>-0.22157474937830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9]" office:value-type="float" office:value="7.5" calcext:value-type="float">
            <text:p>7.5</text:p>
          </table:table-cell>
          <table:table-cell table:formula="of:=IF(  ABS([.I18]-[.D19]) &gt;  nom*[.G19];[.D19];[.I18])" office:value-type="float" office:value="0" calcext:value-type="float">
            <text:p>0</text:p>
          </table:table-cell>
          <table:table-cell table:formula="of:=IF([.I19] &gt; [.H19];nom;0)" office:value-type="float" office:value="0" calcext:value-type="float">
            <text:p>0</text:p>
          </table:table-cell>
          <table:table-cell table:number-columns-repeated="10"/>
          <table:table-cell table:formula="of:=[.U18]+IF([.J19]&gt;0;1;0)" office:value-type="float" office:value="0" calcext:value-type="float">
            <text:p>0</text:p>
          </table:table-cell>
          <table:table-cell table:formula="of:=[.V18] + [.C19] * IF([.J19]&gt;0;1;0)" office:value-type="float" office:value="0" calcext:value-type="float">
            <text:p>0</text:p>
          </table:table-cell>
          <table:table-cell table:formula="of:=IF([.J19] &gt; 0; [.V19]/[.U19]; 0)" office:value-type="float" office:value="0" calcext:value-type="float">
            <text:p>0</text:p>
          </table:table-cell>
          <table:table-cell table:formula="of:=([.W19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9]+[.F20]" office:value-type="float" office:value="1.35714533994212" calcext:value-type="float">
            <text:p>1.35714533994212</text:p>
          </table:table-cell>
          <table:table-cell table:formula="of:=[.C20]-[.D19]" office:value-type="float" office:value="-1.55102324564814" calcext:value-type="float">
            <text:p>-1.55102324564814</text:p>
          </table:table-cell>
          <table:table-cell table:formula="of:=[.E20]/factor" office:value-type="float" office:value="-0.193877905706017" calcext:value-type="float">
            <text:p>-0.19387790570601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0]" office:value-type="float" office:value="7.5" calcext:value-type="float">
            <text:p>7.5</text:p>
          </table:table-cell>
          <table:table-cell table:formula="of:=IF(  ABS([.I19]-[.D20]) &gt;  nom*[.G20];[.D20];[.I19])" office:value-type="float" office:value="0" calcext:value-type="float">
            <text:p>0</text:p>
          </table:table-cell>
          <table:table-cell table:formula="of:=IF([.I20] &gt; [.H20];nom;0)" office:value-type="float" office:value="0" calcext:value-type="float">
            <text:p>0</text:p>
          </table:table-cell>
          <table:table-cell table:number-columns-repeated="10"/>
          <table:table-cell table:formula="of:=[.U19]+IF([.J20]&gt;0;1;0)" office:value-type="float" office:value="0" calcext:value-type="float">
            <text:p>0</text:p>
          </table:table-cell>
          <table:table-cell table:formula="of:=[.V19] + [.C20] * IF([.J20]&gt;0;1;0)" office:value-type="float" office:value="0" calcext:value-type="float">
            <text:p>0</text:p>
          </table:table-cell>
          <table:table-cell table:formula="of:=IF([.J20] &gt; 0; [.V20]/[.U20]; 0)" office:value-type="float" office:value="0" calcext:value-type="float">
            <text:p>0</text:p>
          </table:table-cell>
          <table:table-cell table:formula="of:=([.W20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.00</text:p>
          </table:table-cell>
          <table:table-cell table:formula="of:=[.D20]+[.F21]" office:value-type="float" office:value="1.81250217244936" calcext:value-type="float">
            <text:p>1.81250217244936</text:p>
          </table:table-cell>
          <table:table-cell table:formula="of:=[.C21]-[.D20]" office:value-type="float" office:value="3.64285466005788" calcext:value-type="float">
            <text:p>3.64285466005788</text:p>
          </table:table-cell>
          <table:table-cell table:formula="of:=[.E21]/factor" office:value-type="float" office:value="0.455356832507235" calcext:value-type="float">
            <text:p>0.45535683250723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1]" office:value-type="float" office:value="7.5" calcext:value-type="float">
            <text:p>7.5</text:p>
          </table:table-cell>
          <table:table-cell table:formula="of:=IF(  ABS([.I20]-[.D21]) &gt;  nom*[.G21];[.D21];[.I20])" office:value-type="float" office:value="0" calcext:value-type="float">
            <text:p>0</text:p>
          </table:table-cell>
          <table:table-cell table:formula="of:=IF([.I21] &gt; [.H21];nom;0)" office:value-type="float" office:value="0" calcext:value-type="float">
            <text:p>0</text:p>
          </table:table-cell>
          <table:table-cell table:number-columns-repeated="10"/>
          <table:table-cell table:formula="of:=[.U20]+IF([.J21]&gt;0;1;0)" office:value-type="float" office:value="0" calcext:value-type="float">
            <text:p>0</text:p>
          </table:table-cell>
          <table:table-cell table:formula="of:=[.V20] + [.C21] * IF([.J21]&gt;0;1;0)" office:value-type="float" office:value="0" calcext:value-type="float">
            <text:p>0</text:p>
          </table:table-cell>
          <table:table-cell table:formula="of:=IF([.J21] &gt; 0; [.V21]/[.U21]; 0)" office:value-type="float" office:value="0" calcext:value-type="float">
            <text:p>0</text:p>
          </table:table-cell>
          <table:table-cell table:formula="of:=([.W21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1]+[.F22]" office:value-type="float" office:value="1.83593940089319" calcext:value-type="float">
            <text:p>1.83593940089319</text:p>
          </table:table-cell>
          <table:table-cell table:formula="of:=[.C22]-[.D21]" office:value-type="float" office:value="0.187497827550643" calcext:value-type="float">
            <text:p>0.187497827550643</text:p>
          </table:table-cell>
          <table:table-cell table:formula="of:=[.E22]/factor" office:value-type="float" office:value="0.0234372284438304" calcext:value-type="float">
            <text:p>0.02343722844383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2]" office:value-type="float" office:value="7.5" calcext:value-type="float">
            <text:p>7.5</text:p>
          </table:table-cell>
          <table:table-cell table:formula="of:=IF(  ABS([.I21]-[.D22]) &gt;  nom*[.G22];[.D22];[.I21])" office:value-type="float" office:value="0" calcext:value-type="float">
            <text:p>0</text:p>
          </table:table-cell>
          <table:table-cell table:formula="of:=IF([.I22] &gt; [.H22];nom;0)" office:value-type="float" office:value="0" calcext:value-type="float">
            <text:p>0</text:p>
          </table:table-cell>
          <table:table-cell table:number-columns-repeated="10"/>
          <table:table-cell table:formula="of:=[.U21]+IF([.J22]&gt;0;1;0)" office:value-type="float" office:value="0" calcext:value-type="float">
            <text:p>0</text:p>
          </table:table-cell>
          <table:table-cell table:formula="of:=[.V21] + [.C22] * IF([.J22]&gt;0;1;0)" office:value-type="float" office:value="0" calcext:value-type="float">
            <text:p>0</text:p>
          </table:table-cell>
          <table:table-cell table:formula="of:=IF([.J22] &gt; 0; [.V22]/[.U22]; 0)" office:value-type="float" office:value="0" calcext:value-type="float">
            <text:p>0</text:p>
          </table:table-cell>
          <table:table-cell table:formula="of:=([.W22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22]+[.F23]" office:value-type="float" office:value="1.73144697578154" calcext:value-type="float">
            <text:p>1.73144697578154</text:p>
          </table:table-cell>
          <table:table-cell table:formula="of:=[.C23]-[.D22]" office:value-type="float" office:value="-0.835939400893187" calcext:value-type="float">
            <text:p>-0.835939400893187</text:p>
          </table:table-cell>
          <table:table-cell table:formula="of:=[.E23]/factor" office:value-type="float" office:value="-0.104492425111648" calcext:value-type="float">
            <text:p>-0.10449242511164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3]" office:value-type="float" office:value="7.5" calcext:value-type="float">
            <text:p>7.5</text:p>
          </table:table-cell>
          <table:table-cell table:formula="of:=IF(  ABS([.I22]-[.D23]) &gt;  nom*[.G23];[.D23];[.I22])" office:value-type="float" office:value="0" calcext:value-type="float">
            <text:p>0</text:p>
          </table:table-cell>
          <table:table-cell table:formula="of:=IF([.I23] &gt; [.H23];nom;0)" office:value-type="float" office:value="0" calcext:value-type="float">
            <text:p>0</text:p>
          </table:table-cell>
          <table:table-cell table:number-columns-repeated="10"/>
          <table:table-cell table:formula="of:=[.U22]+IF([.J23]&gt;0;1;0)" office:value-type="float" office:value="0" calcext:value-type="float">
            <text:p>0</text:p>
          </table:table-cell>
          <table:table-cell table:formula="of:=[.V22] + [.C23] * IF([.J23]&gt;0;1;0)" office:value-type="float" office:value="0" calcext:value-type="float">
            <text:p>0</text:p>
          </table:table-cell>
          <table:table-cell table:formula="of:=IF([.J23] &gt; 0; [.V23]/[.U23]; 0)" office:value-type="float" office:value="0" calcext:value-type="float">
            <text:p>0</text:p>
          </table:table-cell>
          <table:table-cell table:formula="of:=([.W23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23]+[.F24]" office:value-type="float" office:value="1.51501610380885" calcext:value-type="float">
            <text:p>1.51501610380885</text:p>
          </table:table-cell>
          <table:table-cell table:formula="of:=[.C24]-[.D23]" office:value-type="float" office:value="-1.73144697578154" calcext:value-type="float">
            <text:p>-1.73144697578154</text:p>
          </table:table-cell>
          <table:table-cell table:formula="of:=[.E24]/factor" office:value-type="float" office:value="-0.216430871972692" calcext:value-type="float">
            <text:p>-0.21643087197269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4]" office:value-type="float" office:value="7.5" calcext:value-type="float">
            <text:p>7.5</text:p>
          </table:table-cell>
          <table:table-cell table:formula="of:=IF(  ABS([.I23]-[.D24]) &gt;  nom*[.G24];[.D24];[.I23])" office:value-type="float" office:value="0" calcext:value-type="float">
            <text:p>0</text:p>
          </table:table-cell>
          <table:table-cell table:formula="of:=IF([.I24] &gt; [.H24];nom;0)" office:value-type="float" office:value="0" calcext:value-type="float">
            <text:p>0</text:p>
          </table:table-cell>
          <table:table-cell table:number-columns-repeated="10"/>
          <table:table-cell table:formula="of:=[.U23]+IF([.J24]&gt;0;1;0)" office:value-type="float" office:value="0" calcext:value-type="float">
            <text:p>0</text:p>
          </table:table-cell>
          <table:table-cell table:formula="of:=[.V23] + [.C24] * IF([.J24]&gt;0;1;0)" office:value-type="float" office:value="0" calcext:value-type="float">
            <text:p>0</text:p>
          </table:table-cell>
          <table:table-cell table:formula="of:=IF([.J24] &gt; 0; [.V24]/[.U24]; 0)" office:value-type="float" office:value="0" calcext:value-type="float">
            <text:p>0</text:p>
          </table:table-cell>
          <table:table-cell table:formula="of:=([.W24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4]+[.F25]" office:value-type="float" office:value="1.57563909083274" calcext:value-type="float">
            <text:p>1.57563909083274</text:p>
          </table:table-cell>
          <table:table-cell table:formula="of:=[.C25]-[.D24]" office:value-type="float" office:value="0.484983896191154" calcext:value-type="float">
            <text:p>0.484983896191154</text:p>
          </table:table-cell>
          <table:table-cell table:formula="of:=[.E25]/factor" office:value-type="float" office:value="0.0606229870238942" calcext:value-type="float">
            <text:p>0.06062298702389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5]" office:value-type="float" office:value="7.5" calcext:value-type="float">
            <text:p>7.5</text:p>
          </table:table-cell>
          <table:table-cell table:formula="of:=IF(  ABS([.I24]-[.D25]) &gt;  nom*[.G25];[.D25];[.I24])" office:value-type="float" office:value="0" calcext:value-type="float">
            <text:p>0</text:p>
          </table:table-cell>
          <table:table-cell table:formula="of:=IF([.I25] &gt; [.H25];nom;0)" office:value-type="float" office:value="0" calcext:value-type="float">
            <text:p>0</text:p>
          </table:table-cell>
          <table:table-cell table:number-columns-repeated="10"/>
          <table:table-cell table:formula="of:=[.U24]+IF([.J25]&gt;0;1;0)" office:value-type="float" office:value="0" calcext:value-type="float">
            <text:p>0</text:p>
          </table:table-cell>
          <table:table-cell table:formula="of:=[.V24] + [.C25] * IF([.J25]&gt;0;1;0)" office:value-type="float" office:value="0" calcext:value-type="float">
            <text:p>0</text:p>
          </table:table-cell>
          <table:table-cell table:formula="of:=IF([.J25] &gt; 0; [.V25]/[.U25]; 0)" office:value-type="float" office:value="0" calcext:value-type="float">
            <text:p>0</text:p>
          </table:table-cell>
          <table:table-cell table:formula="of:=([.W25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25]+[.F26]" office:value-type="float" office:value="1.87868420447865" calcext:value-type="float">
            <text:p>1.87868420447865</text:p>
          </table:table-cell>
          <table:table-cell table:formula="of:=[.C26]-[.D25]" office:value-type="float" office:value="2.42436090916726" calcext:value-type="float">
            <text:p>2.42436090916726</text:p>
          </table:table-cell>
          <table:table-cell table:formula="of:=[.E26]/factor" office:value-type="float" office:value="0.303045113645907" calcext:value-type="float">
            <text:p>0.30304511364590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6]" office:value-type="float" office:value="7.5" calcext:value-type="float">
            <text:p>7.5</text:p>
          </table:table-cell>
          <table:table-cell table:formula="of:=IF(  ABS([.I25]-[.D26]) &gt;  nom*[.G26];[.D26];[.I25])" office:value-type="float" office:value="0" calcext:value-type="float">
            <text:p>0</text:p>
          </table:table-cell>
          <table:table-cell table:formula="of:=IF([.I26] &gt; [.H26];nom;0)" office:value-type="float" office:value="0" calcext:value-type="float">
            <text:p>0</text:p>
          </table:table-cell>
          <table:table-cell table:number-columns-repeated="10"/>
          <table:table-cell table:formula="of:=[.U25]+IF([.J26]&gt;0;1;0)" office:value-type="float" office:value="0" calcext:value-type="float">
            <text:p>0</text:p>
          </table:table-cell>
          <table:table-cell table:formula="of:=[.V25] + [.C26] * IF([.J26]&gt;0;1;0)" office:value-type="float" office:value="0" calcext:value-type="float">
            <text:p>0</text:p>
          </table:table-cell>
          <table:table-cell table:formula="of:=IF([.J26] &gt; 0; [.V26]/[.U26]; 0)" office:value-type="float" office:value="0" calcext:value-type="float">
            <text:p>0</text:p>
          </table:table-cell>
          <table:table-cell table:formula="of:=([.W26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26]+[.F27]" office:value-type="float" office:value="2.39384867891882" calcext:value-type="float">
            <text:p>2.39384867891882</text:p>
          </table:table-cell>
          <table:table-cell table:formula="of:=[.C27]-[.D26]" office:value-type="float" office:value="4.12131579552135" calcext:value-type="float">
            <text:p>4.12131579552135</text:p>
          </table:table-cell>
          <table:table-cell table:formula="of:=[.E27]/factor" office:value-type="float" office:value="0.515164474440169" calcext:value-type="float">
            <text:p>0.51516447444016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7]" office:value-type="float" office:value="7.5" calcext:value-type="float">
            <text:p>7.5</text:p>
          </table:table-cell>
          <table:table-cell table:formula="of:=IF(  ABS([.I26]-[.D27]) &gt;  nom*[.G27];[.D27];[.I26])" office:value-type="float" office:value="0" calcext:value-type="float">
            <text:p>0</text:p>
          </table:table-cell>
          <table:table-cell table:formula="of:=IF([.I27] &gt; [.H27];nom;0)" office:value-type="float" office:value="0" calcext:value-type="float">
            <text:p>0</text:p>
          </table:table-cell>
          <table:table-cell table:number-columns-repeated="10"/>
          <table:table-cell table:formula="of:=[.U26]+IF([.J27]&gt;0;1;0)" office:value-type="float" office:value="0" calcext:value-type="float">
            <text:p>0</text:p>
          </table:table-cell>
          <table:table-cell table:formula="of:=[.V26] + [.C27] * IF([.J27]&gt;0;1;0)" office:value-type="float" office:value="0" calcext:value-type="float">
            <text:p>0</text:p>
          </table:table-cell>
          <table:table-cell table:formula="of:=IF([.J27] &gt; 0; [.V27]/[.U27]; 0)" office:value-type="float" office:value="0" calcext:value-type="float">
            <text:p>0</text:p>
          </table:table-cell>
          <table:table-cell table:formula="of:=([.W27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27]+[.F28]" office:value-type="float" office:value="3.59461759405396" calcext:value-type="float">
            <text:p>3.59461759405396</text:p>
          </table:table-cell>
          <table:table-cell table:formula="of:=[.C28]-[.D27]" office:value-type="float" office:value="9.60615132108118" calcext:value-type="float">
            <text:p>9.60615132108118</text:p>
          </table:table-cell>
          <table:table-cell table:formula="of:=[.E28]/factor" office:value-type="float" office:value="1.20076891513515" calcext:value-type="float">
            <text:p>1.2007689151351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8]" office:value-type="float" office:value="7.5" calcext:value-type="float">
            <text:p>7.5</text:p>
          </table:table-cell>
          <table:table-cell table:formula="of:=IF(  ABS([.I27]-[.D28]) &gt;  nom*[.G28];[.D28];[.I27])" office:value-type="float" office:value="0" calcext:value-type="float">
            <text:p>0</text:p>
          </table:table-cell>
          <table:table-cell table:formula="of:=IF([.I28] &gt; [.H28];nom;0)" office:value-type="float" office:value="0" calcext:value-type="float">
            <text:p>0</text:p>
          </table:table-cell>
          <table:table-cell table:number-columns-repeated="10"/>
          <table:table-cell table:formula="of:=[.U27]+IF([.J28]&gt;0;1;0)" office:value-type="float" office:value="0" calcext:value-type="float">
            <text:p>0</text:p>
          </table:table-cell>
          <table:table-cell table:formula="of:=[.V27] + [.C28] * IF([.J28]&gt;0;1;0)" office:value-type="float" office:value="0" calcext:value-type="float">
            <text:p>0</text:p>
          </table:table-cell>
          <table:table-cell table:formula="of:=IF([.J28] &gt; 0; [.V28]/[.U28]; 0)" office:value-type="float" office:value="0" calcext:value-type="float">
            <text:p>0</text:p>
          </table:table-cell>
          <table:table-cell table:formula="of:=([.W28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28]+[.F29]" office:value-type="float" office:value="11.1452903947972" calcext:value-type="float">
            <text:p>11.1452903947972</text:p>
          </table:table-cell>
          <table:table-cell table:formula="of:=[.C29]-[.D28]" office:value-type="float" office:value="60.405382405946" calcext:value-type="float">
            <text:p>60.405382405946</text:p>
          </table:table-cell>
          <table:table-cell table:formula="of:=[.E29]/factor" office:value-type="float" office:value="7.55067280074325" calcext:value-type="float">
            <text:p>7.550672800743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9]" office:value-type="float" office:value="7.5" calcext:value-type="float">
            <text:p>7.5</text:p>
          </table:table-cell>
          <table:table-cell table:formula="of:=IF(  ABS([.I28]-[.D29]) &gt;  nom*[.G29];[.D29];[.I28])" office:value-type="float" office:value="11.1452903947972" calcext:value-type="float">
            <text:p>11.1452903947972</text:p>
          </table:table-cell>
          <table:table-cell table:formula="of:=IF([.I29] &gt; [.H29];nom;0)" office:value-type="float" office:value="150" calcext:value-type="float">
            <text:p>150</text:p>
          </table:table-cell>
          <table:table-cell table:number-columns-repeated="10"/>
          <table:table-cell table:formula="of:=[.U28]+IF([.J29]&gt;0;1;0)" office:value-type="float" office:value="1" calcext:value-type="float">
            <text:p>1</text:p>
          </table:table-cell>
          <table:table-cell table:formula="of:=[.V28] + [.C29] * IF([.J29]&gt;0;1;0)" office:value-type="float" office:value="64" calcext:value-type="float">
            <text:p>64</text:p>
          </table:table-cell>
          <table:table-cell table:formula="of:=IF([.J29] &gt; 0; [.V29]/[.U29]; 0)" office:value-type="float" office:value="64" calcext:value-type="float">
            <text:p>64</text:p>
          </table:table-cell>
          <table:table-cell table:formula="of:=([.W29]/nom)^3" office:value-type="float" office:value="0.0776722962962963" calcext:value-type="float">
            <text:p>0.077672296296296</text:p>
          </table:table-cell>
          <table:table-cell table:formula="of:=[.Y28]+[.X29]" office:value-type="float" office:value="0.0776722962962963" calcext:value-type="float">
            <text:p>0.0776722962962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28" calcext:value-type="float">
            <text:p>128.00</text:p>
          </table:table-cell>
          <table:table-cell table:formula="of:=[.D29]+[.F30]" office:value-type="float" office:value="25.7521290954476" calcext:value-type="float">
            <text:p>25.7521290954476</text:p>
          </table:table-cell>
          <table:table-cell table:formula="of:=[.C30]-[.D29]" office:value-type="float" office:value="116.854709605203" calcext:value-type="float">
            <text:p>116.854709605203</text:p>
          </table:table-cell>
          <table:table-cell table:formula="of:=[.E30]/factor" office:value-type="float" office:value="14.6068387006503" calcext:value-type="float">
            <text:p>14.606838700650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0]" office:value-type="float" office:value="7.5" calcext:value-type="float">
            <text:p>7.5</text:p>
          </table:table-cell>
          <table:table-cell table:formula="of:=IF(  ABS([.I29]-[.D30]) &gt;  nom*[.G30];[.D30];[.I29])" office:value-type="float" office:value="25.7521290954476" calcext:value-type="float">
            <text:p>25.7521290954476</text:p>
          </table:table-cell>
          <table:table-cell table:formula="of:=IF([.I30] &gt; [.H30];nom;0)" office:value-type="float" office:value="150" calcext:value-type="float">
            <text:p>150</text:p>
          </table:table-cell>
          <table:table-cell table:number-columns-repeated="10"/>
          <table:table-cell table:formula="of:=[.U29]+IF([.J30]&gt;0;1;0)" office:value-type="float" office:value="2" calcext:value-type="float">
            <text:p>2</text:p>
          </table:table-cell>
          <table:table-cell table:formula="of:=[.V29] + [.C30] * IF([.J30]&gt;0;1;0)" office:value-type="float" office:value="192" calcext:value-type="float">
            <text:p>192</text:p>
          </table:table-cell>
          <table:table-cell table:formula="of:=IF([.J30] &gt; 0; [.V30]/[.U30]; 0)" office:value-type="float" office:value="96" calcext:value-type="float">
            <text:p>96</text:p>
          </table:table-cell>
          <table:table-cell table:formula="of:=([.W30]/nom)^3" office:value-type="float" office:value="0.262144" calcext:value-type="float">
            <text:p>0.262144</text:p>
          </table:table-cell>
          <table:table-cell table:formula="of:=[.Y29]+[.X30]" office:value-type="float" office:value="0.339816296296296" calcext:value-type="float">
            <text:p>0.3398162962962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30]+[.F31]" office:value-type="float" office:value="37.5331129585166" calcext:value-type="float">
            <text:p>37.5331129585166</text:p>
          </table:table-cell>
          <table:table-cell table:formula="of:=[.C31]-[.D30]" office:value-type="float" office:value="94.2478709045524" calcext:value-type="float">
            <text:p>94.2478709045524</text:p>
          </table:table-cell>
          <table:table-cell table:formula="of:=[.E31]/factor" office:value-type="float" office:value="11.7809838630691" calcext:value-type="float">
            <text:p>11.780983863069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1]" office:value-type="float" office:value="7.5" calcext:value-type="float">
            <text:p>7.5</text:p>
          </table:table-cell>
          <table:table-cell table:formula="of:=IF(  ABS([.I30]-[.D31]) &gt;  nom*[.G31];[.D31];[.I30])" office:value-type="float" office:value="37.5331129585166" calcext:value-type="float">
            <text:p>37.5331129585166</text:p>
          </table:table-cell>
          <table:table-cell table:formula="of:=IF([.I31] &gt; [.H31];nom;0)" office:value-type="float" office:value="150" calcext:value-type="float">
            <text:p>150</text:p>
          </table:table-cell>
          <table:table-cell table:number-columns-repeated="10"/>
          <table:table-cell table:formula="of:=[.U30]+IF([.J31]&gt;0;1;0)" office:value-type="float" office:value="3" calcext:value-type="float">
            <text:p>3</text:p>
          </table:table-cell>
          <table:table-cell table:formula="of:=[.V30] + [.C31] * IF([.J31]&gt;0;1;0)" office:value-type="float" office:value="312" calcext:value-type="float">
            <text:p>312</text:p>
          </table:table-cell>
          <table:table-cell table:formula="of:=IF([.J31] &gt; 0; [.V31]/[.U31]; 0)" office:value-type="float" office:value="104" calcext:value-type="float">
            <text:p>104</text:p>
          </table:table-cell>
          <table:table-cell table:formula="of:=([.W31]/nom)^3" office:value-type="float" office:value="0.333293037037037" calcext:value-type="float">
            <text:p>0.333293037037037</text:p>
          </table:table-cell>
          <table:table-cell table:formula="of:=[.Y30]+[.X31]" office:value-type="float" office:value="0.673109333333333" calcext:value-type="float">
            <text:p>0.673109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33" calcext:value-type="float">
            <text:p>133.00</text:p>
          </table:table-cell>
          <table:table-cell table:formula="of:=[.D31]+[.F32]" office:value-type="float" office:value="49.466473838702" calcext:value-type="float">
            <text:p>49.466473838702</text:p>
          </table:table-cell>
          <table:table-cell table:formula="of:=[.C32]-[.D31]" office:value-type="float" office:value="95.4668870414834" calcext:value-type="float">
            <text:p>95.4668870414834</text:p>
          </table:table-cell>
          <table:table-cell table:formula="of:=[.E32]/factor" office:value-type="float" office:value="11.9333608801854" calcext:value-type="float">
            <text:p>11.933360880185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2]" office:value-type="float" office:value="7.5" calcext:value-type="float">
            <text:p>7.5</text:p>
          </table:table-cell>
          <table:table-cell table:formula="of:=IF(  ABS([.I31]-[.D32]) &gt;  nom*[.G32];[.D32];[.I31])" office:value-type="float" office:value="49.466473838702" calcext:value-type="float">
            <text:p>49.466473838702</text:p>
          </table:table-cell>
          <table:table-cell table:formula="of:=IF([.I32] &gt; [.H32];nom;0)" office:value-type="float" office:value="150" calcext:value-type="float">
            <text:p>150</text:p>
          </table:table-cell>
          <table:table-cell table:number-columns-repeated="10"/>
          <table:table-cell table:formula="of:=[.U31]+IF([.J32]&gt;0;1;0)" office:value-type="float" office:value="4" calcext:value-type="float">
            <text:p>4</text:p>
          </table:table-cell>
          <table:table-cell table:formula="of:=[.V31] + [.C32] * IF([.J32]&gt;0;1;0)" office:value-type="float" office:value="445" calcext:value-type="float">
            <text:p>445</text:p>
          </table:table-cell>
          <table:table-cell table:formula="of:=IF([.J32] &gt; 0; [.V32]/[.U32]; 0)" office:value-type="float" office:value="111.25" calcext:value-type="float">
            <text:p>111.25</text:p>
          </table:table-cell>
          <table:table-cell table:formula="of:=([.W32]/nom)^3" office:value-type="float" office:value="0.407968171296296" calcext:value-type="float">
            <text:p>0.407968171296296</text:p>
          </table:table-cell>
          <table:table-cell table:formula="of:=[.Y31]+[.X32]" office:value-type="float" office:value="1.08107750462963" calcext:value-type="float">
            <text:p>1.081077504629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21" calcext:value-type="float">
            <text:p>121.00</text:p>
          </table:table-cell>
          <table:table-cell table:formula="of:=[.D32]+[.F33]" office:value-type="float" office:value="58.4081646088643" calcext:value-type="float">
            <text:p>58.4081646088643</text:p>
          </table:table-cell>
          <table:table-cell table:formula="of:=[.C33]-[.D32]" office:value-type="float" office:value="71.533526161298" calcext:value-type="float">
            <text:p>71.533526161298</text:p>
          </table:table-cell>
          <table:table-cell table:formula="of:=[.E33]/factor" office:value-type="float" office:value="8.94169077016224" calcext:value-type="float">
            <text:p>8.9416907701622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3]" office:value-type="float" office:value="7.5" calcext:value-type="float">
            <text:p>7.5</text:p>
          </table:table-cell>
          <table:table-cell table:formula="of:=IF(  ABS([.I32]-[.D33]) &gt;  nom*[.G33];[.D33];[.I32])" office:value-type="float" office:value="58.4081646088643" calcext:value-type="float">
            <text:p>58.4081646088643</text:p>
          </table:table-cell>
          <table:table-cell table:formula="of:=IF([.I33] &gt; [.H33];nom;0)" office:value-type="float" office:value="150" calcext:value-type="float">
            <text:p>150</text:p>
          </table:table-cell>
          <table:table-cell table:number-columns-repeated="10"/>
          <table:table-cell table:formula="of:=[.U32]+IF([.J33]&gt;0;1;0)" office:value-type="float" office:value="5" calcext:value-type="float">
            <text:p>5</text:p>
          </table:table-cell>
          <table:table-cell table:formula="of:=[.V32] + [.C33] * IF([.J33]&gt;0;1;0)" office:value-type="float" office:value="566" calcext:value-type="float">
            <text:p>566</text:p>
          </table:table-cell>
          <table:table-cell table:formula="of:=IF([.J33] &gt; 0; [.V33]/[.U33]; 0)" office:value-type="float" office:value="113.2" calcext:value-type="float">
            <text:p>113.2</text:p>
          </table:table-cell>
          <table:table-cell table:formula="of:=([.W33]/nom)^3" office:value-type="float" office:value="0.42979910162963" calcext:value-type="float">
            <text:p>0.42979910162963</text:p>
          </table:table-cell>
          <table:table-cell table:formula="of:=[.Y32]+[.X33]" office:value-type="float" office:value="1.51087660625926" calcext:value-type="float">
            <text:p>1.510876606259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30" calcext:value-type="float">
            <text:p>130.00</text:p>
          </table:table-cell>
          <table:table-cell table:formula="of:=[.D33]+[.F34]" office:value-type="float" office:value="67.3571440327563" calcext:value-type="float">
            <text:p>67.3571440327563</text:p>
          </table:table-cell>
          <table:table-cell table:formula="of:=[.C34]-[.D33]" office:value-type="float" office:value="71.5918353911357" calcext:value-type="float">
            <text:p>71.5918353911357</text:p>
          </table:table-cell>
          <table:table-cell table:formula="of:=[.E34]/factor" office:value-type="float" office:value="8.94897942389196" calcext:value-type="float">
            <text:p>8.9489794238919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4]" office:value-type="float" office:value="7.5" calcext:value-type="float">
            <text:p>7.5</text:p>
          </table:table-cell>
          <table:table-cell table:formula="of:=IF(  ABS([.I33]-[.D34]) &gt;  nom*[.G34];[.D34];[.I33])" office:value-type="float" office:value="67.3571440327563" calcext:value-type="float">
            <text:p>67.3571440327563</text:p>
          </table:table-cell>
          <table:table-cell table:formula="of:=IF([.I34] &gt; [.H34];nom;0)" office:value-type="float" office:value="150" calcext:value-type="float">
            <text:p>150</text:p>
          </table:table-cell>
          <table:table-cell table:number-columns-repeated="10"/>
          <table:table-cell table:formula="of:=[.U33]+IF([.J34]&gt;0;1;0)" office:value-type="float" office:value="6" calcext:value-type="float">
            <text:p>6</text:p>
          </table:table-cell>
          <table:table-cell table:formula="of:=[.V33] + [.C34] * IF([.J34]&gt;0;1;0)" office:value-type="float" office:value="696" calcext:value-type="float">
            <text:p>696</text:p>
          </table:table-cell>
          <table:table-cell table:formula="of:=IF([.J34] &gt; 0; [.V34]/[.U34]; 0)" office:value-type="float" office:value="116" calcext:value-type="float">
            <text:p>116</text:p>
          </table:table-cell>
          <table:table-cell table:formula="of:=([.W34]/nom)^3" office:value-type="float" office:value="0.462487703703704" calcext:value-type="float">
            <text:p>0.462487703703704</text:p>
          </table:table-cell>
          <table:table-cell table:formula="of:=[.Y33]+[.X34]" office:value-type="float" office:value="1.97336430996296" calcext:value-type="float">
            <text:p>1.973364309962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27" calcext:value-type="float">
            <text:p>127.00</text:p>
          </table:table-cell>
          <table:table-cell table:formula="of:=[.D34]+[.F35]" office:value-type="float" office:value="74.8125010286617" calcext:value-type="float">
            <text:p>74.8125010286617</text:p>
          </table:table-cell>
          <table:table-cell table:formula="of:=[.C35]-[.D34]" office:value-type="float" office:value="59.6428559672438" calcext:value-type="float">
            <text:p>59.6428559672438</text:p>
          </table:table-cell>
          <table:table-cell table:formula="of:=[.E35]/factor" office:value-type="float" office:value="7.45535699590547" calcext:value-type="float">
            <text:p>7.4553569959054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5]" office:value-type="float" office:value="7.5" calcext:value-type="float">
            <text:p>7.5</text:p>
          </table:table-cell>
          <table:table-cell table:formula="of:=IF(  ABS([.I34]-[.D35]) &gt;  nom*[.G35];[.D35];[.I34])" office:value-type="float" office:value="67.3571440327563" calcext:value-type="float">
            <text:p>67.3571440327563</text:p>
          </table:table-cell>
          <table:table-cell table:formula="of:=IF([.I35] &gt; [.H35];nom;0)" office:value-type="float" office:value="150" calcext:value-type="float">
            <text:p>150</text:p>
          </table:table-cell>
          <table:table-cell table:number-columns-repeated="10"/>
          <table:table-cell table:formula="of:=[.U34]+IF([.J35]&gt;0;1;0)" office:value-type="float" office:value="7" calcext:value-type="float">
            <text:p>7</text:p>
          </table:table-cell>
          <table:table-cell table:formula="of:=[.V34] + [.C35] * IF([.J35]&gt;0;1;0)" office:value-type="float" office:value="823" calcext:value-type="float">
            <text:p>823</text:p>
          </table:table-cell>
          <table:table-cell table:formula="of:=IF([.J35] &gt; 0; [.V35]/[.U35]; 0)" office:value-type="float" office:value="117.571428571429" calcext:value-type="float">
            <text:p>117.571428571429</text:p>
          </table:table-cell>
          <table:table-cell table:formula="of:=([.W35]/nom)^3" office:value-type="float" office:value="0.481539157326423" calcext:value-type="float">
            <text:p>0.481539157326423</text:p>
          </table:table-cell>
          <table:table-cell table:formula="of:=[.Y34]+[.X35]" office:value-type="float" office:value="2.45490346728939" calcext:value-type="float">
            <text:p>2.454903467289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23" calcext:value-type="float">
            <text:p>123.00</text:p>
          </table:table-cell>
          <table:table-cell table:formula="of:=[.D35]+[.F36]" office:value-type="float" office:value="80.835938400079" calcext:value-type="float">
            <text:p>80.835938400079</text:p>
          </table:table-cell>
          <table:table-cell table:formula="of:=[.C36]-[.D35]" office:value-type="float" office:value="48.1874989713383" calcext:value-type="float">
            <text:p>48.1874989713383</text:p>
          </table:table-cell>
          <table:table-cell table:formula="of:=[.E36]/factor" office:value-type="float" office:value="6.02343737141728" calcext:value-type="float">
            <text:p>6.0234373714172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6]" office:value-type="float" office:value="7.5" calcext:value-type="float">
            <text:p>7.5</text:p>
          </table:table-cell>
          <table:table-cell table:formula="of:=IF(  ABS([.I35]-[.D36]) &gt;  nom*[.G36];[.D36];[.I35])" office:value-type="float" office:value="80.835938400079" calcext:value-type="float">
            <text:p>80.835938400079</text:p>
          </table:table-cell>
          <table:table-cell table:formula="of:=IF([.I36] &gt; [.H36];nom;0)" office:value-type="float" office:value="150" calcext:value-type="float">
            <text:p>150</text:p>
          </table:table-cell>
          <table:table-cell table:number-columns-repeated="10"/>
          <table:table-cell table:formula="of:=[.U35]+IF([.J36]&gt;0;1;0)" office:value-type="float" office:value="8" calcext:value-type="float">
            <text:p>8</text:p>
          </table:table-cell>
          <table:table-cell table:formula="of:=[.V35] + [.C36] * IF([.J36]&gt;0;1;0)" office:value-type="float" office:value="946" calcext:value-type="float">
            <text:p>946</text:p>
          </table:table-cell>
          <table:table-cell table:formula="of:=IF([.J36] &gt; 0; [.V36]/[.U36]; 0)" office:value-type="float" office:value="118.25" calcext:value-type="float">
            <text:p>118.25</text:p>
          </table:table-cell>
          <table:table-cell table:formula="of:=([.W36]/nom)^3" office:value-type="float" office:value="0.489925078703704" calcext:value-type="float">
            <text:p>0.489925078703704</text:p>
          </table:table-cell>
          <table:table-cell table:formula="of:=[.Y35]+[.X36]" office:value-type="float" office:value="2.94482854599309" calcext:value-type="float">
            <text:p>2.944828545993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22" calcext:value-type="float">
            <text:p>122.00</text:p>
          </table:table-cell>
          <table:table-cell table:formula="of:=[.D36]+[.F37]" office:value-type="float" office:value="85.9814461000691" calcext:value-type="float">
            <text:p>85.9814461000691</text:p>
          </table:table-cell>
          <table:table-cell table:formula="of:=[.C37]-[.D36]" office:value-type="float" office:value="41.164061599921" calcext:value-type="float">
            <text:p>41.164061599921</text:p>
          </table:table-cell>
          <table:table-cell table:formula="of:=[.E37]/factor" office:value-type="float" office:value="5.14550769999012" calcext:value-type="float">
            <text:p>5.1455076999901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7]" office:value-type="float" office:value="7.5" calcext:value-type="float">
            <text:p>7.5</text:p>
          </table:table-cell>
          <table:table-cell table:formula="of:=IF(  ABS([.I36]-[.D37]) &gt;  nom*[.G37];[.D37];[.I36])" office:value-type="float" office:value="80.835938400079" calcext:value-type="float">
            <text:p>80.835938400079</text:p>
          </table:table-cell>
          <table:table-cell table:formula="of:=IF([.I37] &gt; [.H37];nom;0)" office:value-type="float" office:value="150" calcext:value-type="float">
            <text:p>150</text:p>
          </table:table-cell>
          <table:table-cell table:number-columns-repeated="10"/>
          <table:table-cell table:formula="of:=[.U36]+IF([.J37]&gt;0;1;0)" office:value-type="float" office:value="9" calcext:value-type="float">
            <text:p>9</text:p>
          </table:table-cell>
          <table:table-cell table:formula="of:=[.V36] + [.C37] * IF([.J37]&gt;0;1;0)" office:value-type="float" office:value="1068" calcext:value-type="float">
            <text:p>1068</text:p>
          </table:table-cell>
          <table:table-cell table:formula="of:=IF([.J37] &gt; 0; [.V37]/[.U37]; 0)" office:value-type="float" office:value="118.666666666667" calcext:value-type="float">
            <text:p>118.666666666667</text:p>
          </table:table-cell>
          <table:table-cell table:formula="of:=([.W37]/nom)^3" office:value-type="float" office:value="0.495122260631001" calcext:value-type="float">
            <text:p>0.495122260631001</text:p>
          </table:table-cell>
          <table:table-cell table:formula="of:=[.Y36]+[.X37]" office:value-type="float" office:value="3.43995080662409" calcext:value-type="float">
            <text:p>3.439950806624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37]+[.F38]" office:value-type="float" office:value="90.2337653375605" calcext:value-type="float">
            <text:p>90.2337653375605</text:p>
          </table:table-cell>
          <table:table-cell table:formula="of:=[.C38]-[.D37]" office:value-type="float" office:value="34.0185538999309" calcext:value-type="float">
            <text:p>34.0185538999309</text:p>
          </table:table-cell>
          <table:table-cell table:formula="of:=[.E38]/factor" office:value-type="float" office:value="4.25231923749136" calcext:value-type="float">
            <text:p>4.2523192374913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8]" office:value-type="float" office:value="7.5" calcext:value-type="float">
            <text:p>7.5</text:p>
          </table:table-cell>
          <table:table-cell table:formula="of:=IF(  ABS([.I37]-[.D38]) &gt;  nom*[.G38];[.D38];[.I37])" office:value-type="float" office:value="90.2337653375605" calcext:value-type="float">
            <text:p>90.2337653375605</text:p>
          </table:table-cell>
          <table:table-cell table:formula="of:=IF([.I38] &gt; [.H38];nom;0)" office:value-type="float" office:value="150" calcext:value-type="float">
            <text:p>150</text:p>
          </table:table-cell>
          <table:table-cell table:number-columns-repeated="10"/>
          <table:table-cell table:formula="of:=[.U37]+IF([.J38]&gt;0;1;0)" office:value-type="float" office:value="10" calcext:value-type="float">
            <text:p>10</text:p>
          </table:table-cell>
          <table:table-cell table:formula="of:=[.V37] + [.C38] * IF([.J38]&gt;0;1;0)" office:value-type="float" office:value="1188" calcext:value-type="float">
            <text:p>1188</text:p>
          </table:table-cell>
          <table:table-cell table:formula="of:=IF([.J38] &gt; 0; [.V38]/[.U38]; 0)" office:value-type="float" office:value="118.8" calcext:value-type="float">
            <text:p>118.8</text:p>
          </table:table-cell>
          <table:table-cell table:formula="of:=([.W38]/nom)^3" office:value-type="float" office:value="0.496793088" calcext:value-type="float">
            <text:p>0.496793088</text:p>
          </table:table-cell>
          <table:table-cell table:formula="of:=[.Y37]+[.X38]" office:value-type="float" office:value="3.93674389462409" calcext:value-type="float">
            <text:p>3.936743894624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38]+[.F39]" office:value-type="float" office:value="86.9545446703654" calcext:value-type="float">
            <text:p>86.9545446703654</text:p>
          </table:table-cell>
          <table:table-cell table:formula="of:=[.C39]-[.D38]" office:value-type="float" office:value="-26.2337653375605" calcext:value-type="float">
            <text:p>-26.2337653375605</text:p>
          </table:table-cell>
          <table:table-cell table:formula="of:=[.E39]/factor" office:value-type="float" office:value="-3.27922066719506" calcext:value-type="float">
            <text:p>-3.2792206671950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9]" office:value-type="float" office:value="7.5" calcext:value-type="float">
            <text:p>7.5</text:p>
          </table:table-cell>
          <table:table-cell table:formula="of:=IF(  ABS([.I38]-[.D39]) &gt;  nom*[.G39];[.D39];[.I38])" office:value-type="float" office:value="90.2337653375605" calcext:value-type="float">
            <text:p>90.2337653375605</text:p>
          </table:table-cell>
          <table:table-cell table:formula="of:=IF([.I39] &gt; [.H39];nom;0)" office:value-type="float" office:value="150" calcext:value-type="float">
            <text:p>150</text:p>
          </table:table-cell>
          <table:table-cell table:number-columns-repeated="10"/>
          <table:table-cell table:formula="of:=[.U38]+IF([.J39]&gt;0;1;0)" office:value-type="float" office:value="11" calcext:value-type="float">
            <text:p>11</text:p>
          </table:table-cell>
          <table:table-cell table:formula="of:=[.V38] + [.C39] * IF([.J39]&gt;0;1;0)" office:value-type="float" office:value="1252" calcext:value-type="float">
            <text:p>1252</text:p>
          </table:table-cell>
          <table:table-cell table:formula="of:=IF([.J39] &gt; 0; [.V39]/[.U39]; 0)" office:value-type="float" office:value="113.818181818182" calcext:value-type="float">
            <text:p>113.818181818182</text:p>
          </table:table-cell>
          <table:table-cell table:formula="of:=([.W39]/nom)^3" office:value-type="float" office:value="0.436878984445001" calcext:value-type="float">
            <text:p>0.436878984445001</text:p>
          </table:table-cell>
          <table:table-cell table:formula="of:=[.Y38]+[.X39]" office:value-type="float" office:value="4.37362287906909" calcext:value-type="float">
            <text:p>4.373622879069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2" calcext:value-type="float">
            <text:p>32.00</text:p>
          </table:table-cell>
          <table:table-cell table:formula="of:=[.D39]+[.F40]" office:value-type="float" office:value="80.0852265865698" calcext:value-type="float">
            <text:p>80.0852265865698</text:p>
          </table:table-cell>
          <table:table-cell table:formula="of:=[.C40]-[.D39]" office:value-type="float" office:value="-54.9545446703654" calcext:value-type="float">
            <text:p>-54.9545446703654</text:p>
          </table:table-cell>
          <table:table-cell table:formula="of:=[.E40]/factor" office:value-type="float" office:value="-6.86931808379568" calcext:value-type="float">
            <text:p>-6.8693180837956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0]" office:value-type="float" office:value="7.5" calcext:value-type="float">
            <text:p>7.5</text:p>
          </table:table-cell>
          <table:table-cell table:formula="of:=IF(  ABS([.I39]-[.D40]) &gt;  nom*[.G40];[.D40];[.I39])" office:value-type="float" office:value="80.0852265865698" calcext:value-type="float">
            <text:p>80.0852265865698</text:p>
          </table:table-cell>
          <table:table-cell table:formula="of:=IF([.I40] &gt; [.H40];nom;0)" office:value-type="float" office:value="150" calcext:value-type="float">
            <text:p>150</text:p>
          </table:table-cell>
          <table:table-cell table:number-columns-repeated="10"/>
          <table:table-cell table:formula="of:=[.U39]+IF([.J40]&gt;0;1;0)" office:value-type="float" office:value="12" calcext:value-type="float">
            <text:p>12</text:p>
          </table:table-cell>
          <table:table-cell table:formula="of:=[.V39] + [.C40] * IF([.J40]&gt;0;1;0)" office:value-type="float" office:value="1284" calcext:value-type="float">
            <text:p>1284</text:p>
          </table:table-cell>
          <table:table-cell table:formula="of:=IF([.J40] &gt; 0; [.V40]/[.U40]; 0)" office:value-type="float" office:value="107" calcext:value-type="float">
            <text:p>107</text:p>
          </table:table-cell>
          <table:table-cell table:formula="of:=([.W40]/nom)^3" office:value-type="float" office:value="0.362975703703704" calcext:value-type="float">
            <text:p>0.362975703703704</text:p>
          </table:table-cell>
          <table:table-cell table:formula="of:=[.Y39]+[.X40]" office:value-type="float" office:value="4.7365985827728" calcext:value-type="float">
            <text:p>4.73659858277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.00</text:p>
          </table:table-cell>
          <table:table-cell table:formula="of:=[.D40]+[.F41]" office:value-type="float" office:value="73.0745732632485" calcext:value-type="float">
            <text:p>73.0745732632485</text:p>
          </table:table-cell>
          <table:table-cell table:formula="of:=[.C41]-[.D40]" office:value-type="float" office:value="-56.0852265865698" calcext:value-type="float">
            <text:p>-56.0852265865698</text:p>
          </table:table-cell>
          <table:table-cell table:formula="of:=[.E41]/factor" office:value-type="float" office:value="-7.01065332332122" calcext:value-type="float">
            <text:p>-7.0106533233212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1]" office:value-type="float" office:value="7.5" calcext:value-type="float">
            <text:p>7.5</text:p>
          </table:table-cell>
          <table:table-cell table:formula="of:=IF(  ABS([.I40]-[.D41]) &gt;  nom*[.G41];[.D41];[.I40])" office:value-type="float" office:value="80.0852265865698" calcext:value-type="float">
            <text:p>80.0852265865698</text:p>
          </table:table-cell>
          <table:table-cell table:formula="of:=IF([.I41] &gt; [.H41];nom;0)" office:value-type="float" office:value="150" calcext:value-type="float">
            <text:p>150</text:p>
          </table:table-cell>
          <table:table-cell table:number-columns-repeated="10"/>
          <table:table-cell table:formula="of:=[.U40]+IF([.J41]&gt;0;1;0)" office:value-type="float" office:value="13" calcext:value-type="float">
            <text:p>13</text:p>
          </table:table-cell>
          <table:table-cell table:formula="of:=[.V40] + [.C41] * IF([.J41]&gt;0;1;0)" office:value-type="float" office:value="1308" calcext:value-type="float">
            <text:p>1308</text:p>
          </table:table-cell>
          <table:table-cell table:formula="of:=IF([.J41] &gt; 0; [.V41]/[.U41]; 0)" office:value-type="float" office:value="100.615384615385" calcext:value-type="float">
            <text:p>100.615384615385</text:p>
          </table:table-cell>
          <table:table-cell table:formula="of:=([.W41]/nom)^3" office:value-type="float" office:value="0.301800112881202" calcext:value-type="float">
            <text:p>0.301800112881202</text:p>
          </table:table-cell>
          <table:table-cell table:formula="of:=[.Y40]+[.X41]" office:value-type="float" office:value="5.038398695654" calcext:value-type="float">
            <text:p>5.0383986956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41]+[.F42]" office:value-type="float" office:value="65.4402516053425" calcext:value-type="float">
            <text:p>65.4402516053425</text:p>
          </table:table-cell>
          <table:table-cell table:formula="of:=[.C42]-[.D41]" office:value-type="float" office:value="-61.0745732632485" calcext:value-type="float">
            <text:p>-61.0745732632485</text:p>
          </table:table-cell>
          <table:table-cell table:formula="of:=[.E42]/factor" office:value-type="float" office:value="-7.63432165790607" calcext:value-type="float">
            <text:p>-7.6343216579060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2]" office:value-type="float" office:value="7.5" calcext:value-type="float">
            <text:p>7.5</text:p>
          </table:table-cell>
          <table:table-cell table:formula="of:=IF(  ABS([.I41]-[.D42]) &gt;  nom*[.G42];[.D42];[.I41])" office:value-type="float" office:value="65.4402516053425" calcext:value-type="float">
            <text:p>65.4402516053425</text:p>
          </table:table-cell>
          <table:table-cell table:formula="of:=IF([.I42] &gt; [.H42];nom;0)" office:value-type="float" office:value="150" calcext:value-type="float">
            <text:p>150</text:p>
          </table:table-cell>
          <table:table-cell table:number-columns-repeated="10"/>
          <table:table-cell table:formula="of:=[.U41]+IF([.J42]&gt;0;1;0)" office:value-type="float" office:value="14" calcext:value-type="float">
            <text:p>14</text:p>
          </table:table-cell>
          <table:table-cell table:formula="of:=[.V41] + [.C42] * IF([.J42]&gt;0;1;0)" office:value-type="float" office:value="1320" calcext:value-type="float">
            <text:p>1320</text:p>
          </table:table-cell>
          <table:table-cell table:formula="of:=IF([.J42] &gt; 0; [.V42]/[.U42]; 0)" office:value-type="float" office:value="94.2857142857143" calcext:value-type="float">
            <text:p>94.2857142857143</text:p>
          </table:table-cell>
          <table:table-cell table:formula="of:=([.W42]/nom)^3" office:value-type="float" office:value="0.248349854227405" calcext:value-type="float">
            <text:p>0.248349854227405</text:p>
          </table:table-cell>
          <table:table-cell table:formula="of:=[.Y41]+[.X42]" office:value-type="float" office:value="5.2867485498814" calcext:value-type="float">
            <text:p>5.28674854988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D42]+[.F43]" office:value-type="float" office:value="58.2602201546747" calcext:value-type="float">
            <text:p>58.2602201546747</text:p>
          </table:table-cell>
          <table:table-cell table:formula="of:=[.C43]-[.D42]" office:value-type="float" office:value="-57.4402516053425" calcext:value-type="float">
            <text:p>-57.4402516053425</text:p>
          </table:table-cell>
          <table:table-cell table:formula="of:=[.E43]/factor" office:value-type="float" office:value="-7.18003145066781" calcext:value-type="float">
            <text:p>-7.1800314506678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3]" office:value-type="float" office:value="7.5" calcext:value-type="float">
            <text:p>7.5</text:p>
          </table:table-cell>
          <table:table-cell table:formula="of:=IF(  ABS([.I42]-[.D43]) &gt;  nom*[.G43];[.D43];[.I42])" office:value-type="float" office:value="65.4402516053425" calcext:value-type="float">
            <text:p>65.4402516053425</text:p>
          </table:table-cell>
          <table:table-cell table:formula="of:=IF([.I43] &gt; [.H43];nom;0)" office:value-type="float" office:value="150" calcext:value-type="float">
            <text:p>150</text:p>
          </table:table-cell>
          <table:table-cell table:number-columns-repeated="10"/>
          <table:table-cell table:formula="of:=[.U42]+IF([.J43]&gt;0;1;0)" office:value-type="float" office:value="15" calcext:value-type="float">
            <text:p>15</text:p>
          </table:table-cell>
          <table:table-cell table:formula="of:=[.V42] + [.C43] * IF([.J43]&gt;0;1;0)" office:value-type="float" office:value="1328" calcext:value-type="float">
            <text:p>1328</text:p>
          </table:table-cell>
          <table:table-cell table:formula="of:=IF([.J43] &gt; 0; [.V43]/[.U43]; 0)" office:value-type="float" office:value="88.5333333333333" calcext:value-type="float">
            <text:p>88.5333333333333</text:p>
          </table:table-cell>
          <table:table-cell table:formula="of:=([.W43]/nom)^3" office:value-type="float" office:value="0.205611154085048" calcext:value-type="float">
            <text:p>0.205611154085048</text:p>
          </table:table-cell>
          <table:table-cell table:formula="of:=[.Y42]+[.X43]" office:value-type="float" office:value="5.49235970396645" calcext:value-type="float">
            <text:p>5.492359703966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7" calcext:value-type="float">
            <text:p>17.00</text:p>
          </table:table-cell>
          <table:table-cell table:formula="of:=[.D43]+[.F44]" office:value-type="float" office:value="53.1026926353403" calcext:value-type="float">
            <text:p>53.1026926353403</text:p>
          </table:table-cell>
          <table:table-cell table:formula="of:=[.C44]-[.D43]" office:value-type="float" office:value="-41.2602201546747" calcext:value-type="float">
            <text:p>-41.2602201546747</text:p>
          </table:table-cell>
          <table:table-cell table:formula="of:=[.E44]/factor" office:value-type="float" office:value="-5.15752751933433" calcext:value-type="float">
            <text:p>-5.1575275193343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4]" office:value-type="float" office:value="7.5" calcext:value-type="float">
            <text:p>7.5</text:p>
          </table:table-cell>
          <table:table-cell table:formula="of:=IF(  ABS([.I43]-[.D44]) &gt;  nom*[.G44];[.D44];[.I43])" office:value-type="float" office:value="53.1026926353403" calcext:value-type="float">
            <text:p>53.1026926353403</text:p>
          </table:table-cell>
          <table:table-cell table:formula="of:=IF([.I44] &gt; [.H44];nom;0)" office:value-type="float" office:value="150" calcext:value-type="float">
            <text:p>150</text:p>
          </table:table-cell>
          <table:table-cell table:number-columns-repeated="10"/>
          <table:table-cell table:formula="of:=[.U43]+IF([.J44]&gt;0;1;0)" office:value-type="float" office:value="16" calcext:value-type="float">
            <text:p>16</text:p>
          </table:table-cell>
          <table:table-cell table:formula="of:=[.V43] + [.C44] * IF([.J44]&gt;0;1;0)" office:value-type="float" office:value="1345" calcext:value-type="float">
            <text:p>1345</text:p>
          </table:table-cell>
          <table:table-cell table:formula="of:=IF([.J44] &gt; 0; [.V44]/[.U44]; 0)" office:value-type="float" office:value="84.0625" calcext:value-type="float">
            <text:p>84.0625</text:p>
          </table:table-cell>
          <table:table-cell table:formula="of:=([.W44]/nom)^3" office:value-type="float" office:value="0.176008291739005" calcext:value-type="float">
            <text:p>0.176008291739005</text:p>
          </table:table-cell>
          <table:table-cell table:formula="of:=[.Y43]+[.X44]" office:value-type="float" office:value="5.66836799570546" calcext:value-type="float">
            <text:p>5.668367995705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.00</text:p>
          </table:table-cell>
          <table:table-cell table:formula="of:=[.D44]+[.F45]" office:value-type="float" office:value="47.7148560559228" calcext:value-type="float">
            <text:p>47.7148560559228</text:p>
          </table:table-cell>
          <table:table-cell table:formula="of:=[.C45]-[.D44]" office:value-type="float" office:value="-43.1026926353403" calcext:value-type="float">
            <text:p>-43.1026926353403</text:p>
          </table:table-cell>
          <table:table-cell table:formula="of:=[.E45]/factor" office:value-type="float" office:value="-5.38783657941754" calcext:value-type="float">
            <text:p>-5.3878365794175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5]" office:value-type="float" office:value="7.5" calcext:value-type="float">
            <text:p>7.5</text:p>
          </table:table-cell>
          <table:table-cell table:formula="of:=IF(  ABS([.I44]-[.D45]) &gt;  nom*[.G45];[.D45];[.I44])" office:value-type="float" office:value="53.1026926353403" calcext:value-type="float">
            <text:p>53.1026926353403</text:p>
          </table:table-cell>
          <table:table-cell table:formula="of:=IF([.I45] &gt; [.H45];nom;0)" office:value-type="float" office:value="150" calcext:value-type="float">
            <text:p>150</text:p>
          </table:table-cell>
          <table:table-cell table:number-columns-repeated="10"/>
          <table:table-cell table:formula="of:=[.U44]+IF([.J45]&gt;0;1;0)" office:value-type="float" office:value="17" calcext:value-type="float">
            <text:p>17</text:p>
          </table:table-cell>
          <table:table-cell table:formula="of:=[.V44] + [.C45] * IF([.J45]&gt;0;1;0)" office:value-type="float" office:value="1355" calcext:value-type="float">
            <text:p>1355</text:p>
          </table:table-cell>
          <table:table-cell table:formula="of:=IF([.J45] &gt; 0; [.V45]/[.U45]; 0)" office:value-type="float" office:value="79.7058823529412" calcext:value-type="float">
            <text:p>79.7058823529412</text:p>
          </table:table-cell>
          <table:table-cell table:formula="of:=([.W45]/nom)^3" office:value-type="float" office:value="0.150036645030946" calcext:value-type="float">
            <text:p>0.150036645030946</text:p>
          </table:table-cell>
          <table:table-cell table:formula="of:=[.Y44]+[.X45]" office:value-type="float" office:value="5.8184046407364" calcext:value-type="float">
            <text:p>5.81840464073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7" calcext:value-type="float">
            <text:p>7.00</text:p>
          </table:table-cell>
          <table:table-cell table:formula="of:=[.D45]+[.F46]" office:value-type="float" office:value="42.6254990489324" calcext:value-type="float">
            <text:p>42.6254990489324</text:p>
          </table:table-cell>
          <table:table-cell table:formula="of:=[.C46]-[.D45]" office:value-type="float" office:value="-40.7148560559228" calcext:value-type="float">
            <text:p>-40.7148560559228</text:p>
          </table:table-cell>
          <table:table-cell table:formula="of:=[.E46]/factor" office:value-type="float" office:value="-5.08935700699035" calcext:value-type="float">
            <text:p>-5.0893570069903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6]" office:value-type="float" office:value="7.5" calcext:value-type="float">
            <text:p>7.5</text:p>
          </table:table-cell>
          <table:table-cell table:formula="of:=IF(  ABS([.I45]-[.D46]) &gt;  nom*[.G46];[.D46];[.I45])" office:value-type="float" office:value="42.6254990489324" calcext:value-type="float">
            <text:p>42.6254990489324</text:p>
          </table:table-cell>
          <table:table-cell table:formula="of:=IF([.I46] &gt; [.H46];nom;0)" office:value-type="float" office:value="150" calcext:value-type="float">
            <text:p>150</text:p>
          </table:table-cell>
          <table:table-cell table:number-columns-repeated="10"/>
          <table:table-cell table:formula="of:=[.U45]+IF([.J46]&gt;0;1;0)" office:value-type="float" office:value="18" calcext:value-type="float">
            <text:p>18</text:p>
          </table:table-cell>
          <table:table-cell table:formula="of:=[.V45] + [.C46] * IF([.J46]&gt;0;1;0)" office:value-type="float" office:value="1362" calcext:value-type="float">
            <text:p>1362</text:p>
          </table:table-cell>
          <table:table-cell table:formula="of:=IF([.J46] &gt; 0; [.V46]/[.U46]; 0)" office:value-type="float" office:value="75.6666666666667" calcext:value-type="float">
            <text:p>75.6666666666667</text:p>
          </table:table-cell>
          <table:table-cell table:formula="of:=([.W46]/nom)^3" office:value-type="float" office:value="0.128363050754458" calcext:value-type="float">
            <text:p>0.128363050754458</text:p>
          </table:table-cell>
          <table:table-cell table:formula="of:=[.Y45]+[.X46]" office:value-type="float" office:value="5.94676769149086" calcext:value-type="float">
            <text:p>5.946767691490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46]+[.F47]" office:value-type="float" office:value="37.6723116678159" calcext:value-type="float">
            <text:p>37.6723116678159</text:p>
          </table:table-cell>
          <table:table-cell table:formula="of:=[.C47]-[.D46]" office:value-type="float" office:value="-39.6254990489324" calcext:value-type="float">
            <text:p>-39.6254990489324</text:p>
          </table:table-cell>
          <table:table-cell table:formula="of:=[.E47]/factor" office:value-type="float" office:value="-4.95318738111656" calcext:value-type="float">
            <text:p>-4.9531873811165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7]" office:value-type="float" office:value="7.5" calcext:value-type="float">
            <text:p>7.5</text:p>
          </table:table-cell>
          <table:table-cell table:formula="of:=IF(  ABS([.I46]-[.D47]) &gt;  nom*[.G47];[.D47];[.I46])" office:value-type="float" office:value="42.6254990489324" calcext:value-type="float">
            <text:p>42.6254990489324</text:p>
          </table:table-cell>
          <table:table-cell table:formula="of:=IF([.I47] &gt; [.H47];nom;0)" office:value-type="float" office:value="150" calcext:value-type="float">
            <text:p>150</text:p>
          </table:table-cell>
          <table:table-cell table:number-columns-repeated="10"/>
          <table:table-cell table:formula="of:=[.U46]+IF([.J47]&gt;0;1;0)" office:value-type="float" office:value="19" calcext:value-type="float">
            <text:p>19</text:p>
          </table:table-cell>
          <table:table-cell table:formula="of:=[.V46] + [.C47] * IF([.J47]&gt;0;1;0)" office:value-type="float" office:value="1365" calcext:value-type="float">
            <text:p>1365</text:p>
          </table:table-cell>
          <table:table-cell table:formula="of:=IF([.J47] &gt; 0; [.V47]/[.U47]; 0)" office:value-type="float" office:value="71.8421052631579" calcext:value-type="float">
            <text:p>71.8421052631579</text:p>
          </table:table-cell>
          <table:table-cell table:formula="of:=([.W47]/nom)^3" office:value-type="float" office:value="0.109866015454148" calcext:value-type="float">
            <text:p>0.109866015454148</text:p>
          </table:table-cell>
          <table:table-cell table:formula="of:=[.Y46]+[.X47]" office:value-type="float" office:value="6.05663370694501" calcext:value-type="float">
            <text:p>6.056633706945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47]+[.F48]" office:value-type="float" office:value="33.7132727093389" calcext:value-type="float">
            <text:p>33.7132727093389</text:p>
          </table:table-cell>
          <table:table-cell table:formula="of:=[.C48]-[.D47]" office:value-type="float" office:value="-31.6723116678159" calcext:value-type="float">
            <text:p>-31.6723116678159</text:p>
          </table:table-cell>
          <table:table-cell table:formula="of:=[.E48]/factor" office:value-type="float" office:value="-3.95903895847699" calcext:value-type="float">
            <text:p>-3.9590389584769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8]" office:value-type="float" office:value="7.5" calcext:value-type="float">
            <text:p>7.5</text:p>
          </table:table-cell>
          <table:table-cell table:formula="of:=IF(  ABS([.I47]-[.D48]) &gt;  nom*[.G48];[.D48];[.I47])" office:value-type="float" office:value="33.7132727093389" calcext:value-type="float">
            <text:p>33.7132727093389</text:p>
          </table:table-cell>
          <table:table-cell table:formula="of:=IF([.I48] &gt; [.H48];nom;0)" office:value-type="float" office:value="150" calcext:value-type="float">
            <text:p>150</text:p>
          </table:table-cell>
          <table:table-cell table:number-columns-repeated="10"/>
          <table:table-cell table:formula="of:=[.U47]+IF([.J48]&gt;0;1;0)" office:value-type="float" office:value="20" calcext:value-type="float">
            <text:p>20</text:p>
          </table:table-cell>
          <table:table-cell table:formula="of:=[.V47] + [.C48] * IF([.J48]&gt;0;1;0)" office:value-type="float" office:value="1371" calcext:value-type="float">
            <text:p>1371</text:p>
          </table:table-cell>
          <table:table-cell table:formula="of:=IF([.J48] &gt; 0; [.V48]/[.U48]; 0)" office:value-type="float" office:value="68.55" calcext:value-type="float">
            <text:p>68.55</text:p>
          </table:table-cell>
          <table:table-cell table:formula="of:=([.W48]/nom)^3" office:value-type="float" office:value="0.095443993" calcext:value-type="float">
            <text:p>0.095443993</text:p>
          </table:table-cell>
          <table:table-cell table:formula="of:=[.Y47]+[.X48]" office:value-type="float" office:value="6.15207769994501" calcext:value-type="float">
            <text:p>6.152077699945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48]+[.F49]" office:value-type="float" office:value="29.9991136206715" calcext:value-type="float">
            <text:p>29.9991136206715</text:p>
          </table:table-cell>
          <table:table-cell table:formula="of:=[.C49]-[.D48]" office:value-type="float" office:value="-29.7132727093389" calcext:value-type="float">
            <text:p>-29.7132727093389</text:p>
          </table:table-cell>
          <table:table-cell table:formula="of:=[.E49]/factor" office:value-type="float" office:value="-3.71415908866736" calcext:value-type="float">
            <text:p>-3.7141590886673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9]" office:value-type="float" office:value="7.5" calcext:value-type="float">
            <text:p>7.5</text:p>
          </table:table-cell>
          <table:table-cell table:formula="of:=IF(  ABS([.I48]-[.D49]) &gt;  nom*[.G49];[.D49];[.I48])" office:value-type="float" office:value="33.7132727093389" calcext:value-type="float">
            <text:p>33.7132727093389</text:p>
          </table:table-cell>
          <table:table-cell table:formula="of:=IF([.I49] &gt; [.H49];nom;0)" office:value-type="float" office:value="150" calcext:value-type="float">
            <text:p>150</text:p>
          </table:table-cell>
          <table:table-cell table:number-columns-repeated="10"/>
          <table:table-cell table:formula="of:=[.U48]+IF([.J49]&gt;0;1;0)" office:value-type="float" office:value="21" calcext:value-type="float">
            <text:p>21</text:p>
          </table:table-cell>
          <table:table-cell table:formula="of:=[.V48] + [.C49] * IF([.J49]&gt;0;1;0)" office:value-type="float" office:value="1375" calcext:value-type="float">
            <text:p>1375</text:p>
          </table:table-cell>
          <table:table-cell table:formula="of:=IF([.J49] &gt; 0; [.V49]/[.U49]; 0)" office:value-type="float" office:value="65.4761904761905" calcext:value-type="float">
            <text:p>65.4761904761905</text:p>
          </table:table-cell>
          <table:table-cell table:formula="of:=([.W49]/nom)^3" office:value-type="float" office:value="0.0831718636896264" calcext:value-type="float">
            <text:p>0.083171863689626</text:p>
          </table:table-cell>
          <table:table-cell table:formula="of:=[.Y48]+[.X49]" office:value-type="float" office:value="6.23524956363463" calcext:value-type="float">
            <text:p>6.235249563634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49]+[.F50]" office:value-type="float" office:value="26.4992244180876" calcext:value-type="float">
            <text:p>26.4992244180876</text:p>
          </table:table-cell>
          <table:table-cell table:formula="of:=[.C50]-[.D49]" office:value-type="float" office:value="-27.9991136206715" calcext:value-type="float">
            <text:p>-27.9991136206715</text:p>
          </table:table-cell>
          <table:table-cell table:formula="of:=[.E50]/factor" office:value-type="float" office:value="-3.49988920258394" calcext:value-type="float">
            <text:p>-3.4998892025839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0]" office:value-type="float" office:value="7.5" calcext:value-type="float">
            <text:p>7.5</text:p>
          </table:table-cell>
          <table:table-cell table:formula="of:=IF(  ABS([.I49]-[.D50]) &gt;  nom*[.G50];[.D50];[.I49])" office:value-type="float" office:value="33.7132727093389" calcext:value-type="float">
            <text:p>33.7132727093389</text:p>
          </table:table-cell>
          <table:table-cell table:formula="of:=IF([.I50] &gt; [.H50];nom;0)" office:value-type="float" office:value="150" calcext:value-type="float">
            <text:p>150</text:p>
          </table:table-cell>
          <table:table-cell table:number-columns-repeated="10"/>
          <table:table-cell table:formula="of:=[.U49]+IF([.J50]&gt;0;1;0)" office:value-type="float" office:value="22" calcext:value-type="float">
            <text:p>22</text:p>
          </table:table-cell>
          <table:table-cell table:formula="of:=[.V49] + [.C50] * IF([.J50]&gt;0;1;0)" office:value-type="float" office:value="1377" calcext:value-type="float">
            <text:p>1377</text:p>
          </table:table-cell>
          <table:table-cell table:formula="of:=IF([.J50] &gt; 0; [.V50]/[.U50]; 0)" office:value-type="float" office:value="62.5909090909091" calcext:value-type="float">
            <text:p>62.5909090909091</text:p>
          </table:table-cell>
          <table:table-cell table:formula="of:=([.W50]/nom)^3" office:value-type="float" office:value="0.0726540788880541" calcext:value-type="float">
            <text:p>0.072654078888054</text:p>
          </table:table-cell>
          <table:table-cell table:formula="of:=[.Y49]+[.X50]" office:value-type="float" office:value="6.30790364252269" calcext:value-type="float">
            <text:p>6.307903642522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0]+[.F51]" office:value-type="float" office:value="23.1868213658266" calcext:value-type="float">
            <text:p>23.1868213658266</text:p>
          </table:table-cell>
          <table:table-cell table:formula="of:=[.C51]-[.D50]" office:value-type="float" office:value="-26.4992244180876" calcext:value-type="float">
            <text:p>-26.4992244180876</text:p>
          </table:table-cell>
          <table:table-cell table:formula="of:=[.E51]/factor" office:value-type="float" office:value="-3.31240305226095" calcext:value-type="float">
            <text:p>-3.3124030522609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1]" office:value-type="float" office:value="7.5" calcext:value-type="float">
            <text:p>7.5</text:p>
          </table:table-cell>
          <table:table-cell table:formula="of:=IF(  ABS([.I50]-[.D51]) &gt;  nom*[.G51];[.D51];[.I50])" office:value-type="float" office:value="23.1868213658266" calcext:value-type="float">
            <text:p>23.1868213658266</text:p>
          </table:table-cell>
          <table:table-cell table:formula="of:=IF([.I51] &gt; [.H51];nom;0)" office:value-type="float" office:value="150" calcext:value-type="float">
            <text:p>150</text:p>
          </table:table-cell>
          <table:table-cell table:number-columns-repeated="10"/>
          <table:table-cell table:formula="of:=[.U50]+IF([.J51]&gt;0;1;0)" office:value-type="float" office:value="23" calcext:value-type="float">
            <text:p>23</text:p>
          </table:table-cell>
          <table:table-cell table:formula="of:=[.V50] + [.C51] * IF([.J51]&gt;0;1;0)" office:value-type="float" office:value="1377" calcext:value-type="float">
            <text:p>1377</text:p>
          </table:table-cell>
          <table:table-cell table:formula="of:=IF([.J51] &gt; 0; [.V51]/[.U51]; 0)" office:value-type="float" office:value="59.8695652173913" calcext:value-type="float">
            <text:p>59.8695652173913</text:p>
          </table:table-cell>
          <table:table-cell table:formula="of:=([.W51]/nom)^3" office:value-type="float" office:value="0.0635835154105367" calcext:value-type="float">
            <text:p>0.063583515410537</text:p>
          </table:table-cell>
          <table:table-cell table:formula="of:=[.Y50]+[.X51]" office:value-type="float" office:value="6.37148715793322" calcext:value-type="float">
            <text:p>6.371487157933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51]+[.F52]" office:value-type="float" office:value="20.7884686950983" calcext:value-type="float">
            <text:p>20.7884686950983</text:p>
          </table:table-cell>
          <table:table-cell table:formula="of:=[.C52]-[.D51]" office:value-type="float" office:value="-19.1868213658266" calcext:value-type="float">
            <text:p>-19.1868213658266</text:p>
          </table:table-cell>
          <table:table-cell table:formula="of:=[.E52]/factor" office:value-type="float" office:value="-2.39835267072833" calcext:value-type="float">
            <text:p>-2.3983526707283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2]" office:value-type="float" office:value="7.5" calcext:value-type="float">
            <text:p>7.5</text:p>
          </table:table-cell>
          <table:table-cell table:formula="of:=IF(  ABS([.I51]-[.D52]) &gt;  nom*[.G52];[.D52];[.I51])" office:value-type="float" office:value="23.1868213658266" calcext:value-type="float">
            <text:p>23.1868213658266</text:p>
          </table:table-cell>
          <table:table-cell table:formula="of:=IF([.I52] &gt; [.H52];nom;0)" office:value-type="float" office:value="150" calcext:value-type="float">
            <text:p>150</text:p>
          </table:table-cell>
          <table:table-cell table:number-columns-repeated="10"/>
          <table:table-cell table:formula="of:=[.U51]+IF([.J52]&gt;0;1;0)" office:value-type="float" office:value="24" calcext:value-type="float">
            <text:p>24</text:p>
          </table:table-cell>
          <table:table-cell table:formula="of:=[.V51] + [.C52] * IF([.J52]&gt;0;1;0)" office:value-type="float" office:value="1381" calcext:value-type="float">
            <text:p>1381</text:p>
          </table:table-cell>
          <table:table-cell table:formula="of:=IF([.J52] &gt; 0; [.V52]/[.U52]; 0)" office:value-type="float" office:value="57.5416666666667" calcext:value-type="float">
            <text:p>57.5416666666667</text:p>
          </table:table-cell>
          <table:table-cell table:formula="of:=([.W52]/nom)^3" office:value-type="float" office:value="0.0564512461634088" calcext:value-type="float">
            <text:p>0.056451246163409</text:p>
          </table:table-cell>
          <table:table-cell table:formula="of:=[.Y51]+[.X52]" office:value-type="float" office:value="6.42793840409663" calcext:value-type="float">
            <text:p>6.427938404096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2]+[.F53]" office:value-type="float" office:value="18.439910108211" calcext:value-type="float">
            <text:p>18.439910108211</text:p>
          </table:table-cell>
          <table:table-cell table:formula="of:=[.C53]-[.D52]" office:value-type="float" office:value="-18.7884686950983" calcext:value-type="float">
            <text:p>-18.7884686950983</text:p>
          </table:table-cell>
          <table:table-cell table:formula="of:=[.E53]/factor" office:value-type="float" office:value="-2.34855858688729" calcext:value-type="float">
            <text:p>-2.3485585868872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3]" office:value-type="float" office:value="7.5" calcext:value-type="float">
            <text:p>7.5</text:p>
          </table:table-cell>
          <table:table-cell table:formula="of:=IF(  ABS([.I52]-[.D53]) &gt;  nom*[.G53];[.D53];[.I52])" office:value-type="float" office:value="23.1868213658266" calcext:value-type="float">
            <text:p>23.1868213658266</text:p>
          </table:table-cell>
          <table:table-cell table:formula="of:=IF([.I53] &gt; [.H53];nom;0)" office:value-type="float" office:value="150" calcext:value-type="float">
            <text:p>150</text:p>
          </table:table-cell>
          <table:table-cell table:number-columns-repeated="10"/>
          <table:table-cell table:formula="of:=[.U52]+IF([.J53]&gt;0;1;0)" office:value-type="float" office:value="25" calcext:value-type="float">
            <text:p>25</text:p>
          </table:table-cell>
          <table:table-cell table:formula="of:=[.V52] + [.C53] * IF([.J53]&gt;0;1;0)" office:value-type="float" office:value="1383" calcext:value-type="float">
            <text:p>1383</text:p>
          </table:table-cell>
          <table:table-cell table:formula="of:=IF([.J53] &gt; 0; [.V53]/[.U53]; 0)" office:value-type="float" office:value="55.32" calcext:value-type="float">
            <text:p>55.32</text:p>
          </table:table-cell>
          <table:table-cell table:formula="of:=([.W53]/nom)^3" office:value-type="float" office:value="0.050161756672" calcext:value-type="float">
            <text:p>0.050161756672</text:p>
          </table:table-cell>
          <table:table-cell table:formula="of:=[.Y52]+[.X53]" office:value-type="float" office:value="6.47810016076863" calcext:value-type="float">
            <text:p>6.478100160768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3]+[.F54]" office:value-type="float" office:value="16.2599213446847" calcext:value-type="float">
            <text:p>16.2599213446847</text:p>
          </table:table-cell>
          <table:table-cell table:formula="of:=[.C54]-[.D53]" office:value-type="float" office:value="-17.439910108211" calcext:value-type="float">
            <text:p>-17.439910108211</text:p>
          </table:table-cell>
          <table:table-cell table:formula="of:=[.E54]/factor" office:value-type="float" office:value="-2.17998876352638" calcext:value-type="float">
            <text:p>-2.1799887635263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4]" office:value-type="float" office:value="7.5" calcext:value-type="float">
            <text:p>7.5</text:p>
          </table:table-cell>
          <table:table-cell table:formula="of:=IF(  ABS([.I53]-[.D54]) &gt;  nom*[.G54];[.D54];[.I53])" office:value-type="float" office:value="23.1868213658266" calcext:value-type="float">
            <text:p>23.1868213658266</text:p>
          </table:table-cell>
          <table:table-cell table:formula="of:=IF([.I54] &gt; [.H54];nom;0)" office:value-type="float" office:value="150" calcext:value-type="float">
            <text:p>150</text:p>
          </table:table-cell>
          <table:table-cell table:number-columns-repeated="10"/>
          <table:table-cell table:formula="of:=[.U53]+IF([.J54]&gt;0;1;0)" office:value-type="float" office:value="26" calcext:value-type="float">
            <text:p>26</text:p>
          </table:table-cell>
          <table:table-cell table:formula="of:=[.V53] + [.C54] * IF([.J54]&gt;0;1;0)" office:value-type="float" office:value="1384" calcext:value-type="float">
            <text:p>1384</text:p>
          </table:table-cell>
          <table:table-cell table:formula="of:=IF([.J54] &gt; 0; [.V54]/[.U54]; 0)" office:value-type="float" office:value="53.2307692307692" calcext:value-type="float">
            <text:p>53.2307692307692</text:p>
          </table:table-cell>
          <table:table-cell table:formula="of:=([.W54]/nom)^3" office:value-type="float" office:value="0.0446904213489776" calcext:value-type="float">
            <text:p>0.044690421348978</text:p>
          </table:table-cell>
          <table:table-cell table:formula="of:=[.Y53]+[.X54]" office:value-type="float" office:value="6.52279058211761" calcext:value-type="float">
            <text:p>6.522790582117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54]+[.F55]" office:value-type="float" office:value="14.6024311765991" calcext:value-type="float">
            <text:p>14.6024311765991</text:p>
          </table:table-cell>
          <table:table-cell table:formula="of:=[.C55]-[.D54]" office:value-type="float" office:value="-13.2599213446846" calcext:value-type="float">
            <text:p>-13.2599213446846</text:p>
          </table:table-cell>
          <table:table-cell table:formula="of:=[.E55]/factor" office:value-type="float" office:value="-1.65749016808558" calcext:value-type="float">
            <text:p>-1.6574901680855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5]" office:value-type="float" office:value="7.5" calcext:value-type="float">
            <text:p>7.5</text:p>
          </table:table-cell>
          <table:table-cell table:formula="of:=IF(  ABS([.I54]-[.D55]) &gt;  nom*[.G55];[.D55];[.I54])" office:value-type="float" office:value="14.6024311765991" calcext:value-type="float">
            <text:p>14.6024311765991</text:p>
          </table:table-cell>
          <table:table-cell table:formula="of:=IF([.I55] &gt; [.H55];nom;0)" office:value-type="float" office:value="150" calcext:value-type="float">
            <text:p>150</text:p>
          </table:table-cell>
          <table:table-cell table:number-columns-repeated="10"/>
          <table:table-cell table:formula="of:=[.U54]+IF([.J55]&gt;0;1;0)" office:value-type="float" office:value="27" calcext:value-type="float">
            <text:p>27</text:p>
          </table:table-cell>
          <table:table-cell table:formula="of:=[.V54] + [.C55] * IF([.J55]&gt;0;1;0)" office:value-type="float" office:value="1387" calcext:value-type="float">
            <text:p>1387</text:p>
          </table:table-cell>
          <table:table-cell table:formula="of:=IF([.J55] &gt; 0; [.V55]/[.U55]; 0)" office:value-type="float" office:value="51.3703703703704" calcext:value-type="float">
            <text:p>51.3703703703704</text:p>
          </table:table-cell>
          <table:table-cell table:formula="of:=([.W55]/nom)^3" office:value-type="float" office:value="0.040166529913951" calcext:value-type="float">
            <text:p>0.040166529913951</text:p>
          </table:table-cell>
          <table:table-cell table:formula="of:=[.Y54]+[.X55]" office:value-type="float" office:value="6.56295711203156" calcext:value-type="float">
            <text:p>6.562957112031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5]+[.F56]" office:value-type="float" office:value="12.7771272795242" calcext:value-type="float">
            <text:p>12.7771272795242</text:p>
          </table:table-cell>
          <table:table-cell table:formula="of:=[.C56]-[.D55]" office:value-type="float" office:value="-14.6024311765991" calcext:value-type="float">
            <text:p>-14.6024311765991</text:p>
          </table:table-cell>
          <table:table-cell table:formula="of:=[.E56]/factor" office:value-type="float" office:value="-1.82530389707488" calcext:value-type="float">
            <text:p>-1.8253038970748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6]" office:value-type="float" office:value="7.5" calcext:value-type="float">
            <text:p>7.5</text:p>
          </table:table-cell>
          <table:table-cell table:formula="of:=IF(  ABS([.I55]-[.D56]) &gt;  nom*[.G56];[.D56];[.I55])" office:value-type="float" office:value="14.6024311765991" calcext:value-type="float">
            <text:p>14.6024311765991</text:p>
          </table:table-cell>
          <table:table-cell table:formula="of:=IF([.I56] &gt; [.H56];nom;0)" office:value-type="float" office:value="150" calcext:value-type="float">
            <text:p>150</text:p>
          </table:table-cell>
          <table:table-cell table:number-columns-repeated="10"/>
          <table:table-cell table:formula="of:=[.U55]+IF([.J56]&gt;0;1;0)" office:value-type="float" office:value="28" calcext:value-type="float">
            <text:p>28</text:p>
          </table:table-cell>
          <table:table-cell table:formula="of:=[.V55] + [.C56] * IF([.J56]&gt;0;1;0)" office:value-type="float" office:value="1387" calcext:value-type="float">
            <text:p>1387</text:p>
          </table:table-cell>
          <table:table-cell table:formula="of:=IF([.J56] &gt; 0; [.V56]/[.U56]; 0)" office:value-type="float" office:value="49.5357142857143" calcext:value-type="float">
            <text:p>49.5357142857143</text:p>
          </table:table-cell>
          <table:table-cell table:formula="of:=([.W56]/nom)^3" office:value-type="float" office:value="0.0360148418502321" calcext:value-type="float">
            <text:p>0.036014841850232</text:p>
          </table:table-cell>
          <table:table-cell table:formula="of:=[.Y55]+[.X56]" office:value-type="float" office:value="6.59897195388179" calcext:value-type="float">
            <text:p>6.598971953881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6]+[.F57]" office:value-type="float" office:value="11.4299863695837" calcext:value-type="float">
            <text:p>11.4299863695837</text:p>
          </table:table-cell>
          <table:table-cell table:formula="of:=[.C57]-[.D56]" office:value-type="float" office:value="-10.7771272795242" calcext:value-type="float">
            <text:p>-10.7771272795242</text:p>
          </table:table-cell>
          <table:table-cell table:formula="of:=[.E57]/factor" office:value-type="float" office:value="-1.34714090994052" calcext:value-type="float">
            <text:p>-1.3471409099405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7]" office:value-type="float" office:value="7.5" calcext:value-type="float">
            <text:p>7.5</text:p>
          </table:table-cell>
          <table:table-cell table:formula="of:=IF(  ABS([.I56]-[.D57]) &gt;  nom*[.G57];[.D57];[.I56])" office:value-type="float" office:value="14.6024311765991" calcext:value-type="float">
            <text:p>14.6024311765991</text:p>
          </table:table-cell>
          <table:table-cell table:formula="of:=IF([.I57] &gt; [.H57];nom;0)" office:value-type="float" office:value="150" calcext:value-type="float">
            <text:p>150</text:p>
          </table:table-cell>
          <table:table-cell table:number-columns-repeated="10"/>
          <table:table-cell table:formula="of:=[.U56]+IF([.J57]&gt;0;1;0)" office:value-type="float" office:value="29" calcext:value-type="float">
            <text:p>29</text:p>
          </table:table-cell>
          <table:table-cell table:formula="of:=[.V56] + [.C57] * IF([.J57]&gt;0;1;0)" office:value-type="float" office:value="1389" calcext:value-type="float">
            <text:p>1389</text:p>
          </table:table-cell>
          <table:table-cell table:formula="of:=IF([.J57] &gt; 0; [.V57]/[.U57]; 0)" office:value-type="float" office:value="47.8965517241379" calcext:value-type="float">
            <text:p>47.8965517241379</text:p>
          </table:table-cell>
          <table:table-cell table:formula="of:=([.W57]/nom)^3" office:value-type="float" office:value="0.0325565942023043" calcext:value-type="float">
            <text:p>0.032556594202304</text:p>
          </table:table-cell>
          <table:table-cell table:formula="of:=[.Y56]+[.X57]" office:value-type="float" office:value="6.6315285480841" calcext:value-type="float">
            <text:p>6.63152854808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7]+[.F58]" office:value-type="float" office:value="10.1262380733857" calcext:value-type="float">
            <text:p>10.1262380733857</text:p>
          </table:table-cell>
          <table:table-cell table:formula="of:=[.C58]-[.D57]" office:value-type="float" office:value="-10.4299863695837" calcext:value-type="float">
            <text:p>-10.4299863695837</text:p>
          </table:table-cell>
          <table:table-cell table:formula="of:=[.E58]/factor" office:value-type="float" office:value="-1.30374829619796" calcext:value-type="float">
            <text:p>-1.3037482961979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8]" office:value-type="float" office:value="7.5" calcext:value-type="float">
            <text:p>7.5</text:p>
          </table:table-cell>
          <table:table-cell table:formula="of:=IF(  ABS([.I57]-[.D58]) &gt;  nom*[.G58];[.D58];[.I57])" office:value-type="float" office:value="14.6024311765991" calcext:value-type="float">
            <text:p>14.6024311765991</text:p>
          </table:table-cell>
          <table:table-cell table:formula="of:=IF([.I58] &gt; [.H58];nom;0)" office:value-type="float" office:value="150" calcext:value-type="float">
            <text:p>150</text:p>
          </table:table-cell>
          <table:table-cell table:number-columns-repeated="10"/>
          <table:table-cell table:formula="of:=[.U57]+IF([.J58]&gt;0;1;0)" office:value-type="float" office:value="30" calcext:value-type="float">
            <text:p>30</text:p>
          </table:table-cell>
          <table:table-cell table:formula="of:=[.V57] + [.C58] * IF([.J58]&gt;0;1;0)" office:value-type="float" office:value="1390" calcext:value-type="float">
            <text:p>1390</text:p>
          </table:table-cell>
          <table:table-cell table:formula="of:=IF([.J58] &gt; 0; [.V58]/[.U58]; 0)" office:value-type="float" office:value="46.3333333333333" calcext:value-type="float">
            <text:p>46.3333333333333</text:p>
          </table:table-cell>
          <table:table-cell table:formula="of:=([.W58]/nom)^3" office:value-type="float" office:value="0.0294718134430727" calcext:value-type="float">
            <text:p>0.029471813443073</text:p>
          </table:table-cell>
          <table:table-cell table:formula="of:=[.Y57]+[.X58]" office:value-type="float" office:value="6.66100036152717" calcext:value-type="float">
            <text:p>6.661000361527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7" calcext:value-type="float">
            <text:p>0.70</text:p>
          </table:table-cell>
          <table:table-cell table:formula="of:=[.D58]+[.F59]" office:value-type="float" office:value="8.94795831421249" calcext:value-type="float">
            <text:p>8.94795831421249</text:p>
          </table:table-cell>
          <table:table-cell table:formula="of:=[.C59]-[.D58]" office:value-type="float" office:value="-9.42623807338571" calcext:value-type="float">
            <text:p>-9.42623807338571</text:p>
          </table:table-cell>
          <table:table-cell table:formula="of:=[.E59]/factor" office:value-type="float" office:value="-1.17827975917321" calcext:value-type="float">
            <text:p>-1.1782797591732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9]" office:value-type="float" office:value="7.5" calcext:value-type="float">
            <text:p>7.5</text:p>
          </table:table-cell>
          <table:table-cell table:formula="of:=IF(  ABS([.I58]-[.D59]) &gt;  nom*[.G59];[.D59];[.I58])" office:value-type="float" office:value="14.6024311765991" calcext:value-type="float">
            <text:p>14.6024311765991</text:p>
          </table:table-cell>
          <table:table-cell table:formula="of:=IF([.I59] &gt; [.H59];nom;0)" office:value-type="float" office:value="150" calcext:value-type="float">
            <text:p>150</text:p>
          </table:table-cell>
          <table:table-cell table:number-columns-repeated="10"/>
          <table:table-cell table:formula="of:=[.U58]+IF([.J59]&gt;0;1;0)" office:value-type="float" office:value="31" calcext:value-type="float">
            <text:p>31</text:p>
          </table:table-cell>
          <table:table-cell table:formula="of:=[.V58] + [.C59] * IF([.J59]&gt;0;1;0)" office:value-type="float" office:value="1390.7" calcext:value-type="float">
            <text:p>1390.7</text:p>
          </table:table-cell>
          <table:table-cell table:formula="of:=IF([.J59] &gt; 0; [.V59]/[.U59]; 0)" office:value-type="float" office:value="44.8612903225807" calcext:value-type="float">
            <text:p>44.8612903225807</text:p>
          </table:table-cell>
          <table:table-cell table:formula="of:=([.W59]/nom)^3" office:value-type="float" office:value="0.0267510914048662" calcext:value-type="float">
            <text:p>0.026751091404866</text:p>
          </table:table-cell>
          <table:table-cell table:formula="of:=[.Y58]+[.X59]" office:value-type="float" office:value="6.68775145293204" calcext:value-type="float">
            <text:p>6.687751452932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8" calcext:value-type="float">
            <text:p>0.80</text:p>
          </table:table-cell>
          <table:table-cell table:formula="of:=[.D59]+[.F60]" office:value-type="float" office:value="7.92946352493593" calcext:value-type="float">
            <text:p>7.92946352493593</text:p>
          </table:table-cell>
          <table:table-cell table:formula="of:=[.C60]-[.D59]" office:value-type="float" office:value="-8.14795831421249" calcext:value-type="float">
            <text:p>-8.14795831421249</text:p>
          </table:table-cell>
          <table:table-cell table:formula="of:=[.E60]/factor" office:value-type="float" office:value="-1.01849478927656" calcext:value-type="float">
            <text:p>-1.0184947892765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0]" office:value-type="float" office:value="7.5" calcext:value-type="float">
            <text:p>7.5</text:p>
          </table:table-cell>
          <table:table-cell table:formula="of:=IF(  ABS([.I59]-[.D60]) &gt;  nom*[.G60];[.D60];[.I59])" office:value-type="float" office:value="14.6024311765991" calcext:value-type="float">
            <text:p>14.6024311765991</text:p>
          </table:table-cell>
          <table:table-cell table:formula="of:=IF([.I60] &gt; [.H60];nom;0)" office:value-type="float" office:value="150" calcext:value-type="float">
            <text:p>150</text:p>
          </table:table-cell>
          <table:table-cell table:number-columns-repeated="10"/>
          <table:table-cell table:formula="of:=[.U59]+IF([.J60]&gt;0;1;0)" office:value-type="float" office:value="32" calcext:value-type="float">
            <text:p>32</text:p>
          </table:table-cell>
          <table:table-cell table:formula="of:=[.V59] + [.C60] * IF([.J60]&gt;0;1;0)" office:value-type="float" office:value="1391.5" calcext:value-type="float">
            <text:p>1391.5</text:p>
          </table:table-cell>
          <table:table-cell table:formula="of:=IF([.J60] &gt; 0; [.V60]/[.U60]; 0)" office:value-type="float" office:value="43.484375" calcext:value-type="float">
            <text:p>43.484375</text:p>
          </table:table-cell>
          <table:table-cell table:formula="of:=([.W60]/nom)^3" office:value-type="float" office:value="0.0243627281889739" calcext:value-type="float">
            <text:p>0.024362728188974</text:p>
          </table:table-cell>
          <table:table-cell table:formula="of:=[.Y59]+[.X60]" office:value-type="float" office:value="6.71211418112101" calcext:value-type="float">
            <text:p>6.712114181121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0.4" calcext:value-type="float">
            <text:p>0.40</text:p>
          </table:table-cell>
          <table:table-cell table:formula="of:=[.D60]+[.F61]" office:value-type="float" office:value="6.98828058431894" calcext:value-type="float">
            <text:p>6.98828058431894</text:p>
          </table:table-cell>
          <table:table-cell table:formula="of:=[.C61]-[.D60]" office:value-type="float" office:value="-7.52946352493593" calcext:value-type="float">
            <text:p>-7.52946352493593</text:p>
          </table:table-cell>
          <table:table-cell table:formula="of:=[.E61]/factor" office:value-type="float" office:value="-0.941182940616991" calcext:value-type="float">
            <text:p>-0.94118294061699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1]" office:value-type="float" office:value="7.5" calcext:value-type="float">
            <text:p>7.5</text:p>
          </table:table-cell>
          <table:table-cell table:formula="of:=IF(  ABS([.I60]-[.D61]) &gt;  nom*[.G61];[.D61];[.I60])" office:value-type="float" office:value="6.98828058431894" calcext:value-type="float">
            <text:p>6.98828058431894</text:p>
          </table:table-cell>
          <table:table-cell table:formula="of:=IF([.I61] &gt; [.H61];nom;0)" office:value-type="float" office:value="0" calcext:value-type="float">
            <text:p>0</text:p>
          </table:table-cell>
          <table:table-cell table:number-columns-repeated="10"/>
          <table:table-cell table:formula="of:=[.U60]+IF([.J61]&gt;0;1;0)" office:value-type="float" office:value="32" calcext:value-type="float">
            <text:p>32</text:p>
          </table:table-cell>
          <table:table-cell table:formula="of:=[.V60] + [.C61] * IF([.J61]&gt;0;1;0)" office:value-type="float" office:value="1391.5" calcext:value-type="float">
            <text:p>1391.5</text:p>
          </table:table-cell>
          <table:table-cell table:formula="of:=IF([.J61] &gt; 0; [.V61]/[.U61]; 0)" office:value-type="float" office:value="0" calcext:value-type="float">
            <text:p>0</text:p>
          </table:table-cell>
          <table:table-cell table:formula="of:=([.W61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61]+[.F62]" office:value-type="float" office:value="6.15224551127907" calcext:value-type="float">
            <text:p>6.15224551127907</text:p>
          </table:table-cell>
          <table:table-cell table:formula="of:=[.C62]-[.D61]" office:value-type="float" office:value="-6.68828058431894" calcext:value-type="float">
            <text:p>-6.68828058431894</text:p>
          </table:table-cell>
          <table:table-cell table:formula="of:=[.E62]/factor" office:value-type="float" office:value="-0.836035073039867" calcext:value-type="float">
            <text:p>-0.83603507303986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2]" office:value-type="float" office:value="7.5" calcext:value-type="float">
            <text:p>7.5</text:p>
          </table:table-cell>
          <table:table-cell table:formula="of:=IF(  ABS([.I61]-[.D62]) &gt;  nom*[.G62];[.D62];[.I61])" office:value-type="float" office:value="6.98828058431894" calcext:value-type="float">
            <text:p>6.98828058431894</text:p>
          </table:table-cell>
          <table:table-cell table:formula="of:=IF([.I62] &gt; [.H62];nom;0)" office:value-type="float" office:value="0" calcext:value-type="float">
            <text:p>0</text:p>
          </table:table-cell>
          <table:table-cell table:number-columns-repeated="10"/>
          <table:table-cell table:formula="of:=[.U61]+IF([.J62]&gt;0;1;0)" office:value-type="float" office:value="32" calcext:value-type="float">
            <text:p>32</text:p>
          </table:table-cell>
          <table:table-cell table:formula="of:=[.V61] + [.C62] * IF([.J62]&gt;0;1;0)" office:value-type="float" office:value="1391.5" calcext:value-type="float">
            <text:p>1391.5</text:p>
          </table:table-cell>
          <table:table-cell table:formula="of:=IF([.J62] &gt; 0; [.V62]/[.U62]; 0)" office:value-type="float" office:value="0" calcext:value-type="float">
            <text:p>0</text:p>
          </table:table-cell>
          <table:table-cell table:formula="of:=([.W62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0.2" calcext:value-type="float">
            <text:p>0.20</text:p>
          </table:table-cell>
          <table:table-cell table:formula="of:=[.D62]+[.F63]" office:value-type="float" office:value="5.40821482236919" calcext:value-type="float">
            <text:p>5.40821482236919</text:p>
          </table:table-cell>
          <table:table-cell table:formula="of:=[.C63]-[.D62]" office:value-type="float" office:value="-5.95224551127907" calcext:value-type="float">
            <text:p>-5.95224551127907</text:p>
          </table:table-cell>
          <table:table-cell table:formula="of:=[.E63]/factor" office:value-type="float" office:value="-0.744030688909884" calcext:value-type="float">
            <text:p>-0.74403068890988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3]" office:value-type="float" office:value="7.5" calcext:value-type="float">
            <text:p>7.5</text:p>
          </table:table-cell>
          <table:table-cell table:formula="of:=IF(  ABS([.I62]-[.D63]) &gt;  nom*[.G63];[.D63];[.I62])" office:value-type="float" office:value="6.98828058431894" calcext:value-type="float">
            <text:p>6.98828058431894</text:p>
          </table:table-cell>
          <table:table-cell table:formula="of:=IF([.I63] &gt; [.H63];nom;0)" office:value-type="float" office:value="0" calcext:value-type="float">
            <text:p>0</text:p>
          </table:table-cell>
          <table:table-cell table:number-columns-repeated="10"/>
          <table:table-cell table:formula="of:=[.U62]+IF([.J63]&gt;0;1;0)" office:value-type="float" office:value="32" calcext:value-type="float">
            <text:p>32</text:p>
          </table:table-cell>
          <table:table-cell table:formula="of:=[.V62] + [.C63] * IF([.J63]&gt;0;1;0)" office:value-type="float" office:value="1391.5" calcext:value-type="float">
            <text:p>1391.5</text:p>
          </table:table-cell>
          <table:table-cell table:formula="of:=IF([.J63] &gt; 0; [.V63]/[.U63]; 0)" office:value-type="float" office:value="0" calcext:value-type="float">
            <text:p>0</text:p>
          </table:table-cell>
          <table:table-cell table:formula="of:=([.W63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63]+[.F64]" office:value-type="float" office:value="4.74468796957304" calcext:value-type="float">
            <text:p>4.74468796957304</text:p>
          </table:table-cell>
          <table:table-cell table:formula="of:=[.C64]-[.D63]" office:value-type="float" office:value="-5.30821482236919" calcext:value-type="float">
            <text:p>-5.30821482236919</text:p>
          </table:table-cell>
          <table:table-cell table:formula="of:=[.E64]/factor" office:value-type="float" office:value="-0.663526852796149" calcext:value-type="float">
            <text:p>-0.66352685279614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4]" office:value-type="float" office:value="7.5" calcext:value-type="float">
            <text:p>7.5</text:p>
          </table:table-cell>
          <table:table-cell table:formula="of:=IF(  ABS([.I63]-[.D64]) &gt;  nom*[.G64];[.D64];[.I63])" office:value-type="float" office:value="6.98828058431894" calcext:value-type="float">
            <text:p>6.98828058431894</text:p>
          </table:table-cell>
          <table:table-cell table:formula="of:=IF([.I64] &gt; [.H64];nom;0)" office:value-type="float" office:value="0" calcext:value-type="float">
            <text:p>0</text:p>
          </table:table-cell>
          <table:table-cell table:number-columns-repeated="10"/>
          <table:table-cell table:formula="of:=[.U63]+IF([.J64]&gt;0;1;0)" office:value-type="float" office:value="32" calcext:value-type="float">
            <text:p>32</text:p>
          </table:table-cell>
          <table:table-cell table:formula="of:=[.V63] + [.C64] * IF([.J64]&gt;0;1;0)" office:value-type="float" office:value="1391.5" calcext:value-type="float">
            <text:p>1391.5</text:p>
          </table:table-cell>
          <table:table-cell table:formula="of:=IF([.J64] &gt; 0; [.V64]/[.U64]; 0)" office:value-type="float" office:value="0" calcext:value-type="float">
            <text:p>0</text:p>
          </table:table-cell>
          <table:table-cell table:formula="of:=([.W64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4]+[.F65]" office:value-type="float" office:value="4.15160197337641" calcext:value-type="float">
            <text:p>4.15160197337641</text:p>
          </table:table-cell>
          <table:table-cell table:formula="of:=[.C65]-[.D64]" office:value-type="float" office:value="-4.74468796957304" calcext:value-type="float">
            <text:p>-4.74468796957304</text:p>
          </table:table-cell>
          <table:table-cell table:formula="of:=[.E65]/factor" office:value-type="float" office:value="-0.59308599619663" calcext:value-type="float">
            <text:p>-0.5930859961966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5]" office:value-type="float" office:value="7.5" calcext:value-type="float">
            <text:p>7.5</text:p>
          </table:table-cell>
          <table:table-cell table:formula="of:=IF(  ABS([.I64]-[.D65]) &gt;  nom*[.G65];[.D65];[.I64])" office:value-type="float" office:value="6.98828058431894" calcext:value-type="float">
            <text:p>6.98828058431894</text:p>
          </table:table-cell>
          <table:table-cell table:formula="of:=IF([.I65] &gt; [.H65];nom;0)" office:value-type="float" office:value="0" calcext:value-type="float">
            <text:p>0</text:p>
          </table:table-cell>
          <table:table-cell table:number-columns-repeated="10"/>
          <table:table-cell table:formula="of:=[.U64]+IF([.J65]&gt;0;1;0)" office:value-type="float" office:value="32" calcext:value-type="float">
            <text:p>32</text:p>
          </table:table-cell>
          <table:table-cell table:formula="of:=[.V64] + [.C65] * IF([.J65]&gt;0;1;0)" office:value-type="float" office:value="1391.5" calcext:value-type="float">
            <text:p>1391.5</text:p>
          </table:table-cell>
          <table:table-cell table:formula="of:=IF([.J65] &gt; 0; [.V65]/[.U65]; 0)" office:value-type="float" office:value="0" calcext:value-type="float">
            <text:p>0</text:p>
          </table:table-cell>
          <table:table-cell table:formula="of:=([.W65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5]+[.F66]" office:value-type="float" office:value="3.63265172670436" calcext:value-type="float">
            <text:p>3.63265172670436</text:p>
          </table:table-cell>
          <table:table-cell table:formula="of:=[.C66]-[.D65]" office:value-type="float" office:value="-4.15160197337641" calcext:value-type="float">
            <text:p>-4.15160197337641</text:p>
          </table:table-cell>
          <table:table-cell table:formula="of:=[.E66]/factor" office:value-type="float" office:value="-0.518950246672051" calcext:value-type="float">
            <text:p>-0.51895024667205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6]" office:value-type="float" office:value="7.5" calcext:value-type="float">
            <text:p>7.5</text:p>
          </table:table-cell>
          <table:table-cell table:formula="of:=IF(  ABS([.I65]-[.D66]) &gt;  nom*[.G66];[.D66];[.I65])" office:value-type="float" office:value="6.98828058431894" calcext:value-type="float">
            <text:p>6.98828058431894</text:p>
          </table:table-cell>
          <table:table-cell table:formula="of:=IF([.I66] &gt; [.H66];nom;0)" office:value-type="float" office:value="0" calcext:value-type="float">
            <text:p>0</text:p>
          </table:table-cell>
          <table:table-cell table:number-columns-repeated="10"/>
          <table:table-cell table:formula="of:=[.U65]+IF([.J66]&gt;0;1;0)" office:value-type="float" office:value="32" calcext:value-type="float">
            <text:p>32</text:p>
          </table:table-cell>
          <table:table-cell table:formula="of:=[.V65] + [.C66] * IF([.J66]&gt;0;1;0)" office:value-type="float" office:value="1391.5" calcext:value-type="float">
            <text:p>1391.5</text:p>
          </table:table-cell>
          <table:table-cell table:formula="of:=IF([.J66] &gt; 0; [.V66]/[.U66]; 0)" office:value-type="float" office:value="0" calcext:value-type="float">
            <text:p>0</text:p>
          </table:table-cell>
          <table:table-cell table:formula="of:=([.W66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6]+[.F67]" office:value-type="float" office:value="3.17857026086631" calcext:value-type="float">
            <text:p>3.17857026086631</text:p>
          </table:table-cell>
          <table:table-cell table:formula="of:=[.C67]-[.D66]" office:value-type="float" office:value="-3.63265172670436" calcext:value-type="float">
            <text:p>-3.63265172670436</text:p>
          </table:table-cell>
          <table:table-cell table:formula="of:=[.E67]/factor" office:value-type="float" office:value="-0.454081465838045" calcext:value-type="float">
            <text:p>-0.45408146583804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7]" office:value-type="float" office:value="7.5" calcext:value-type="float">
            <text:p>7.5</text:p>
          </table:table-cell>
          <table:table-cell table:formula="of:=IF(  ABS([.I66]-[.D67]) &gt;  nom*[.G67];[.D67];[.I66])" office:value-type="float" office:value="6.98828058431894" calcext:value-type="float">
            <text:p>6.98828058431894</text:p>
          </table:table-cell>
          <table:table-cell table:formula="of:=IF([.I67] &gt; [.H67];nom;0)" office:value-type="float" office:value="0" calcext:value-type="float">
            <text:p>0</text:p>
          </table:table-cell>
          <table:table-cell table:number-columns-repeated="10"/>
          <table:table-cell table:formula="of:=[.U66]+IF([.J67]&gt;0;1;0)" office:value-type="float" office:value="32" calcext:value-type="float">
            <text:p>32</text:p>
          </table:table-cell>
          <table:table-cell table:formula="of:=[.V66] + [.C67] * IF([.J67]&gt;0;1;0)" office:value-type="float" office:value="1391.5" calcext:value-type="float">
            <text:p>1391.5</text:p>
          </table:table-cell>
          <table:table-cell table:formula="of:=IF([.J67] &gt; 0; [.V67]/[.U67]; 0)" office:value-type="float" office:value="0" calcext:value-type="float">
            <text:p>0</text:p>
          </table:table-cell>
          <table:table-cell table:formula="of:=([.W67]/nom)^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7]+[.F68]" office:value-type="float" office:value="2.78124897825802" calcext:value-type="float">
            <text:p>2.78124897825802</text:p>
          </table:table-cell>
          <table:table-cell table:formula="of:=[.C68]-[.D67]" office:value-type="float" office:value="-3.17857026086631" calcext:value-type="float">
            <text:p>-3.17857026086631</text:p>
          </table:table-cell>
          <table:table-cell table:formula="of:=[.E68]/factor" office:value-type="float" office:value="-0.397321282608289" calcext:value-type="float">
            <text:p>-0.39732128260828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8]" office:value-type="float" office:value="7.5" calcext:value-type="float">
            <text:p>7.5</text:p>
          </table:table-cell>
          <table:table-cell table:formula="of:=IF(  ABS([.I67]-[.D68]) &gt;  nom*[.G68];[.D68];[.I67])" office:value-type="float" office:value="6.98828058431894" calcext:value-type="float">
            <text:p>6.98828058431894</text:p>
          </table:table-cell>
          <table:table-cell table:formula="of:=IF([.I68] &gt; [.H68];nom;0)" office:value-type="float" office:value="0" calcext:value-type="float">
            <text:p>0</text:p>
          </table:table-cell>
          <table:table-cell table:number-columns-repeated="10"/>
          <table:table-cell table:formula="of:=[.U67]+IF([.J68]&gt;0;1;0)" office:value-type="float" office:value="32" calcext:value-type="float">
            <text:p>32</text:p>
          </table:table-cell>
          <table:table-cell table:formula="of:=[.V67] + [.C68] * IF([.J68]&gt;0;1;0)" office:value-type="float" office:value="1391.5" calcext:value-type="float">
            <text:p>1391.5</text:p>
          </table:table-cell>
          <table:table-cell table:formula="of:=IF([.J68] &gt; 0; [.V68]/[.U68]; 0)" office:value-type="float" office:value="0" calcext:value-type="float">
            <text:p>0</text:p>
          </table:table-cell>
          <table:table-cell table:formula="of:=([.W68]/nom)^3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float" office:value="3.59461759405396" calcext:value-type="float">
            <text:p>3.59461759405396</text:p>
          </table:table-cell>
          <table:table-cell table:formula="of:=[.I71]/nom" office:value-type="float" office:value="0.0239641172936931" calcext:value-type="float">
            <text:p>0.023964117293693</text:p>
          </table:table-cell>
          <table:table-cell table:formula="of:=([.J71]^3)" office:value-type="float" office:value="0.0000137620873422402" calcext:value-type="float">
            <text:p>1.37620873422402E-05</text:p>
          </table:table-cell>
          <table:table-cell table:formula="of:=[.K71]*(10 / 1000)" office:value-type="float" office:value="0.0000001376208734224" calcext:value-type="float">
            <text:p>1.37620873422402E-07</text:p>
          </table:table-cell>
          <table:table-cell table:formula="of:=[.M70]+[.L71]" office:value-type="float" office:value="0.0000001376208734224" calcext:value-type="float">
            <text:p>1.37620873422402E-07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float" office:value="11.1452903947972" calcext:value-type="float">
            <text:p>11.1452903947972</text:p>
          </table:table-cell>
          <table:table-cell table:formula="of:=[.I72]/nom" office:value-type="float" office:value="0.0743019359653147" calcext:value-type="float">
            <text:p>0.074301935965315</text:p>
          </table:table-cell>
          <table:table-cell table:formula="of:=([.J72]^3)" office:value-type="float" office:value="0.000410204470266908" calcext:value-type="float">
            <text:p>0.000410204470267</text:p>
          </table:table-cell>
          <table:table-cell table:formula="of:=[.K72]*(10 / 1000)" office:value-type="float" office:value="0.00000410204470266908" calcext:value-type="float">
            <text:p>4.10204470266908E-06</text:p>
          </table:table-cell>
          <table:table-cell table:formula="of:=[.M71]+[.L72]" office:value-type="float" office:value="0.00000423966557609148" calcext:value-type="float">
            <text:p>4.23966557609148E-06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5.7521290954476" calcext:value-type="float">
            <text:p>25.7521290954476</text:p>
          </table:table-cell>
          <table:table-cell table:formula="of:=[.I73]/nom" office:value-type="float" office:value="0.171680860636317" calcext:value-type="float">
            <text:p>0.171680860636317</text:p>
          </table:table-cell>
          <table:table-cell table:formula="of:=([.J73]^3)" office:value-type="float" office:value="0.00506017626525577" calcext:value-type="float">
            <text:p>0.005060176265256</text:p>
          </table:table-cell>
          <table:table-cell table:formula="of:=[.K73]*(10 / 1000)" office:value-type="float" office:value="0.0000506017626525577" calcext:value-type="float">
            <text:p>5.06017626525577E-05</text:p>
          </table:table-cell>
          <table:table-cell table:formula="of:=[.M72]+[.L73]" office:value-type="float" office:value="0.0000548414282286492" calcext:value-type="float">
            <text:p>5.48414282286492E-05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7.5331129585166" calcext:value-type="float">
            <text:p>37.5331129585166</text:p>
          </table:table-cell>
          <table:table-cell table:formula="of:=[.I74]/nom" office:value-type="float" office:value="0.250220753056777" calcext:value-type="float">
            <text:p>0.250220753056777</text:p>
          </table:table-cell>
          <table:table-cell table:formula="of:=([.J74]^3)" office:value-type="float" office:value="0.0156664277578375" calcext:value-type="float">
            <text:p>0.015666427757838</text:p>
          </table:table-cell>
          <table:table-cell table:formula="of:=[.K74]*(10 / 1000)" office:value-type="float" office:value="0.000156664277578375" calcext:value-type="float">
            <text:p>0.000156664277578</text:p>
          </table:table-cell>
          <table:table-cell table:formula="of:=[.M73]+[.L74]" office:value-type="float" office:value="0.000211505705807024" calcext:value-type="float">
            <text:p>0.00021150570580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9.466473838702" calcext:value-type="float">
            <text:p>49.466473838702</text:p>
          </table:table-cell>
          <table:table-cell table:formula="of:=[.I75]/nom" office:value-type="float" office:value="0.329776492258013" calcext:value-type="float">
            <text:p>0.329776492258013</text:p>
          </table:table-cell>
          <table:table-cell table:formula="of:=([.J75]^3)" office:value-type="float" office:value="0.0358640294656811" calcext:value-type="float">
            <text:p>0.035864029465681</text:p>
          </table:table-cell>
          <table:table-cell table:formula="of:=[.K75]*(10 / 1000)" office:value-type="float" office:value="0.000358640294656811" calcext:value-type="float">
            <text:p>0.000358640294657</text:p>
          </table:table-cell>
          <table:table-cell table:formula="of:=[.M74]+[.L75]" office:value-type="float" office:value="0.000570146000463835" calcext:value-type="float">
            <text:p>0.00057014600046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8.4081646088643" calcext:value-type="float">
            <text:p>58.4081646088643</text:p>
          </table:table-cell>
          <table:table-cell table:formula="of:=[.I76]/nom" office:value-type="float" office:value="0.389387764059095" calcext:value-type="float">
            <text:p>0.389387764059095</text:p>
          </table:table-cell>
          <table:table-cell table:formula="of:=([.J76]^3)" office:value-type="float" office:value="0.0590400750651104" calcext:value-type="float">
            <text:p>0.059040075065111</text:p>
          </table:table-cell>
          <table:table-cell table:formula="of:=[.K76]*(10 / 1000)" office:value-type="float" office:value="0.000590400750651104" calcext:value-type="float">
            <text:p>0.000590400750651</text:p>
          </table:table-cell>
          <table:table-cell table:formula="of:=[.M75]+[.L76]" office:value-type="float" office:value="0.00116054675111494" calcext:value-type="float">
            <text:p>0.001160546751115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7.3571440327563" calcext:value-type="float">
            <text:p>67.3571440327563</text:p>
          </table:table-cell>
          <table:table-cell table:formula="of:=[.I77]/nom" office:value-type="float" office:value="0.449047626885042" calcext:value-type="float">
            <text:p>0.449047626885042</text:p>
          </table:table-cell>
          <table:table-cell table:formula="of:=([.J77]^3)" office:value-type="float" office:value="0.0905476569384893" calcext:value-type="float">
            <text:p>0.090547656938489</text:p>
          </table:table-cell>
          <table:table-cell table:formula="of:=[.K77]*(10 / 1000)" office:value-type="float" office:value="0.000905476569384894" calcext:value-type="float">
            <text:p>0.000905476569385</text:p>
          </table:table-cell>
          <table:table-cell table:formula="of:=[.M76]+[.L77]" office:value-type="float" office:value="0.00206602332049983" calcext:value-type="float">
            <text:p>0.0020660233205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7.3571440327563" calcext:value-type="float">
            <text:p>67.3571440327563</text:p>
          </table:table-cell>
          <table:table-cell table:formula="of:=[.I78]/nom" office:value-type="float" office:value="0.449047626885042" calcext:value-type="float">
            <text:p>0.449047626885042</text:p>
          </table:table-cell>
          <table:table-cell table:formula="of:=([.J78]^3)" office:value-type="float" office:value="0.0905476569384893" calcext:value-type="float">
            <text:p>0.090547656938489</text:p>
          </table:table-cell>
          <table:table-cell table:formula="of:=[.K78]*(10 / 1000)" office:value-type="float" office:value="0.000905476569384894" calcext:value-type="float">
            <text:p>0.000905476569385</text:p>
          </table:table-cell>
          <table:table-cell table:formula="of:=[.M77]+[.L78]" office:value-type="float" office:value="0.00297149988988473" calcext:value-type="float">
            <text:p>0.002971499889885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835938400079" calcext:value-type="float">
            <text:p>80.835938400079</text:p>
          </table:table-cell>
          <table:table-cell table:formula="of:=[.I79]/nom" office:value-type="float" office:value="0.538906256000527" calcext:value-type="float">
            <text:p>0.538906256000527</text:p>
          </table:table-cell>
          <table:table-cell table:formula="of:=([.J79]^3)" office:value-type="float" office:value="0.156509129407858" calcext:value-type="float">
            <text:p>0.156509129407858</text:p>
          </table:table-cell>
          <table:table-cell table:formula="of:=[.K79]*(10 / 1000)" office:value-type="float" office:value="0.00156509129407858" calcext:value-type="float">
            <text:p>0.001565091294079</text:p>
          </table:table-cell>
          <table:table-cell table:formula="of:=[.M78]+[.L79]" office:value-type="float" office:value="0.00453659118396331" calcext:value-type="float">
            <text:p>0.00453659118396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835938400079" calcext:value-type="float">
            <text:p>80.835938400079</text:p>
          </table:table-cell>
          <table:table-cell table:formula="of:=[.I80]/nom" office:value-type="float" office:value="0.538906256000527" calcext:value-type="float">
            <text:p>0.538906256000527</text:p>
          </table:table-cell>
          <table:table-cell table:formula="of:=([.J80]^3)" office:value-type="float" office:value="0.156509129407858" calcext:value-type="float">
            <text:p>0.156509129407858</text:p>
          </table:table-cell>
          <table:table-cell table:formula="of:=[.K80]*(10 / 1000)" office:value-type="float" office:value="0.00156509129407858" calcext:value-type="float">
            <text:p>0.001565091294079</text:p>
          </table:table-cell>
          <table:table-cell table:formula="of:=[.M79]+[.L80]" office:value-type="float" office:value="0.00610168247804189" calcext:value-type="float">
            <text:p>0.00610168247804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90.2337653375605" calcext:value-type="float">
            <text:p>90.2337653375605</text:p>
          </table:table-cell>
          <table:table-cell table:formula="of:=[.I81]/nom" office:value-type="float" office:value="0.601558435583737" calcext:value-type="float">
            <text:p>0.601558435583737</text:p>
          </table:table-cell>
          <table:table-cell table:formula="of:=([.J81]^3)" office:value-type="float" office:value="0.217687485914085" calcext:value-type="float">
            <text:p>0.217687485914085</text:p>
          </table:table-cell>
          <table:table-cell table:formula="of:=[.K81]*(10 / 1000)" office:value-type="float" office:value="0.00217687485914085" calcext:value-type="float">
            <text:p>0.002176874859141</text:p>
          </table:table-cell>
          <table:table-cell table:formula="of:=[.M80]+[.L81]" office:value-type="float" office:value="0.00827855733718274" calcext:value-type="float">
            <text:p>0.00827855733718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90.2337653375605" calcext:value-type="float">
            <text:p>90.2337653375605</text:p>
          </table:table-cell>
          <table:table-cell table:formula="of:=[.I82]/nom" office:value-type="float" office:value="0.601558435583737" calcext:value-type="float">
            <text:p>0.601558435583737</text:p>
          </table:table-cell>
          <table:table-cell table:formula="of:=([.J82]^3)" office:value-type="float" office:value="0.217687485914085" calcext:value-type="float">
            <text:p>0.217687485914085</text:p>
          </table:table-cell>
          <table:table-cell table:formula="of:=[.K82]*(10 / 1000)" office:value-type="float" office:value="0.00217687485914085" calcext:value-type="float">
            <text:p>0.002176874859141</text:p>
          </table:table-cell>
          <table:table-cell table:formula="of:=[.M81]+[.L82]" office:value-type="float" office:value="0.0104554321963236" calcext:value-type="float">
            <text:p>0.01045543219632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0852265865698" calcext:value-type="float">
            <text:p>80.0852265865698</text:p>
          </table:table-cell>
          <table:table-cell table:formula="of:=[.I83]/nom" office:value-type="float" office:value="0.533901510577132" calcext:value-type="float">
            <text:p>0.533901510577132</text:p>
          </table:table-cell>
          <table:table-cell table:formula="of:=([.J83]^3)" office:value-type="float" office:value="0.152189064989109" calcext:value-type="float">
            <text:p>0.152189064989109</text:p>
          </table:table-cell>
          <table:table-cell table:formula="of:=[.K83]*(10 / 1000)" office:value-type="float" office:value="0.00152189064989109" calcext:value-type="float">
            <text:p>0.001521890649891</text:p>
          </table:table-cell>
          <table:table-cell table:formula="of:=[.M82]+[.L83]" office:value-type="float" office:value="0.0119773228462147" calcext:value-type="float">
            <text:p>0.011977322846215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0852265865698" calcext:value-type="float">
            <text:p>80.0852265865698</text:p>
          </table:table-cell>
          <table:table-cell table:formula="of:=[.I84]/nom" office:value-type="float" office:value="0.533901510577132" calcext:value-type="float">
            <text:p>0.533901510577132</text:p>
          </table:table-cell>
          <table:table-cell table:formula="of:=([.J84]^3)" office:value-type="float" office:value="0.152189064989109" calcext:value-type="float">
            <text:p>0.152189064989109</text:p>
          </table:table-cell>
          <table:table-cell table:formula="of:=[.K84]*(10 / 1000)" office:value-type="float" office:value="0.00152189064989109" calcext:value-type="float">
            <text:p>0.001521890649891</text:p>
          </table:table-cell>
          <table:table-cell table:formula="of:=[.M83]+[.L84]" office:value-type="float" office:value="0.0134992134961058" calcext:value-type="float">
            <text:p>0.013499213496106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5.4402516053425" calcext:value-type="float">
            <text:p>65.4402516053425</text:p>
          </table:table-cell>
          <table:table-cell table:formula="of:=[.I85]/nom" office:value-type="float" office:value="0.436268344035617" calcext:value-type="float">
            <text:p>0.436268344035617</text:p>
          </table:table-cell>
          <table:table-cell table:formula="of:=([.J85]^3)" office:value-type="float" office:value="0.0830349835898529" calcext:value-type="float">
            <text:p>0.083034983589853</text:p>
          </table:table-cell>
          <table:table-cell table:formula="of:=[.K85]*(10 / 1000)" office:value-type="float" office:value="0.000830349835898529" calcext:value-type="float">
            <text:p>0.000830349835899</text:p>
          </table:table-cell>
          <table:table-cell table:formula="of:=[.M84]+[.L85]" office:value-type="float" office:value="0.0143295633320043" calcext:value-type="float">
            <text:p>0.01432956333200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5.4402516053425" calcext:value-type="float">
            <text:p>65.4402516053425</text:p>
          </table:table-cell>
          <table:table-cell table:formula="of:=[.I86]/nom" office:value-type="float" office:value="0.436268344035617" calcext:value-type="float">
            <text:p>0.436268344035617</text:p>
          </table:table-cell>
          <table:table-cell table:formula="of:=([.J86]^3)" office:value-type="float" office:value="0.0830349835898529" calcext:value-type="float">
            <text:p>0.083034983589853</text:p>
          </table:table-cell>
          <table:table-cell table:formula="of:=[.K86]*(10 / 1000)" office:value-type="float" office:value="0.000830349835898529" calcext:value-type="float">
            <text:p>0.000830349835899</text:p>
          </table:table-cell>
          <table:table-cell table:formula="of:=[.M85]+[.L86]" office:value-type="float" office:value="0.0151599131679028" calcext:value-type="float">
            <text:p>0.01515991316790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3.1026926353403" calcext:value-type="float">
            <text:p>53.1026926353403</text:p>
          </table:table-cell>
          <table:table-cell table:formula="of:=[.I87]/nom" office:value-type="float" office:value="0.354017950902269" calcext:value-type="float">
            <text:p>0.354017950902269</text:p>
          </table:table-cell>
          <table:table-cell table:formula="of:=([.J87]^3)" office:value-type="float" office:value="0.0443686129480253" calcext:value-type="float">
            <text:p>0.044368612948025</text:p>
          </table:table-cell>
          <table:table-cell table:formula="of:=[.K87]*(10 / 1000)" office:value-type="float" office:value="0.000443686129480253" calcext:value-type="float">
            <text:p>0.00044368612948</text:p>
          </table:table-cell>
          <table:table-cell table:formula="of:=[.M86]+[.L87]" office:value-type="float" office:value="0.0156035992973831" calcext:value-type="float">
            <text:p>0.01560359929738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3.1026926353403" calcext:value-type="float">
            <text:p>53.1026926353403</text:p>
          </table:table-cell>
          <table:table-cell table:formula="of:=[.I88]/nom" office:value-type="float" office:value="0.354017950902269" calcext:value-type="float">
            <text:p>0.354017950902269</text:p>
          </table:table-cell>
          <table:table-cell table:formula="of:=([.J88]^3)" office:value-type="float" office:value="0.0443686129480253" calcext:value-type="float">
            <text:p>0.044368612948025</text:p>
          </table:table-cell>
          <table:table-cell table:formula="of:=[.K88]*(10 / 1000)" office:value-type="float" office:value="0.000443686129480253" calcext:value-type="float">
            <text:p>0.00044368612948</text:p>
          </table:table-cell>
          <table:table-cell table:formula="of:=[.M87]+[.L88]" office:value-type="float" office:value="0.0160472854268633" calcext:value-type="float">
            <text:p>0.01604728542686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2.6254990489324" calcext:value-type="float">
            <text:p>42.6254990489324</text:p>
          </table:table-cell>
          <table:table-cell table:formula="of:=[.I89]/nom" office:value-type="float" office:value="0.284169993659549" calcext:value-type="float">
            <text:p>0.284169993659549</text:p>
          </table:table-cell>
          <table:table-cell table:formula="of:=([.J89]^3)" office:value-type="float" office:value="0.0229474616516896" calcext:value-type="float">
            <text:p>0.02294746165169</text:p>
          </table:table-cell>
          <table:table-cell table:formula="of:=[.K89]*(10 / 1000)" office:value-type="float" office:value="0.000229474616516896" calcext:value-type="float">
            <text:p>0.000229474616517</text:p>
          </table:table-cell>
          <table:table-cell table:formula="of:=[.M88]+[.L89]" office:value-type="float" office:value="0.0162767600433802" calcext:value-type="float">
            <text:p>0.0162767600433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2.6254990489324" calcext:value-type="float">
            <text:p>42.6254990489324</text:p>
          </table:table-cell>
          <table:table-cell table:formula="of:=[.I90]/nom" office:value-type="float" office:value="0.284169993659549" calcext:value-type="float">
            <text:p>0.284169993659549</text:p>
          </table:table-cell>
          <table:table-cell table:formula="of:=([.J90]^3)" office:value-type="float" office:value="0.0229474616516896" calcext:value-type="float">
            <text:p>0.02294746165169</text:p>
          </table:table-cell>
          <table:table-cell table:formula="of:=[.K90]*(10 / 1000)" office:value-type="float" office:value="0.000229474616516896" calcext:value-type="float">
            <text:p>0.000229474616517</text:p>
          </table:table-cell>
          <table:table-cell table:formula="of:=[.M89]+[.L90]" office:value-type="float" office:value="0.0165062346598971" calcext:value-type="float">
            <text:p>0.01650623465989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1]/nom" office:value-type="float" office:value="0.224755151395593" calcext:value-type="float">
            <text:p>0.224755151395593</text:p>
          </table:table-cell>
          <table:table-cell table:formula="of:=([.J91]^3)" office:value-type="float" office:value="0.0113534790703431" calcext:value-type="float">
            <text:p>0.011353479070343</text:p>
          </table:table-cell>
          <table:table-cell table:formula="of:=[.K91]*(10 / 1000)" office:value-type="float" office:value="0.000113534790703431" calcext:value-type="float">
            <text:p>0.000113534790703</text:p>
          </table:table-cell>
          <table:table-cell table:formula="of:=[.M90]+[.L91]" office:value-type="float" office:value="0.0166197694506006" calcext:value-type="float">
            <text:p>0.01661976945060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2]/nom" office:value-type="float" office:value="0.224755151395593" calcext:value-type="float">
            <text:p>0.224755151395593</text:p>
          </table:table-cell>
          <table:table-cell table:formula="of:=([.J92]^3)" office:value-type="float" office:value="0.0113534790703431" calcext:value-type="float">
            <text:p>0.011353479070343</text:p>
          </table:table-cell>
          <table:table-cell table:formula="of:=[.K92]*(10 / 1000)" office:value-type="float" office:value="0.000113534790703431" calcext:value-type="float">
            <text:p>0.000113534790703</text:p>
          </table:table-cell>
          <table:table-cell table:formula="of:=[.M91]+[.L92]" office:value-type="float" office:value="0.016733304241304" calcext:value-type="float">
            <text:p>0.01673330424130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3]/nom" office:value-type="float" office:value="0.224755151395593" calcext:value-type="float">
            <text:p>0.224755151395593</text:p>
          </table:table-cell>
          <table:table-cell table:formula="of:=([.J93]^3)" office:value-type="float" office:value="0.0113534790703431" calcext:value-type="float">
            <text:p>0.011353479070343</text:p>
          </table:table-cell>
          <table:table-cell table:formula="of:=[.K93]*(10 / 1000)" office:value-type="float" office:value="0.000113534790703431" calcext:value-type="float">
            <text:p>0.000113534790703</text:p>
          </table:table-cell>
          <table:table-cell table:formula="of:=[.M92]+[.L93]" office:value-type="float" office:value="0.0168468390320074" calcext:value-type="float">
            <text:p>0.01684683903200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4]/nom" office:value-type="float" office:value="0.154578809105511" calcext:value-type="float">
            <text:p>0.154578809105511</text:p>
          </table:table-cell>
          <table:table-cell table:formula="of:=([.J94]^3)" office:value-type="float" office:value="0.00369360008338254" calcext:value-type="float">
            <text:p>0.003693600083383</text:p>
          </table:table-cell>
          <table:table-cell table:formula="of:=[.K94]*(10 / 1000)" office:value-type="float" office:value="0.0000369360008338254" calcext:value-type="float">
            <text:p>3.69360008338254E-05</text:p>
          </table:table-cell>
          <table:table-cell table:formula="of:=[.M93]+[.L94]" office:value-type="float" office:value="0.0168837750328413" calcext:value-type="float">
            <text:p>0.01688377503284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5]/nom" office:value-type="float" office:value="0.154578809105511" calcext:value-type="float">
            <text:p>0.154578809105511</text:p>
          </table:table-cell>
          <table:table-cell table:formula="of:=([.J95]^3)" office:value-type="float" office:value="0.00369360008338254" calcext:value-type="float">
            <text:p>0.003693600083383</text:p>
          </table:table-cell>
          <table:table-cell table:formula="of:=[.K95]*(10 / 1000)" office:value-type="float" office:value="0.0000369360008338254" calcext:value-type="float">
            <text:p>3.69360008338254E-05</text:p>
          </table:table-cell>
          <table:table-cell table:formula="of:=[.M94]+[.L95]" office:value-type="float" office:value="0.0169207110336751" calcext:value-type="float">
            <text:p>0.016920711033675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6]/nom" office:value-type="float" office:value="0.154578809105511" calcext:value-type="float">
            <text:p>0.154578809105511</text:p>
          </table:table-cell>
          <table:table-cell table:formula="of:=([.J96]^3)" office:value-type="float" office:value="0.00369360008338254" calcext:value-type="float">
            <text:p>0.003693600083383</text:p>
          </table:table-cell>
          <table:table-cell table:formula="of:=[.K96]*(10 / 1000)" office:value-type="float" office:value="0.0000369360008338254" calcext:value-type="float">
            <text:p>3.69360008338254E-05</text:p>
          </table:table-cell>
          <table:table-cell table:formula="of:=[.M95]+[.L96]" office:value-type="float" office:value="0.0169576470345089" calcext:value-type="float">
            <text:p>0.016957647034509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7]/nom" office:value-type="float" office:value="0.154578809105511" calcext:value-type="float">
            <text:p>0.154578809105511</text:p>
          </table:table-cell>
          <table:table-cell table:formula="of:=([.J97]^3)" office:value-type="float" office:value="0.00369360008338254" calcext:value-type="float">
            <text:p>0.003693600083383</text:p>
          </table:table-cell>
          <table:table-cell table:formula="of:=[.K97]*(10 / 1000)" office:value-type="float" office:value="0.0000369360008338254" calcext:value-type="float">
            <text:p>3.69360008338254E-05</text:p>
          </table:table-cell>
          <table:table-cell table:formula="of:=[.M96]+[.L97]" office:value-type="float" office:value="0.0169945830353427" calcext:value-type="float">
            <text:p>0.01699458303534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98]/nom" office:value-type="float" office:value="0.0973495411773273" calcext:value-type="float">
            <text:p>0.097349541177327</text:p>
          </table:table-cell>
          <table:table-cell table:formula="of:=([.J98]^3)" office:value-type="float" office:value="0.000922575095618105" calcext:value-type="float">
            <text:p>0.000922575095618</text:p>
          </table:table-cell>
          <table:table-cell table:formula="of:=[.K98]*(10 / 1000)" office:value-type="float" office:value="0.00000922575095618105" calcext:value-type="float">
            <text:p>9.22575095618105E-06</text:p>
          </table:table-cell>
          <table:table-cell table:formula="of:=[.M97]+[.L98]" office:value-type="float" office:value="0.0170038087862989" calcext:value-type="float">
            <text:p>0.017003808786299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99]/nom" office:value-type="float" office:value="0.0973495411773273" calcext:value-type="float">
            <text:p>0.097349541177327</text:p>
          </table:table-cell>
          <table:table-cell table:formula="of:=([.J99]^3)" office:value-type="float" office:value="0.000922575095618105" calcext:value-type="float">
            <text:p>0.000922575095618</text:p>
          </table:table-cell>
          <table:table-cell table:formula="of:=[.K99]*(10 / 1000)" office:value-type="float" office:value="0.00000922575095618105" calcext:value-type="float">
            <text:p>9.22575095618105E-06</text:p>
          </table:table-cell>
          <table:table-cell table:formula="of:=[.M98]+[.L99]" office:value-type="float" office:value="0.0170130345372551" calcext:value-type="float">
            <text:p>0.017013034537255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0]/nom" office:value-type="float" office:value="0.0973495411773273" calcext:value-type="float">
            <text:p>0.097349541177327</text:p>
          </table:table-cell>
          <table:table-cell table:formula="of:=([.J100]^3)" office:value-type="float" office:value="0.000922575095618105" calcext:value-type="float">
            <text:p>0.000922575095618</text:p>
          </table:table-cell>
          <table:table-cell table:formula="of:=[.K100]*(10 / 1000)" office:value-type="float" office:value="0.00000922575095618105" calcext:value-type="float">
            <text:p>9.22575095618105E-06</text:p>
          </table:table-cell>
          <table:table-cell table:formula="of:=[.M99]+[.L100]" office:value-type="float" office:value="0.0170222602882113" calcext:value-type="float">
            <text:p>0.01702226028821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1]/nom" office:value-type="float" office:value="0.0973495411773273" calcext:value-type="float">
            <text:p>0.097349541177327</text:p>
          </table:table-cell>
          <table:table-cell table:formula="of:=([.J101]^3)" office:value-type="float" office:value="0.000922575095618105" calcext:value-type="float">
            <text:p>0.000922575095618</text:p>
          </table:table-cell>
          <table:table-cell table:formula="of:=[.K101]*(10 / 1000)" office:value-type="float" office:value="0.00000922575095618105" calcext:value-type="float">
            <text:p>9.22575095618105E-06</text:p>
          </table:table-cell>
          <table:table-cell table:formula="of:=[.M100]+[.L101]" office:value-type="float" office:value="0.0170314860391674" calcext:value-type="float">
            <text:p>0.01703148603916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2]/nom" office:value-type="float" office:value="0.0973495411773273" calcext:value-type="float">
            <text:p>0.097349541177327</text:p>
          </table:table-cell>
          <table:table-cell table:formula="of:=([.J102]^3)" office:value-type="float" office:value="0.000922575095618105" calcext:value-type="float">
            <text:p>0.000922575095618</text:p>
          </table:table-cell>
          <table:table-cell table:formula="of:=[.K102]*(10 / 1000)" office:value-type="float" office:value="0.00000922575095618105" calcext:value-type="float">
            <text:p>9.22575095618105E-06</text:p>
          </table:table-cell>
          <table:table-cell table:formula="of:=[.M101]+[.L102]" office:value-type="float" office:value="0.0170407117901236" calcext:value-type="float">
            <text:p>0.01704071179012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3]/nom" office:value-type="float" office:value="0.0973495411773273" calcext:value-type="float">
            <text:p>0.097349541177327</text:p>
          </table:table-cell>
          <table:table-cell table:formula="of:=([.J103]^3)" office:value-type="float" office:value="0.000922575095618105" calcext:value-type="float">
            <text:p>0.000922575095618</text:p>
          </table:table-cell>
          <table:table-cell table:formula="of:=[.K103]*(10 / 1000)" office:value-type="float" office:value="0.00000922575095618105" calcext:value-type="float">
            <text:p>9.22575095618105E-06</text:p>
          </table:table-cell>
          <table:table-cell table:formula="of:=[.M102]+[.L103]" office:value-type="float" office:value="0.0170499375410798" calcext:value-type="float">
            <text:p>0.0170499375410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verage:</text:p>
          </table:table-cell>
          <table:table-cell/>
          <table:table-cell table:style-name="ce11" office:value-type="float" office:value="6.9" calcext:value-type="float">
            <text:p>6.9</text:p>
          </table:table-cell>
          <table:table-cell table:formula="of:=[.I104]/nom" office:value-type="float" office:value="0.046" calcext:value-type="float">
            <text:p>0.046</text:p>
          </table:table-cell>
          <table:table-cell table:formula="of:=([.J104]^3)" office:value-type="float" office:value="0.000097336" calcext:value-type="float">
            <text:p>9.7336E-05</text:p>
          </table:table-cell>
          <table:table-cell table:formula="of:=[.K104]*(10 / 1000)" office:value-type="float" office:value="0.00000097336" calcext:value-type="float">
            <text:p>9.7336E-07</text:p>
          </table:table-cell>
          <table:table-cell table:formula="of:=[.M103]+[.L104]" office:value-type="float" office:value="0.0170509109010798" calcext:value-type="float">
            <text:p>0.0170509109010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verage:</text:p>
          </table:table-cell>
          <table:table-cell/>
          <table:table-cell table:style-name="ce11" table:formula="of:=AVERAGE([.I71:.I104])" office:value-type="float" office:value="42.1665445421901" calcext:value-type="float">
            <text:p>42.1665445421901</text:p>
          </table:table-cell>
          <table:table-cell table:number-columns-repeated="1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Eigen Value:</text:p>
          </table:table-cell>
          <table:table-cell/>
          <table:table-cell table:style-name="ce12" table:formula="of:=([.I105]/nom)^3" office:value-type="float" office:value="0.0222141787287055" calcext:value-type="float">
            <text:p>0.0222</text:p>
          </table:table-cell>
          <table:table-cell table:formula="of:=[.I106]*2" office:value-type="float" office:value="0.044428357457411" calcext:value-type="float">
            <text:p>0.044428357457411</text:p>
          </table:table-cell>
          <table:table-cell table:number-columns-repeated="15"/>
        </table:table-row>
      </table:table>
      <table:table table:name="Sheet3" table:style-name="ta1">
        <table:table-column table:style-name="co1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" table:number-columns-repeated="3" table:default-cell-style-name="ce13"/>
        <table:table-column table:style-name="co13" table:default-cell-style-name="ce13"/>
        <table:table-column table:style-name="co14" table:default-cell-style-name="ce13"/>
        <table:table-column table:style-name="co1" table:number-columns-repeated="1014" table:default-cell-style-name="ce1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ear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sec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4]*365" office:value-type="float" office:value="3650" calcext:value-type="float">
            <text:p>3650</text:p>
          </table:table-cell>
          <table:table-cell table:style-name="ce15" table:formula="of:=[.C4]*24" office:value-type="float" office:value="87600" calcext:value-type="float">
            <text:p><text:s text:c="2"/>87 600</text:p>
          </table:table-cell>
          <table:table-cell table:style-name="ce15" table:formula="of:=[.D4]*(60 * 60)" office:value-type="float" office:value="315360000" calcext:value-type="float">
            <text:p><text:s/>315 360 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table:formula="of:=[.C6]/365" office:value-type="float" office:value="68.0962597349061" calcext:value-type="float">
            <text:p><text:s text:c="3"/>68.10</text:p>
          </table:table-cell>
          <table:table-cell table:style-name="ce14" table:formula="of:=[.D6]/24" office:value-type="float" office:value="24855.1348032407" calcext:value-type="float">
            <text:p><text:s text:c="2"/>24 855.13</text:p>
          </table:table-cell>
          <table:table-cell table:style-name="ce14" table:formula="of:=[.E6]* (1 / (60 * 60))" office:value-type="float" office:value="596523.235277778" calcext:value-type="float">
            <text:p><text:s text:c="2"/>596 523.24</text:p>
          </table:table-cell>
          <table:table-cell table:style-name="ce16" office:value-type="float" office:value="2147483647" calcext:value-type="float">
            <text:p>2 147 483 64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table:style-name="ce17" office:value-type="string" calcext:value-type="string">
            <text:p>smallint</text:p>
          </table:table-cell>
          <table:table-cell table:style-name="ce17" office:value-type="string" calcext:value-type="string">
            <text:p>2 bytes</text:p>
          </table:table-cell>
          <table:table-cell table:style-name="ce17" office:value-type="string" calcext:value-type="string">
            <text:p>small-range integer</text:p>
          </table:table-cell>
          <table:table-cell table:style-name="ce17" office:value-type="string" calcext:value-type="string">
            <text:p>-32768 to +3276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integer</text:p>
          </table:table-cell>
          <table:table-cell table:style-name="ce17" office:value-type="string" calcext:value-type="string">
            <text:p>4 bytes</text:p>
          </table:table-cell>
          <table:table-cell table:style-name="ce17" office:value-type="string" calcext:value-type="string">
            <text:p>typical choice for integer</text:p>
          </table:table-cell>
          <table:table-cell table:style-name="ce17" office:value-type="string" calcext:value-type="string">
            <text:p>-2147483648 to +214748364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bigint</text:p>
          </table:table-cell>
          <table:table-cell table:style-name="ce17" office:value-type="string" calcext:value-type="string">
            <text:p>8 bytes</text:p>
          </table:table-cell>
          <table:table-cell table:style-name="ce17" office:value-type="string" calcext:value-type="string">
            <text:p>large-range integer</text:p>
          </table:table-cell>
          <table:table-cell table:style-name="ce17" office:value-type="string" calcext:value-type="string">
            <text:p>-9223372036854775808 to +9223372036854775807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decimal</text:p>
          </table:table-cell>
          <table:table-cell table:style-name="ce17" office:value-type="string" calcext:value-type="string">
            <text:p>variable</text:p>
          </table:table-cell>
          <table:table-cell table:style-name="ce17" office:value-type="string" calcext:value-type="string">
            <text:p>user-specified precision, exact</text:p>
          </table:table-cell>
          <table:table-cell table:style-name="ce17" office:value-type="string" calcext:value-type="string">
            <text:p>up to 131072 digits before the decimal point; up to 16383 digits after the decimal point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numeric</text:p>
          </table:table-cell>
          <table:table-cell table:style-name="ce17" office:value-type="string" calcext:value-type="string">
            <text:p>variable</text:p>
          </table:table-cell>
          <table:table-cell table:style-name="ce17" office:value-type="string" calcext:value-type="string">
            <text:p>user-specified precision, exact</text:p>
          </table:table-cell>
          <table:table-cell table:style-name="ce17" office:value-type="string" calcext:value-type="string">
            <text:p>up to 131072 digits before the decimal point; up to 16383 digits after the decimal point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real</text:p>
          </table:table-cell>
          <table:table-cell table:style-name="ce17" office:value-type="string" calcext:value-type="string">
            <text:p>4 bytes</text:p>
          </table:table-cell>
          <table:table-cell table:style-name="ce17" office:value-type="string" calcext:value-type="string">
            <text:p>variable-precision, inexact</text:p>
          </table:table-cell>
          <table:table-cell table:style-name="ce17" office:value-type="string" calcext:value-type="string">
            <text:p>6 decimal digits precision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double precision</text:p>
          </table:table-cell>
          <table:table-cell table:style-name="ce17" office:value-type="string" calcext:value-type="string">
            <text:p>8 bytes</text:p>
          </table:table-cell>
          <table:table-cell table:style-name="ce17" office:value-type="string" calcext:value-type="string">
            <text:p>variable-precision, inexact</text:p>
          </table:table-cell>
          <table:table-cell table:style-name="ce17" office:value-type="string" calcext:value-type="string">
            <text:p>15 decimal digits precision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smallserial</text:p>
          </table:table-cell>
          <table:table-cell table:style-name="ce17" office:value-type="string" calcext:value-type="string">
            <text:p>2 bytes</text:p>
          </table:table-cell>
          <table:table-cell table:style-name="ce17" office:value-type="string" calcext:value-type="string">
            <text:p>small autoincrementing integer</text:p>
          </table:table-cell>
          <table:table-cell table:style-name="ce17" office:value-type="string" calcext:value-type="string">
            <text:p>1 to 3276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serial</text:p>
          </table:table-cell>
          <table:table-cell table:style-name="ce17" office:value-type="string" calcext:value-type="string">
            <text:p>4 bytes</text:p>
          </table:table-cell>
          <table:table-cell table:style-name="ce17" office:value-type="string" calcext:value-type="string">
            <text:p>autoincrementing integer</text:p>
          </table:table-cell>
          <table:table-cell table:style-name="ce17" office:value-type="string" calcext:value-type="string">
            <text:p>1 to 2147483647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bigserial</text:p>
          </table:table-cell>
          <table:table-cell table:style-name="ce17" office:value-type="string" calcext:value-type="string">
            <text:p>8 bytes</text:p>
          </table:table-cell>
          <table:table-cell table:style-name="ce17" office:value-type="string" calcext:value-type="string">
            <text:p>large autoincrementing integer</text:p>
          </table:table-cell>
          <table:table-cell table:style-name="ce17" office:value-type="string" calcext:value-type="string">
            <text:p>1 to 9223372036854775807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factor" table:base-cell-address="$DetectOpCycle.$B$2" table:cell-range-address="$DetectOpCycle.$B$3"/>
        <table:named-range table:name="nom" table:base-cell-address="$DetectOpCycle.$B$1" table:cell-range-address="$DetectOpCycle.$B$2"/>
        <table:named-range table:name="op_cycle_threshokd" table:base-cell-address="$DetectOpCycle.$D$1" table:cell-range-address="$DetectOpCycle.$D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Mono" svg:font-family="'Noto Sans Mono'" style:font-family-generic="swiss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0" number:min-decimal-places="0" number:min-integer-digits="6">
        <number:embedded-text number:position="6"> </number:embedded-text>
        <number:embedded-text number:position="3"> </number:embedded-text>
      </number:number>
    </number:number-style>
    <number:number-style style:name="N128">
      <number:number number:decimal-places="0" number:min-decimal-places="0" number:min-integer-digits="7">
        <number:embedded-text number:position="6"> </number:embedded-text>
        <number:embedded-text number:position="3"> </number:embedded-text>
      </number:number>
    </number:number-style>
    <number:number-style style:name="N129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0">
      <number:number number:decimal-places="2" number:min-decimal-places="2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15:49:30.960614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6:59:11.044498130</meta:creation-date>
    <meta:editing-duration>PT17H7M47S</meta:editing-duration>
    <meta:editing-cycles>11</meta:editing-cycles>
    <meta:generator>LibreOffice/7.0.4.2$Linux_X86_64 LibreOffice_project/00$Build-2</meta:generator>
    <dc:date>2024-06-13T16:56:01.592211530</dc:date>
    <meta:document-statistic meta:table-count="3" meta:cell-count="144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66cm" svg:height="12.137cm" xlink:href=".." xlink:type="simple" chart:class="chart:line" chart:column-mapping="0 3 1 2" chart:style-name="ch1">
        <chart:legend chart:legend-position="end" svg:x="18.531cm" svg:y="5.022cm" style:legend-expansion="high" chart:style-name="ch2"/>
        <chart:plot-area chart:style-name="ch3" table:cell-range-address="DetectOpCycle.C4:DetectOpCycle.D68 DetectOpCycle.I4:DetectOpCycle.J68" chart:data-source-has-labels="row" svg:x="0.421cm" svg:y="0.242cm" svg:width="17.689cm" svg:height="11.653cm">
          <chart:coordinate-region svg:x="1.228cm" svg:y="0.441cm" svg:width="16.882cm" svg:height="10.6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tectOpCycle.C5:DetectOpCycle.C68" chart:label-cell-address="DetectOpCycle.C4:DetectOpCycle.C4" chart:class="chart:line">
            <chart:data-point chart:repeated="64"/>
          </chart:series>
          <chart:series chart:style-name="ch7" chart:values-cell-range-address="DetectOpCycle.J5:DetectOpCycle.J68" chart:label-cell-address="DetectOpCycle.J4:DetectOpCycle.J4" chart:class="chart:line">
            <chart:data-point chart:repeated="64"/>
          </chart:series>
          <chart:series chart:style-name="ch8" chart:values-cell-range-address="DetectOpCycle.D5:DetectOpCycle.D68" chart:label-cell-address="DetectOpCycle.D4:DetectOpCycle.D4" chart:class="chart:line">
            <chart:data-point chart:repeated="64"/>
          </chart:series>
          <chart:series chart:style-name="ch9" chart:values-cell-range-address="DetectOpCycle.I5:DetectOpCycle.I68" chart:label-cell-address="DetectOpCycle.I4:DetectOpCycle.I4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  <draw:g>
                  <svg:desc>DetectOpCycle.C4:DetectOpCycle.C4</svg:desc>
                </draw:g>
              </table:table-cell>
              <table:table-cell office:value-type="string">
                <text:p>Out</text:p>
                <draw:g>
                  <svg:desc>DetectOpCycle.J4:DetectOpCycle.J4</svg:desc>
                </draw:g>
              </table:table-cell>
              <table:table-cell office:value-type="string">
                <text:p>Smooth</text:p>
                <draw:g>
                  <svg:desc>DetectOpCycle.D4:DetectOpCycle.D4</svg:desc>
                </draw:g>
              </table:table-cell>
              <table:table-cell office:value-type="string">
                <text:p>filter</text:p>
                <draw:g>
                  <svg:desc>DetectOpCycle.I4:DetectOpCycle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tectOpCycle.C5:DetectOpCycle.C68</svg:desc>
                </draw:g>
              </table:table-cell>
              <table:table-cell office:value-type="float" office:value="0">
                <text:p>0</text:p>
                <draw:g>
                  <svg:desc>DetectOpCycle.J5:DetectOpCycle.J68</svg:desc>
                </draw:g>
              </table:table-cell>
              <table:table-cell office:value-type="float" office:value="0">
                <text:p>0</text:p>
                <draw:g>
                  <svg:desc>DetectOpCycle.D5:DetectOpCycle.D68</svg:desc>
                </draw:g>
              </table:table-cell>
              <table:table-cell office:value-type="float" office:value="0">
                <text:p>0</text:p>
                <draw:g>
                  <svg:desc>DetectOpCycle.I5:DetectOpCycle.I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.4125">
                <text:p>0.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3734375">
                <text:p>0.3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67578125">
                <text:p>0.32675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.4859130859375">
                <text:p>0.485913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5173950195313">
                <text:p>0.42517395019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1.2720272064209">
                <text:p>1.2720272064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1302380561829">
                <text:p>1.1130238056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011395829916">
                <text:p>1.01139582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1.1599713511765">
                <text:p>1.159971351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2.02747493227944">
                <text:p>2.02747493227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2.01154056574451">
                <text:p>2.0115405657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77259799502644">
                <text:p>1.7725979950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5102324564814">
                <text:p>1.55102324564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5714533994212">
                <text:p>1.35714533994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81250217244936">
                <text:p>1.81250217244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83593940089319">
                <text:p>1.83593940089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73144697578154">
                <text:p>1.7314469757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1501610380885">
                <text:p>1.51501610380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57563909083274">
                <text:p>1.5756390908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87868420447865">
                <text:p>1.87868420447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39384867891882">
                <text:p>2.3938486789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.59461759405396">
                <text:p>3.59461759405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11.1452903947972">
                <text:p>11.1452903947972</text:p>
              </table:table-cell>
              <table:table-cell office:value-type="float" office:value="11.1452903947972">
                <text:p>11.1452903947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150">
                <text:p>150</text:p>
              </table:table-cell>
              <table:table-cell office:value-type="float" office:value="25.7521290954476">
                <text:p>25.7521290954476</text:p>
              </table:table-cell>
              <table:table-cell office:value-type="float" office:value="25.7521290954476">
                <text:p>25.7521290954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37.5331129585166">
                <text:p>37.5331129585166</text:p>
              </table:table-cell>
              <table:table-cell office:value-type="float" office:value="37.5331129585166">
                <text:p>37.5331129585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150">
                <text:p>150</text:p>
              </table:table-cell>
              <table:table-cell office:value-type="float" office:value="49.466473838702">
                <text:p>49.466473838702</text:p>
              </table:table-cell>
              <table:table-cell office:value-type="float" office:value="49.466473838702">
                <text:p>49.466473838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  <table:table-cell office:value-type="float" office:value="58.4081646088643">
                <text:p>58.4081646088643</text:p>
              </table:table-cell>
              <table:table-cell office:value-type="float" office:value="58.4081646088643">
                <text:p>58.40816460886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67.3571440327563">
                <text:p>67.3571440327563</text:p>
              </table:table-cell>
              <table:table-cell office:value-type="float" office:value="67.3571440327563">
                <text:p>67.3571440327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150">
                <text:p>150</text:p>
              </table:table-cell>
              <table:table-cell office:value-type="float" office:value="74.8125010286617">
                <text:p>74.8125010286617</text:p>
              </table:table-cell>
              <table:table-cell office:value-type="float" office:value="67.3571440327563">
                <text:p>67.3571440327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">
                <text:p>123</text:p>
              </table:table-cell>
              <table:table-cell office:value-type="float" office:value="150">
                <text:p>150</text:p>
              </table:table-cell>
              <table:table-cell office:value-type="float" office:value="80.835938400079">
                <text:p>80.835938400079</text:p>
              </table:table-cell>
              <table:table-cell office:value-type="float" office:value="80.835938400079">
                <text:p>80.835938400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">
                <text:p>122</text:p>
              </table:table-cell>
              <table:table-cell office:value-type="float" office:value="150">
                <text:p>150</text:p>
              </table:table-cell>
              <table:table-cell office:value-type="float" office:value="85.9814461000691">
                <text:p>85.9814461000691</text:p>
              </table:table-cell>
              <table:table-cell office:value-type="float" office:value="80.835938400079">
                <text:p>80.835938400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90.2337653375605">
                <text:p>90.2337653375605</text:p>
              </table:table-cell>
              <table:table-cell office:value-type="float" office:value="90.2337653375605">
                <text:p>90.2337653375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86.9545446703654">
                <text:p>86.9545446703654</text:p>
              </table:table-cell>
              <table:table-cell office:value-type="float" office:value="90.2337653375605">
                <text:p>90.23376533756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80.0852265865698">
                <text:p>80.0852265865698</text:p>
              </table:table-cell>
              <table:table-cell office:value-type="float" office:value="80.0852265865698">
                <text:p>80.0852265865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73.0745732632485">
                <text:p>73.0745732632485</text:p>
              </table:table-cell>
              <table:table-cell office:value-type="float" office:value="80.0852265865698">
                <text:p>80.0852265865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65.4402516053425">
                <text:p>65.4402516053425</text:p>
              </table:table-cell>
              <table:table-cell office:value-type="float" office:value="65.4402516053425">
                <text:p>65.44025160534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58.2602201546747">
                <text:p>58.2602201546747</text:p>
              </table:table-cell>
              <table:table-cell office:value-type="float" office:value="65.4402516053425">
                <text:p>65.4402516053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53.1026926353403">
                <text:p>53.1026926353403</text:p>
              </table:table-cell>
              <table:table-cell office:value-type="float" office:value="53.1026926353403">
                <text:p>53.1026926353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47.7148560559228">
                <text:p>47.7148560559228</text:p>
              </table:table-cell>
              <table:table-cell office:value-type="float" office:value="53.1026926353403">
                <text:p>53.10269263534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42.6254990489324">
                <text:p>42.6254990489324</text:p>
              </table:table-cell>
              <table:table-cell office:value-type="float" office:value="42.6254990489324">
                <text:p>42.6254990489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7.6723116678159">
                <text:p>37.6723116678159</text:p>
              </table:table-cell>
              <table:table-cell office:value-type="float" office:value="42.6254990489324">
                <text:p>42.6254990489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33.7132727093389">
                <text:p>33.7132727093389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9.9991136206715">
                <text:p>29.9991136206715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26.4992244180876">
                <text:p>26.4992244180876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23.1868213658266">
                <text:p>23.1868213658266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0.7884686950983">
                <text:p>20.7884686950983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8.439910108211">
                <text:p>18.439910108211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16.2599213446847">
                <text:p>16.2599213446847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4.6024311765991">
                <text:p>14.6024311765991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12.7771272795242">
                <text:p>12.7771272795242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1.4299863695837">
                <text:p>11.4299863695837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10.1262380733857">
                <text:p>10.1262380733857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">
                <text:p>0.7</text:p>
              </table:table-cell>
              <table:table-cell office:value-type="float" office:value="150">
                <text:p>150</text:p>
              </table:table-cell>
              <table:table-cell office:value-type="float" office:value="8.94795831421249">
                <text:p>8.94795831421249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">
                <text:p>0.8</text:p>
              </table:table-cell>
              <table:table-cell office:value-type="float" office:value="150">
                <text:p>150</text:p>
              </table:table-cell>
              <table:table-cell office:value-type="float" office:value="7.92946352493593">
                <text:p>7.92946352493593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6.98828058431894">
                <text:p>6.98828058431894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6.15224551127907">
                <text:p>6.15224551127907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5.40821482236919">
                <text:p>5.40821482236919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4.74468796957304">
                <text:p>4.74468796957304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5160197337641">
                <text:p>4.15160197337641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3265172670436">
                <text:p>3.63265172670436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7857026086631">
                <text:p>3.17857026086631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8124897825802">
                <text:p>2.78124897825802</text:p>
              </table:table-cell>
              <table:table-cell office:value-type="float" office:value="6.98828058431894">
                <text:p>6.98828058431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